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319in"/>
    </style:style>
    <style:style style:name="co2" style:family="table-column">
      <style:table-column-properties fo:break-before="auto" style:column-width="2.6591in"/>
    </style:style>
    <style:style style:name="co3" style:family="table-column">
      <style:table-column-properties fo:break-before="auto" style:column-width="1.6291in"/>
    </style:style>
    <style:style style:name="co4" style:family="table-column">
      <style:table-column-properties fo:break-before="auto" style:column-width="3.0689in"/>
    </style:style>
    <style:style style:name="co5" style:family="table-column">
      <style:table-column-properties fo:break-before="auto" style:column-width="0.6756in"/>
    </style:style>
    <style:style style:name="co6" style:family="table-column">
      <style:table-column-properties fo:break-before="auto" style:column-width="0.4429in"/>
    </style:style>
    <style:style style:name="co7" style:family="table-column">
      <style:table-column-properties fo:break-before="auto" style:column-width="1.2516in"/>
    </style:style>
    <style:style style:name="co8" style:family="table-column">
      <style:table-column-properties fo:break-before="auto" style:column-width="0.7201in"/>
    </style:style>
    <style:style style:name="co9" style:family="table-column">
      <style:table-column-properties fo:break-before="auto" style:column-width="0.672in"/>
    </style:style>
    <style:style style:name="ro1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 tableooo:tab-color="#ffffff"/>
    </style:style>
    <style:style style:name="ce1" style:family="table-cell" style:parent-style-name="Excel_20_Built-in_20_Normal" style:data-style-name="N116"/>
  </office:automatic-styles>
  <office:body>
    <office:spreadsheet>
      <table:table table:name="OR Tactical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office:value-type="string">
            <text:p>State</text:p>
          </table:table-cell>
          <table:table-cell office:value-type="string">
            <text:p>County</text:p>
          </table:table-cell>
          <table:table-cell office:value-type="string">
            <text:p>NSN</text:p>
          </table:table-cell>
          <table:table-cell office:value-type="string">
            <text:p>Item Name</text:p>
          </table:table-cell>
          <table:table-cell office:value-type="string">
            <text:p>Quantity</text:p>
          </table:table-cell>
          <table:table-cell office:value-type="string">
            <text:p>UI</text:p>
          </table:table-cell>
          <table:table-cell office:value-type="string">
            <text:p>Ship Date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BAKER</text:p>
          </table:table-cell>
          <table:table-cell office:value-type="string">
            <text:p>2355-01-553-4634</text:p>
          </table:table-cell>
          <table:table-cell office:value-type="string">
            <text:p>MINE RESISTANT VEHICL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9-10">
            <text:p>9/10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22">
            <text:p>5/22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22">
            <text:p>5/22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22">
            <text:p>5/22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22">
            <text:p>5/22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22">
            <text:p>5/22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22">
            <text:p>5/22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22">
            <text:p>5/22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22">
            <text:p>5/22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22">
            <text:p>5/22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22">
            <text:p>5/22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22">
            <text:p>5/22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22">
            <text:p>5/22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22">
            <text:p>5/22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22">
            <text:p>5/22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22">
            <text:p>5/22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22">
            <text:p>5/22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22">
            <text:p>5/22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22">
            <text:p>5/22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22">
            <text:p>5/22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22">
            <text:p>5/22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22">
            <text:p>5/22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22">
            <text:p>5/22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22">
            <text:p>5/22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22">
            <text:p>5/22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22">
            <text:p>5/22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22">
            <text:p>5/22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22">
            <text:p>5/22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22">
            <text:p>5/22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22">
            <text:p>5/22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22">
            <text:p>5/22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22">
            <text:p>5/22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9-08-24">
            <text:p>8/24/2009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9-08-24">
            <text:p>8/24/2009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9-08-24">
            <text:p>8/24/2009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9-08-24">
            <text:p>8/24/2009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9-08-24">
            <text:p>8/24/2009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9-08-24">
            <text:p>8/24/2009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9-08-24">
            <text:p>8/24/2009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9-08-24">
            <text:p>8/24/2009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9-08-24">
            <text:p>8/24/2009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9-08-24">
            <text:p>8/24/2009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726-5655</text:p>
          </table:table-cell>
          <table:table-cell office:value-type="string">
            <text:p>PISTOL,CALIBER .45,AUTOMATIC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3-20">
            <text:p>3/20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726-5655</text:p>
          </table:table-cell>
          <table:table-cell office:value-type="string">
            <text:p>PISTOL,CALIBER .45,AUTOMATIC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3-20">
            <text:p>3/20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726-5655</text:p>
          </table:table-cell>
          <table:table-cell office:value-type="string">
            <text:p>PISTOL,CALIBER .45,AUTOMATIC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3-20">
            <text:p>3/20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726-5655</text:p>
          </table:table-cell>
          <table:table-cell office:value-type="string">
            <text:p>PISTOL,CALIBER .45,AUTOMATIC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3-20">
            <text:p>3/20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726-5655</text:p>
          </table:table-cell>
          <table:table-cell office:value-type="string">
            <text:p>PISTOL,CALIBER .45,AUTOMATIC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3-20">
            <text:p>3/20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726-5655</text:p>
          </table:table-cell>
          <table:table-cell office:value-type="string">
            <text:p>PISTOL,CALIBER .45,AUTOMATIC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3-20">
            <text:p>3/20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726-5655</text:p>
          </table:table-cell>
          <table:table-cell office:value-type="string">
            <text:p>PISTOL,CALIBER .45,AUTOMATIC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3-20">
            <text:p>3/20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726-5655</text:p>
          </table:table-cell>
          <table:table-cell office:value-type="string">
            <text:p>PISTOL,CALIBER .45,AUTOMATIC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3-20">
            <text:p>3/20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726-5655</text:p>
          </table:table-cell>
          <table:table-cell office:value-type="string">
            <text:p>PISTOL,CALIBER .45,AUTOMATIC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3-20">
            <text:p>3/20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1005-00-726-5655</text:p>
          </table:table-cell>
          <table:table-cell office:value-type="string">
            <text:p>PISTOL,CALIBER .45,AUTOMATIC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3-20">
            <text:p>3/20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2320-01-074-7642</text:p>
          </table:table-cell>
          <table:table-cell office:value-type="string">
            <text:p>TRUCK,ARMO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0-10-04">
            <text:p>10/4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2355-01-553-4634</text:p>
          </table:table-cell>
          <table:table-cell office:value-type="string">
            <text:p>MINE RESISTANT VEHICL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9-12">
            <text:p>9/12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5855-01-475-7061</text:p>
          </table:table-cell>
          <table:table-cell office:value-type="string">
            <text:p>IMAGE INTENSIFIER,NIGHT VISION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4-15">
            <text:p>4/1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5855-01-475-7061</text:p>
          </table:table-cell>
          <table:table-cell office:value-type="string">
            <text:p>IMAGE INTENSIFIER,NIGHT VISION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4-15">
            <text:p>4/1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5855-01-475-7061</text:p>
          </table:table-cell>
          <table:table-cell office:value-type="string">
            <text:p>IMAGE INTENSIFIER,NIGHT VISION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4-15">
            <text:p>4/1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5855-01-475-7061</text:p>
          </table:table-cell>
          <table:table-cell office:value-type="string">
            <text:p>IMAGE INTENSIFIER,NIGHT VISION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4-15">
            <text:p>4/1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5855-01-475-7061</text:p>
          </table:table-cell>
          <table:table-cell office:value-type="string">
            <text:p>IMAGE INTENSIFIER,NIGHT VISION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4-15">
            <text:p>4/1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</text:p>
          </table:table-cell>
          <table:table-cell office:value-type="string">
            <text:p>5855-01-475-7061</text:p>
          </table:table-cell>
          <table:table-cell office:value-type="string">
            <text:p>IMAGE INTENSIFIER,NIGHT VISION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4-15">
            <text:p>4/1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TSOP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TSOP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TSOP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TSOP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TSOP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TSOP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TSOP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TSOP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TSOP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08">
            <text:p>5/8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TSOP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08">
            <text:p>5/8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TSOP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08">
            <text:p>5/8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TSOP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08">
            <text:p>5/8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TSOP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08">
            <text:p>5/8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TSOP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08">
            <text:p>5/8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TSOP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08">
            <text:p>5/8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TSOP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08">
            <text:p>5/8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TSOP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08">
            <text:p>5/8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TSOP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08">
            <text:p>5/8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TSOP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08">
            <text:p>5/8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TSOP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08">
            <text:p>5/8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TSOP</text:p>
          </table:table-cell>
          <table:table-cell office:value-type="string">
            <text:p>2320-01-107-7153</text:p>
          </table:table-cell>
          <table:table-cell office:value-type="string">
            <text:p>TRUCK,UTILITY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10">
            <text:p>5/10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LUMBIA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LUMBIA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LUMBIA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LUMBIA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LUMBIA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LUMBIA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LUMBIA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LUMBIA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LUMBIA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LUMBIA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LUMBIA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LUMBIA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LUMBIA</text:p>
          </table:table-cell>
          <table:table-cell office:value-type="string">
            <text:p>1005-00-856-6885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8-14">
            <text:p>8/14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LUMBIA</text:p>
          </table:table-cell>
          <table:table-cell office:value-type="string">
            <text:p>1005-00-856-6885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8-14">
            <text:p>8/14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LUMBIA</text:p>
          </table:table-cell>
          <table:table-cell office:value-type="string">
            <text:p>1005-00-856-6885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8-14">
            <text:p>8/14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LUMBIA</text:p>
          </table:table-cell>
          <table:table-cell office:value-type="string">
            <text:p>1005-00-856-6885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8-14">
            <text:p>8/14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LUMBIA</text:p>
          </table:table-cell>
          <table:table-cell office:value-type="string">
            <text:p>1005-00-856-6885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8-14">
            <text:p>8/14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LUMBIA</text:p>
          </table:table-cell>
          <table:table-cell office:value-type="string">
            <text:p>1005-00-856-6885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8-14">
            <text:p>8/14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LUMBIA</text:p>
          </table:table-cell>
          <table:table-cell office:value-type="string">
            <text:p>1005-00-856-6885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8-14">
            <text:p>8/14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LUMBIA</text:p>
          </table:table-cell>
          <table:table-cell office:value-type="string">
            <text:p>1005-00-856-6885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8-14">
            <text:p>8/14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LUMBIA</text:p>
          </table:table-cell>
          <table:table-cell office:value-type="string">
            <text:p>1005-00-856-6885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8-14">
            <text:p>8/14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LUMBIA</text:p>
          </table:table-cell>
          <table:table-cell office:value-type="string">
            <text:p>1005-00-856-6885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8-14">
            <text:p>8/14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LUMBIA</text:p>
          </table:table-cell>
          <table:table-cell office:value-type="string">
            <text:p>1005-00-856-6885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8-14">
            <text:p>8/14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LUMBIA</text:p>
          </table:table-cell>
          <table:table-cell office:value-type="string">
            <text:p>1005-00-856-6885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8-14">
            <text:p>8/14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LUMBIA</text:p>
          </table:table-cell>
          <table:table-cell office:value-type="string">
            <text:p>2320-01-107-7155</text:p>
          </table:table-cell>
          <table:table-cell office:value-type="string">
            <text:p>TRUCK,UTILITY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4-03">
            <text:p>4/3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O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O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O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O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O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O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O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O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O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O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O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O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O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O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O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O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OS</text:p>
          </table:table-cell>
          <table:table-cell office:value-type="string">
            <text:p>1005-00-856-6885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3-21">
            <text:p>3/21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OS</text:p>
          </table:table-cell>
          <table:table-cell office:value-type="string">
            <text:p>1005-00-856-6885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3-21">
            <text:p>3/21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OS</text:p>
          </table:table-cell>
          <table:table-cell office:value-type="string">
            <text:p>1005-00-856-6885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3-21">
            <text:p>3/21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OS</text:p>
          </table:table-cell>
          <table:table-cell office:value-type="string">
            <text:p>1005-00-856-6885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3-21">
            <text:p>3/21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OS</text:p>
          </table:table-cell>
          <table:table-cell office:value-type="string">
            <text:p>1005-00-856-6885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3-21">
            <text:p>3/21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OS</text:p>
          </table:table-cell>
          <table:table-cell office:value-type="string">
            <text:p>1005-00-856-6885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3-21">
            <text:p>3/21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URRY</text:p>
          </table:table-cell>
          <table:table-cell office:value-type="string">
            <text:p>2320-01-107-7155</text:p>
          </table:table-cell>
          <table:table-cell office:value-type="string">
            <text:p>TRUCK,UTILITY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7-20">
            <text:p>7/20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URRY</text:p>
          </table:table-cell>
          <table:table-cell office:value-type="string">
            <text:p>2320-01-371-9577</text:p>
          </table:table-cell>
          <table:table-cell office:value-type="string">
            <text:p>TRUCK,UTILITY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7-19">
            <text:p>7/19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ESCHUTE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ESCHUTE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ESCHUTE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ESCHUTE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ESCHUTE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ESCHUTE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ESCHUTE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ESCHUTE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ESCHUTE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ESCHUTE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ESCHUTE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ESCHUTE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ESCHUTE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ESCHUTE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ESCHUTE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ESCHUTE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ESCHUTE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ESCHUTE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ESCHUTE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ESCHUTE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ESCHUTE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ESCHUTE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ESCHUTE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0-07-07">
            <text:p>7/7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ESCHUTE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ESCHUTE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ESCHUTE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ESCHUTE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ESCHUTE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ESCHUTE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0-07-07">
            <text:p>7/7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ESCHUTE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ESCHUTE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0-07-07">
            <text:p>7/7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ESCHUTE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0-07-07">
            <text:p>7/7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ESCHUTES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ESCHUTES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ESCHUTES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ESCHUTES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8-04-03">
            <text:p>4/3/2008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ESCHUTES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8-04-03">
            <text:p>4/3/2008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ESCHUTES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0-07-07">
            <text:p>7/7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ESCHUTES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0-07-07">
            <text:p>7/7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ESCHUTES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3-07">
            <text:p>3/7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ESCHUTES</text:p>
          </table:table-cell>
          <table:table-cell office:value-type="string">
            <text:p>1010-00-691-1382</text:p>
          </table:table-cell>
          <table:table-cell office:value-type="string">
            <text:p>LAUNCHER,GRENAD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4-03-05T14:46:20.999997">
            <text:p>3/5/2014 14:46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ESCHUTES</text:p>
          </table:table-cell>
          <table:table-cell office:value-type="string">
            <text:p>1010-00-691-1382</text:p>
          </table:table-cell>
          <table:table-cell office:value-type="string">
            <text:p>LAUNCHER,GRENAD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7-01-04">
            <text:p>1/4/2007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ESCHUTES</text:p>
          </table:table-cell>
          <table:table-cell office:value-type="string">
            <text:p>1010-00-691-1382</text:p>
          </table:table-cell>
          <table:table-cell office:value-type="string">
            <text:p>LAUNCHER,GRENAD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7-01-04">
            <text:p>1/4/2007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ESCHUTES</text:p>
          </table:table-cell>
          <table:table-cell office:value-type="string">
            <text:p>1010-00-691-1382</text:p>
          </table:table-cell>
          <table:table-cell office:value-type="string">
            <text:p>LAUNCHER,GRENAD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7-01-04">
            <text:p>1/4/2007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ESCHUTES</text:p>
          </table:table-cell>
          <table:table-cell office:value-type="string">
            <text:p>1240-01-149-8302</text:p>
          </table:table-cell>
          <table:table-cell office:value-type="string">
            <text:p>LASER RANGE FINDER</text:p>
          </table:table-cell>
          <table:table-cell office:value-type="float" office:value="5">
            <text:p>5</text:p>
          </table:table-cell>
          <table:table-cell office:value-type="string">
            <text:p>Each</text:p>
          </table:table-cell>
          <table:table-cell table:style-name="ce1" office:value-type="date" office:date-value="2012-06-16">
            <text:p>6/16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ESCHUTES</text:p>
          </table:table-cell>
          <table:table-cell office:value-type="string">
            <text:p>1240-01-411-1265</text:p>
          </table:table-cell>
          <table:table-cell office:value-type="string">
            <text:p>SIGHT,REFLEX</text:p>
          </table:table-cell>
          <table:table-cell office:value-type="float" office:value="28">
            <text:p>28</text:p>
          </table:table-cell>
          <table:table-cell office:value-type="string">
            <text:p>Each</text:p>
          </table:table-cell>
          <table:table-cell table:style-name="ce1" office:value-type="date" office:date-value="2012-05-02">
            <text:p>5/2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ESCHUTES</text:p>
          </table:table-cell>
          <table:table-cell office:value-type="string">
            <text:p>2355-DS-COM-BTV2</text:p>
          </table:table-cell>
          <table:table-cell office:value-type="string">
            <text:p>ONLY COMPLETE COMBAT/ASSAULT/TACTICAL WHEELED VEHICLES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2-28">
            <text:p>2/28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OUGLA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OUGLA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OUGLA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OUGLA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OUGLA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OUGLA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OUGLA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OUGLA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OUGLA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OUGLA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OUGLA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OUGLA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OUGLA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OUGLA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OUGLA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OUGLA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OUGLA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OUGLA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OUGLA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OUGLA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OUGLA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OUGLAS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OUGLAS</text:p>
          </table:table-cell>
          <table:table-cell office:value-type="string">
            <text:p>1005-00-856-6885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4-16">
            <text:p>4/16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OUGLAS</text:p>
          </table:table-cell>
          <table:table-cell office:value-type="string">
            <text:p>2355-01-562-6146</text:p>
          </table:table-cell>
          <table:table-cell office:value-type="string">
            <text:p>MINE RESISTANT VEHICL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4-03-28">
            <text:p>3/28/2014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GILLIAM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8-04-03">
            <text:p>4/3/2008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GRANT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ACKSON</text:p>
          </table:table-cell>
          <table:table-cell office:value-type="string">
            <text:p>2320-01-074-7642</text:p>
          </table:table-cell>
          <table:table-cell office:value-type="string">
            <text:p>TRUCK,ARMO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0-04-24">
            <text:p>4/24/200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OSEPHINE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4-20">
            <text:p>4/20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OSEPHINE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4-20">
            <text:p>4/20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OSEPHINE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4-20">
            <text:p>4/20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OSEPHINE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4-20">
            <text:p>4/20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OSEPHINE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4-20">
            <text:p>4/20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OSEPHINE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4-20">
            <text:p>4/20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OSEPHINE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4-20">
            <text:p>4/20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OSEPHINE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4-20">
            <text:p>4/20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OSEPHINE</text:p>
          </table:table-cell>
          <table:table-cell office:value-type="string">
            <text:p>2320-01-107-7155</text:p>
          </table:table-cell>
          <table:table-cell office:value-type="string">
            <text:p>TRUCK,UTILITY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3-16">
            <text:p>3/16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OSEPHINE</text:p>
          </table:table-cell>
          <table:table-cell office:value-type="string">
            <text:p>2320-01-107-7155</text:p>
          </table:table-cell>
          <table:table-cell office:value-type="string">
            <text:p>TRUCK,UTILITY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3-16">
            <text:p>3/16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OSEPHINE</text:p>
          </table:table-cell>
          <table:table-cell office:value-type="string">
            <text:p>2320-01-146-7193</text:p>
          </table:table-cell>
          <table:table-cell office:value-type="string">
            <text:p>TRUCK,UTILITY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3-16">
            <text:p>3/16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OSEPHINE</text:p>
          </table:table-cell>
          <table:table-cell office:value-type="string">
            <text:p>2355-01-590-1660</text:p>
          </table:table-cell>
          <table:table-cell office:value-type="string">
            <text:p>MINE RESISTANT VEHICL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4-04-14">
            <text:p>4/14/2014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OSEPHINE</text:p>
          </table:table-cell>
          <table:table-cell office:value-type="string">
            <text:p>5855-01-475-7061</text:p>
          </table:table-cell>
          <table:table-cell office:value-type="string">
            <text:p>IMAGE INTENSIFIER,NIGHT VISION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4-15">
            <text:p>4/1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OSEPHINE</text:p>
          </table:table-cell>
          <table:table-cell office:value-type="string">
            <text:p>5855-01-475-7061</text:p>
          </table:table-cell>
          <table:table-cell office:value-type="string">
            <text:p>IMAGE INTENSIFIER,NIGHT VISION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4-15">
            <text:p>4/1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OSEPHINE</text:p>
          </table:table-cell>
          <table:table-cell office:value-type="string">
            <text:p>5855-01-475-7061</text:p>
          </table:table-cell>
          <table:table-cell office:value-type="string">
            <text:p>IMAGE INTENSIFIER,NIGHT VISION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4-15">
            <text:p>4/1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OSEPHINE</text:p>
          </table:table-cell>
          <table:table-cell office:value-type="string">
            <text:p>5855-01-475-7061</text:p>
          </table:table-cell>
          <table:table-cell office:value-type="string">
            <text:p>IMAGE INTENSIFIER,NIGHT VISION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4-15">
            <text:p>4/1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OSEPHINE</text:p>
          </table:table-cell>
          <table:table-cell office:value-type="string">
            <text:p>5855-01-475-7061</text:p>
          </table:table-cell>
          <table:table-cell office:value-type="string">
            <text:p>IMAGE INTENSIFIER,NIGHT VISION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4-15">
            <text:p>4/1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OSEPHINE</text:p>
          </table:table-cell>
          <table:table-cell office:value-type="string">
            <text:p>5855-01-475-7061</text:p>
          </table:table-cell>
          <table:table-cell office:value-type="string">
            <text:p>IMAGE INTENSIFIER,NIGHT VISION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4-15">
            <text:p>4/1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OSEPHINE</text:p>
          </table:table-cell>
          <table:table-cell office:value-type="string">
            <text:p>5855-01-475-7061</text:p>
          </table:table-cell>
          <table:table-cell office:value-type="string">
            <text:p>IMAGE INTENSIFIER,NIGHT VISION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4-15">
            <text:p>4/1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OSEPHINE</text:p>
          </table:table-cell>
          <table:table-cell office:value-type="string">
            <text:p>5855-01-475-7061</text:p>
          </table:table-cell>
          <table:table-cell office:value-type="string">
            <text:p>IMAGE INTENSIFIER,NIGHT VISION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4-15">
            <text:p>4/1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OSEPHINE</text:p>
          </table:table-cell>
          <table:table-cell office:value-type="string">
            <text:p>5855-01-475-7061</text:p>
          </table:table-cell>
          <table:table-cell office:value-type="string">
            <text:p>IMAGE INTENSIFIER,NIGHT VISION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4-15">
            <text:p>4/1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OSEPHINE</text:p>
          </table:table-cell>
          <table:table-cell office:value-type="string">
            <text:p>5855-01-475-7061</text:p>
          </table:table-cell>
          <table:table-cell office:value-type="string">
            <text:p>IMAGE INTENSIFIER,NIGHT VISION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4-15">
            <text:p>4/1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OSEPHINE</text:p>
          </table:table-cell>
          <table:table-cell office:value-type="string">
            <text:p>5855-01-475-7061</text:p>
          </table:table-cell>
          <table:table-cell office:value-type="string">
            <text:p>IMAGE INTENSIFIER,NIGHT VISION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4-15">
            <text:p>4/1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OSEPHINE</text:p>
          </table:table-cell>
          <table:table-cell office:value-type="string">
            <text:p>5855-01-475-7061</text:p>
          </table:table-cell>
          <table:table-cell office:value-type="string">
            <text:p>IMAGE INTENSIFIER,NIGHT VISION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4-15">
            <text:p>4/1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OSEPHINE</text:p>
          </table:table-cell>
          <table:table-cell office:value-type="string">
            <text:p>5855-01-475-7061</text:p>
          </table:table-cell>
          <table:table-cell office:value-type="string">
            <text:p>IMAGE INTENSIFIER,NIGHT VISION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4-15">
            <text:p>4/1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OSEPHINE</text:p>
          </table:table-cell>
          <table:table-cell office:value-type="string">
            <text:p>5855-01-475-7061</text:p>
          </table:table-cell>
          <table:table-cell office:value-type="string">
            <text:p>IMAGE INTENSIFIER,NIGHT VISION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4-15">
            <text:p>4/1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OSEPHINE</text:p>
          </table:table-cell>
          <table:table-cell office:value-type="string">
            <text:p>5855-01-475-7061</text:p>
          </table:table-cell>
          <table:table-cell office:value-type="string">
            <text:p>IMAGE INTENSIFIER,NIGHT VISION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4-15">
            <text:p>4/1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OSEPHINE</text:p>
          </table:table-cell>
          <table:table-cell office:value-type="string">
            <text:p>5855-01-475-7061</text:p>
          </table:table-cell>
          <table:table-cell office:value-type="string">
            <text:p>IMAGE INTENSIFIER,NIGHT VISION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4-15">
            <text:p>4/1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OSEPHINE</text:p>
          </table:table-cell>
          <table:table-cell office:value-type="string">
            <text:p>5855-01-475-7061</text:p>
          </table:table-cell>
          <table:table-cell office:value-type="string">
            <text:p>IMAGE INTENSIFIER,NIGHT VISION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4-15">
            <text:p>4/1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OSEPHINE</text:p>
          </table:table-cell>
          <table:table-cell office:value-type="string">
            <text:p>5855-01-475-7061</text:p>
          </table:table-cell>
          <table:table-cell office:value-type="string">
            <text:p>IMAGE INTENSIFIER,NIGHT VISION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4-15">
            <text:p>4/1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OSEPHINE</text:p>
          </table:table-cell>
          <table:table-cell office:value-type="string">
            <text:p>5855-01-475-7061</text:p>
          </table:table-cell>
          <table:table-cell office:value-type="string">
            <text:p>IMAGE INTENSIFIER,NIGHT VISION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4-15">
            <text:p>4/1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OSEPHINE</text:p>
          </table:table-cell>
          <table:table-cell office:value-type="string">
            <text:p>5855-01-475-7061</text:p>
          </table:table-cell>
          <table:table-cell office:value-type="string">
            <text:p>IMAGE INTENSIFIER,NIGHT VISION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4-15">
            <text:p>4/1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OSEPHINE</text:p>
          </table:table-cell>
          <table:table-cell office:value-type="string">
            <text:p>5855-01-475-7061</text:p>
          </table:table-cell>
          <table:table-cell office:value-type="string">
            <text:p>IMAGE INTENSIFIER,NIGHT VISION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4-15">
            <text:p>4/1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OSEPHINE</text:p>
          </table:table-cell>
          <table:table-cell office:value-type="string">
            <text:p>5855-01-475-7061</text:p>
          </table:table-cell>
          <table:table-cell office:value-type="string">
            <text:p>IMAGE INTENSIFIER,NIGHT VISION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4-15">
            <text:p>4/1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OSEPHINE</text:p>
          </table:table-cell>
          <table:table-cell office:value-type="string">
            <text:p>5855-01-475-7061</text:p>
          </table:table-cell>
          <table:table-cell office:value-type="string">
            <text:p>IMAGE INTENSIFIER,NIGHT VISION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4-15">
            <text:p>4/1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OSEPHINE</text:p>
          </table:table-cell>
          <table:table-cell office:value-type="string">
            <text:p>5855-01-475-7061</text:p>
          </table:table-cell>
          <table:table-cell office:value-type="string">
            <text:p>IMAGE INTENSIFIER,NIGHT VISION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4-15">
            <text:p>4/1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OSEPHINE</text:p>
          </table:table-cell>
          <table:table-cell office:value-type="string">
            <text:p>5855-01-475-7061</text:p>
          </table:table-cell>
          <table:table-cell office:value-type="string">
            <text:p>IMAGE INTENSIFIER,NIGHT VISION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4-15">
            <text:p>4/1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OSEPHINE</text:p>
          </table:table-cell>
          <table:table-cell office:value-type="string">
            <text:p>5855-01-475-7061</text:p>
          </table:table-cell>
          <table:table-cell office:value-type="string">
            <text:p>IMAGE INTENSIFIER,NIGHT VISION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4-15">
            <text:p>4/1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OSEPHINE</text:p>
          </table:table-cell>
          <table:table-cell office:value-type="string">
            <text:p>5855-01-475-7061</text:p>
          </table:table-cell>
          <table:table-cell office:value-type="string">
            <text:p>IMAGE INTENSIFIER,NIGHT VISION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4-15">
            <text:p>4/1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OSEPHINE</text:p>
          </table:table-cell>
          <table:table-cell office:value-type="string">
            <text:p>5855-01-475-7061</text:p>
          </table:table-cell>
          <table:table-cell office:value-type="string">
            <text:p>IMAGE INTENSIFIER,NIGHT VISION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4-15">
            <text:p>4/1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OSEPHINE</text:p>
          </table:table-cell>
          <table:table-cell office:value-type="string">
            <text:p>5855-01-475-7061</text:p>
          </table:table-cell>
          <table:table-cell office:value-type="string">
            <text:p>IMAGE INTENSIFIER,NIGHT VISION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4-15">
            <text:p>4/1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OSEPHINE</text:p>
          </table:table-cell>
          <table:table-cell office:value-type="string">
            <text:p>5855-01-475-7061</text:p>
          </table:table-cell>
          <table:table-cell office:value-type="string">
            <text:p>IMAGE INTENSIFIER,NIGHT VISION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4-15">
            <text:p>4/1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OSEPHINE</text:p>
          </table:table-cell>
          <table:table-cell office:value-type="string">
            <text:p>5855-01-475-7061</text:p>
          </table:table-cell>
          <table:table-cell office:value-type="string">
            <text:p>IMAGE INTENSIFIER,NIGHT VISION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4-15">
            <text:p>4/1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OSEPHINE</text:p>
          </table:table-cell>
          <table:table-cell office:value-type="string">
            <text:p>5855-01-475-7061</text:p>
          </table:table-cell>
          <table:table-cell office:value-type="string">
            <text:p>IMAGE INTENSIFIER,NIGHT VISION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4-15">
            <text:p>4/1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OSEPHINE</text:p>
          </table:table-cell>
          <table:table-cell office:value-type="string">
            <text:p>5855-01-475-7061</text:p>
          </table:table-cell>
          <table:table-cell office:value-type="string">
            <text:p>IMAGE INTENSIFIER,NIGHT VISION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4-15">
            <text:p>4/1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OSEPHINE</text:p>
          </table:table-cell>
          <table:table-cell office:value-type="string">
            <text:p>5855-01-475-7061</text:p>
          </table:table-cell>
          <table:table-cell office:value-type="string">
            <text:p>IMAGE INTENSIFIER,NIGHT VISION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4-15">
            <text:p>4/1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OSEPHINE</text:p>
          </table:table-cell>
          <table:table-cell office:value-type="string">
            <text:p>5855-01-475-7061</text:p>
          </table:table-cell>
          <table:table-cell office:value-type="string">
            <text:p>IMAGE INTENSIFIER,NIGHT VISION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4-15">
            <text:p>4/1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OSEPHINE</text:p>
          </table:table-cell>
          <table:table-cell office:value-type="string">
            <text:p>5855-01-475-7061</text:p>
          </table:table-cell>
          <table:table-cell office:value-type="string">
            <text:p>IMAGE INTENSIFIER,NIGHT VISION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4-15">
            <text:p>4/1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OSEPHINE</text:p>
          </table:table-cell>
          <table:table-cell office:value-type="string">
            <text:p>5855-01-475-7061</text:p>
          </table:table-cell>
          <table:table-cell office:value-type="string">
            <text:p>IMAGE INTENSIFIER,NIGHT VISION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4-15">
            <text:p>4/1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OSEPHINE</text:p>
          </table:table-cell>
          <table:table-cell office:value-type="string">
            <text:p>5855-01-475-7061</text:p>
          </table:table-cell>
          <table:table-cell office:value-type="string">
            <text:p>IMAGE INTENSIFIER,NIGHT VISION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4-15">
            <text:p>4/1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OSEPHINE</text:p>
          </table:table-cell>
          <table:table-cell office:value-type="string">
            <text:p>5855-01-475-7061</text:p>
          </table:table-cell>
          <table:table-cell office:value-type="string">
            <text:p>IMAGE INTENSIFIER,NIGHT VISION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4-15">
            <text:p>4/1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OSEPHINE</text:p>
          </table:table-cell>
          <table:table-cell office:value-type="string">
            <text:p>5855-01-475-7061</text:p>
          </table:table-cell>
          <table:table-cell office:value-type="string">
            <text:p>IMAGE INTENSIFIER,NIGHT VISION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4-15">
            <text:p>4/1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5-03">
            <text:p>5/3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1010-00-691-1382</text:p>
          </table:table-cell>
          <table:table-cell office:value-type="string">
            <text:p>LAUNCHER,GRENAD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7-01-04">
            <text:p>1/4/2007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1010-00-691-1382</text:p>
          </table:table-cell>
          <table:table-cell office:value-type="string">
            <text:p>LAUNCHER,GRENAD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7-01-04">
            <text:p>1/4/2007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1010-00-691-1382</text:p>
          </table:table-cell>
          <table:table-cell office:value-type="string">
            <text:p>LAUNCHER,GRENAD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7-01-04">
            <text:p>1/4/2007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1240-01-411-1265</text:p>
          </table:table-cell>
          <table:table-cell office:value-type="string">
            <text:p>SIGHT,REFLEX</text:p>
          </table:table-cell>
          <table:table-cell office:value-type="float" office:value="10">
            <text:p>10</text:p>
          </table:table-cell>
          <table:table-cell office:value-type="string">
            <text:p>Each</text:p>
          </table:table-cell>
          <table:table-cell table:style-name="ce1" office:value-type="date" office:date-value="2012-06-28">
            <text:p>6/28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1240-01-411-1265</text:p>
          </table:table-cell>
          <table:table-cell office:value-type="string">
            <text:p>SIGHT,REFLEX</text:p>
          </table:table-cell>
          <table:table-cell office:value-type="float" office:value="35">
            <text:p>35</text:p>
          </table:table-cell>
          <table:table-cell office:value-type="string">
            <text:p>Each</text:p>
          </table:table-cell>
          <table:table-cell table:style-name="ce1" office:value-type="date" office:date-value="2011-03-14">
            <text:p>3/14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1240-01-475-1986</text:p>
          </table:table-cell>
          <table:table-cell office:value-type="string">
            <text:p>SIGHTUNIT</text:p>
          </table:table-cell>
          <table:table-cell office:value-type="float" office:value="6">
            <text:p>6</text:p>
          </table:table-cell>
          <table:table-cell office:value-type="string">
            <text:p>Each</text:p>
          </table:table-cell>
          <table:table-cell table:style-name="ce1" office:value-type="date" office:date-value="2013-07-01">
            <text:p>7/1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1385-01-574-4707</text:p>
          </table:table-cell>
          <table:table-cell office:value-type="string">
            <text:p>ROBOT,EXPLOSIVE ORDNANCE DISPOSAL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7-31">
            <text:p>7/31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2320-01-107-7155</text:p>
          </table:table-cell>
          <table:table-cell office:value-type="string">
            <text:p>TRUCK,UTILITY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1-30">
            <text:p>1/30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2320-01-107-7155</text:p>
          </table:table-cell>
          <table:table-cell office:value-type="string">
            <text:p>TRUCK,UTILITY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1-30">
            <text:p>1/30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2320-01-107-7155</text:p>
          </table:table-cell>
          <table:table-cell office:value-type="string">
            <text:p>TRUCK,UTILITY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8-08">
            <text:p>8/8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2320-01-107-7155</text:p>
          </table:table-cell>
          <table:table-cell office:value-type="string">
            <text:p>TRUCK,UTILITY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8-08">
            <text:p>8/8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2355-01-590-1660</text:p>
          </table:table-cell>
          <table:table-cell office:value-type="string">
            <text:p>MINE RESISTANT VEHICL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4-05-19">
            <text:p>5/19/2014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00-629-5334</text:p>
          </table:table-cell>
          <table:table-cell office:value-type="string">
            <text:p>NIGHT VISION SIGHT INDIVIDUAL SERVED WEAPONS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6-26">
            <text:p>6/26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00-629-5334</text:p>
          </table:table-cell>
          <table:table-cell office:value-type="string">
            <text:p>NIGHT VISION SIGHT INDIVIDUAL SERVED WEAPONS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6-26">
            <text:p>6/26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00-629-5334</text:p>
          </table:table-cell>
          <table:table-cell office:value-type="string">
            <text:p>NIGHT VISION SIGHT INDIVIDUAL SERVED WEAPONS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6-26">
            <text:p>6/26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00-629-5334</text:p>
          </table:table-cell>
          <table:table-cell office:value-type="string">
            <text:p>NIGHT VISION SIGHT INDIVIDUAL SERVED WEAPONS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6-26">
            <text:p>6/26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00-629-5334</text:p>
          </table:table-cell>
          <table:table-cell office:value-type="string">
            <text:p>NIGHT VISION SIGHT INDIVIDUAL SERVED WEAPONS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6-26">
            <text:p>6/26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00-629-5334</text:p>
          </table:table-cell>
          <table:table-cell office:value-type="string">
            <text:p>NIGHT VISION SIGHT INDIVIDUAL SERVED WEAPONS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6-26">
            <text:p>6/26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00-629-5334</text:p>
          </table:table-cell>
          <table:table-cell office:value-type="string">
            <text:p>NIGHT VISION SIGHT INDIVIDUAL SERVED WEAPONS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6-26">
            <text:p>6/26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00-629-5334</text:p>
          </table:table-cell>
          <table:table-cell office:value-type="string">
            <text:p>NIGHT VISION SIGHT INDIVIDUAL SERVED WEAPONS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6-26">
            <text:p>6/26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00-629-5334</text:p>
          </table:table-cell>
          <table:table-cell office:value-type="string">
            <text:p>NIGHT VISION SIGHT INDIVIDUAL SERVED WEAPONS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6-26">
            <text:p>6/26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00-629-5334</text:p>
          </table:table-cell>
          <table:table-cell office:value-type="string">
            <text:p>NIGHT VISION SIGHT INDIVIDUAL SERVED WEAPONS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6-26">
            <text:p>6/26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00-629-5334</text:p>
          </table:table-cell>
          <table:table-cell office:value-type="string">
            <text:p>NIGHT VISION SIGHT INDIVIDUAL SERVED WEAPONS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6-26">
            <text:p>6/26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00-629-5334</text:p>
          </table:table-cell>
          <table:table-cell office:value-type="string">
            <text:p>NIGHT VISION SIGHT INDIVIDUAL SERVED WEAPONS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6-26">
            <text:p>6/26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00-629-5334</text:p>
          </table:table-cell>
          <table:table-cell office:value-type="string">
            <text:p>NIGHT VISION SIGHT INDIVIDUAL SERVED WEAPONS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6-26">
            <text:p>6/26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00-629-5334</text:p>
          </table:table-cell>
          <table:table-cell office:value-type="string">
            <text:p>NIGHT VISION SIGHT INDIVIDUAL SERVED WEAPONS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6-26">
            <text:p>6/26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01-228-0937</text:p>
          </table:table-cell>
          <table:table-cell office:value-type="string">
            <text:p>NIGHT VISION GOGGL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7-30">
            <text:p>7/30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01-228-0937</text:p>
          </table:table-cell>
          <table:table-cell office:value-type="string">
            <text:p>NIGHT VISION GOGGL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7-30">
            <text:p>7/30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01-228-0937</text:p>
          </table:table-cell>
          <table:table-cell office:value-type="string">
            <text:p>NIGHT VISION GOGGL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7-30">
            <text:p>7/30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01-228-0937</text:p>
          </table:table-cell>
          <table:table-cell office:value-type="string">
            <text:p>NIGHT VISION GOGGL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7-30">
            <text:p>7/30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01-228-0937</text:p>
          </table:table-cell>
          <table:table-cell office:value-type="string">
            <text:p>NIGHT VISION GOGGL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7-30">
            <text:p>7/30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01-228-0937</text:p>
          </table:table-cell>
          <table:table-cell office:value-type="string">
            <text:p>NIGHT VISION GOGGL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7-30">
            <text:p>7/30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01-228-0937</text:p>
          </table:table-cell>
          <table:table-cell office:value-type="string">
            <text:p>NIGHT VISION GOGGL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7-30">
            <text:p>7/30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01-228-0937</text:p>
          </table:table-cell>
          <table:table-cell office:value-type="string">
            <text:p>NIGHT VISION GOGGL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7-30">
            <text:p>7/30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01-228-0937</text:p>
          </table:table-cell>
          <table:table-cell office:value-type="string">
            <text:p>NIGHT VISION GOGGL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7-30">
            <text:p>7/30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01-228-0937</text:p>
          </table:table-cell>
          <table:table-cell office:value-type="string">
            <text:p>NIGHT VISION GOGGL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7-30">
            <text:p>7/30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01-228-0937</text:p>
          </table:table-cell>
          <table:table-cell office:value-type="string">
            <text:p>NIGHT VISION GOGGL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7-30">
            <text:p>7/30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01-228-0937</text:p>
          </table:table-cell>
          <table:table-cell office:value-type="string">
            <text:p>NIGHT VISION GOGGL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7-30">
            <text:p>7/30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01-228-0937</text:p>
          </table:table-cell>
          <table:table-cell office:value-type="string">
            <text:p>NIGHT VISION GOGGL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7-30">
            <text:p>7/30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01-228-0937</text:p>
          </table:table-cell>
          <table:table-cell office:value-type="string">
            <text:p>NIGHT VISION GOGGL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7-30">
            <text:p>7/30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01-228-0937</text:p>
          </table:table-cell>
          <table:table-cell office:value-type="string">
            <text:p>NIGHT VISION GOGGL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7-30">
            <text:p>7/30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01-228-0937</text:p>
          </table:table-cell>
          <table:table-cell office:value-type="string">
            <text:p>NIGHT VISION GOGGL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7-30">
            <text:p>7/30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01-228-0937</text:p>
          </table:table-cell>
          <table:table-cell office:value-type="string">
            <text:p>NIGHT VISION GOGGL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7-30">
            <text:p>7/30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01-228-0937</text:p>
          </table:table-cell>
          <table:table-cell office:value-type="string">
            <text:p>NIGHT VISION GOGGL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7-30">
            <text:p>7/30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01-422-8777</text:p>
          </table:table-cell>
          <table:table-cell office:value-type="string">
            <text:p>NIGHT VISION SIGHT,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9-05">
            <text:p>9/5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01-423-0817</text:p>
          </table:table-cell>
          <table:table-cell office:value-type="string">
            <text:p>MAGNIFIER LENS ASSE</text:p>
          </table:table-cell>
          <table:table-cell office:value-type="float" office:value="20">
            <text:p>20</text:p>
          </table:table-cell>
          <table:table-cell office:value-type="string">
            <text:p>Each</text:p>
          </table:table-cell>
          <table:table-cell table:style-name="ce1" office:value-type="date" office:date-value="2014-03-27">
            <text:p>3/27/2014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01-438-4588</text:p>
          </table:table-cell>
          <table:table-cell office:value-type="string">
            <text:p>TRANSMITTER,INFRARED</text:p>
          </table:table-cell>
          <table:table-cell office:value-type="float" office:value="50">
            <text:p>50</text:p>
          </table:table-cell>
          <table:table-cell office:value-type="string">
            <text:p>Each</text:p>
          </table:table-cell>
          <table:table-cell table:style-name="ce1" office:value-type="date" office:date-value="2013-07-10">
            <text:p>7/10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01-438-4588</text:p>
          </table:table-cell>
          <table:table-cell office:value-type="string">
            <text:p>TRANSMITTER,INFRARED</text:p>
          </table:table-cell>
          <table:table-cell office:value-type="float" office:value="5">
            <text:p>5</text:p>
          </table:table-cell>
          <table:table-cell office:value-type="string">
            <text:p>Each</text:p>
          </table:table-cell>
          <table:table-cell table:style-name="ce1" office:value-type="date" office:date-value="2013-06-27">
            <text:p>6/27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01-465-2168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5-28">
            <text:p>5/28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01-490-0745</text:p>
          </table:table-cell>
          <table:table-cell office:value-type="string">
            <text:p>RECEIVER,INFRARED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table:style-name="ce1" office:value-type="date" office:date-value="2014-03-29">
            <text:p>3/29/2014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DS-IMI-NTEN</text:p>
          </table:table-cell>
          <table:table-cell office:value-type="string">
            <text:p>IMAGE INTENSIFI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8-21">
            <text:p>8/21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DS-IMI-NTEN</text:p>
          </table:table-cell>
          <table:table-cell office:value-type="string">
            <text:p>IMAGE INTENSIFI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8-21">
            <text:p>8/21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DS-IMI-NTEN</text:p>
          </table:table-cell>
          <table:table-cell office:value-type="string">
            <text:p>IMAGE INTENSIFI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8-21">
            <text:p>8/21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DS-IMI-NTEN</text:p>
          </table:table-cell>
          <table:table-cell office:value-type="string">
            <text:p>IMAGE INTENSIFI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8-21">
            <text:p>8/21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DS-IMI-NTEN</text:p>
          </table:table-cell>
          <table:table-cell office:value-type="string">
            <text:p>IMAGE INTENSIFI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8-21">
            <text:p>8/21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DS-IMI-NTEN</text:p>
          </table:table-cell>
          <table:table-cell office:value-type="string">
            <text:p>IMAGE INTENSIFI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8-21">
            <text:p>8/21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DS-IMI-NTEN</text:p>
          </table:table-cell>
          <table:table-cell office:value-type="string">
            <text:p>IMAGE INTENSIFI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8-21">
            <text:p>8/21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DS-IMI-NTEN</text:p>
          </table:table-cell>
          <table:table-cell office:value-type="string">
            <text:p>IMAGE INTENSIFI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8-21">
            <text:p>8/21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DS-IMI-NTEN</text:p>
          </table:table-cell>
          <table:table-cell office:value-type="string">
            <text:p>IMAGE INTENSIFI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8-21">
            <text:p>8/21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DS-IMI-NTEN</text:p>
          </table:table-cell>
          <table:table-cell office:value-type="string">
            <text:p>IMAGE INTENSIFI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8-21">
            <text:p>8/21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DS-IMI-NTEN</text:p>
          </table:table-cell>
          <table:table-cell office:value-type="string">
            <text:p>IMAGE INTENSIFI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8-21">
            <text:p>8/21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DS-IMI-NTEN</text:p>
          </table:table-cell>
          <table:table-cell office:value-type="string">
            <text:p>IMAGE INTENSIFI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8-21">
            <text:p>8/21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DS-IMI-NTEN</text:p>
          </table:table-cell>
          <table:table-cell office:value-type="string">
            <text:p>IMAGE INTENSIFI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8-21">
            <text:p>8/21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DS-IMI-NTEN</text:p>
          </table:table-cell>
          <table:table-cell office:value-type="string">
            <text:p>IMAGE INTENSIFI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8-21">
            <text:p>8/21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DS-IMI-NTEN</text:p>
          </table:table-cell>
          <table:table-cell office:value-type="string">
            <text:p>IMAGE INTENSIFI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8-21">
            <text:p>8/21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DS-IMI-NTEN</text:p>
          </table:table-cell>
          <table:table-cell office:value-type="string">
            <text:p>IMAGE INTENSIFI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8-21">
            <text:p>8/21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DS-IMI-NTEN</text:p>
          </table:table-cell>
          <table:table-cell office:value-type="string">
            <text:p>IMAGE INTENSIFI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8-21">
            <text:p>8/21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DS-IMI-NTEN</text:p>
          </table:table-cell>
          <table:table-cell office:value-type="string">
            <text:p>IMAGE INTENSIFI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8-21">
            <text:p>8/21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DS-IMI-NTEN</text:p>
          </table:table-cell>
          <table:table-cell office:value-type="string">
            <text:p>IMAGE INTENSIFI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8-21">
            <text:p>8/21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DS-IMI-NTEN</text:p>
          </table:table-cell>
          <table:table-cell office:value-type="string">
            <text:p>IMAGE INTENSIFI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8-21">
            <text:p>8/21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DS-IMI-NTEN</text:p>
          </table:table-cell>
          <table:table-cell office:value-type="string">
            <text:p>IMAGE INTENSIFI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8-21">
            <text:p>8/21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DS-IMI-NTEN</text:p>
          </table:table-cell>
          <table:table-cell office:value-type="string">
            <text:p>IMAGE INTENSIFI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8-21">
            <text:p>8/21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DS-IMI-NTEN</text:p>
          </table:table-cell>
          <table:table-cell office:value-type="string">
            <text:p>IMAGE INTENSIFI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8-21">
            <text:p>8/21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DS-IMI-NTEN</text:p>
          </table:table-cell>
          <table:table-cell office:value-type="string">
            <text:p>IMAGE INTENSIFI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8-21">
            <text:p>8/21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DS-IMI-NTEN</text:p>
          </table:table-cell>
          <table:table-cell office:value-type="string">
            <text:p>IMAGE INTENSIFI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8-21">
            <text:p>8/21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DS-IMI-NTEN</text:p>
          </table:table-cell>
          <table:table-cell office:value-type="string">
            <text:p>IMAGE INTENSIFI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8-21">
            <text:p>8/21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DS-IMI-NTEN</text:p>
          </table:table-cell>
          <table:table-cell office:value-type="string">
            <text:p>IMAGE INTENSIFI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8-21">
            <text:p>8/21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DS-IMI-NTEN</text:p>
          </table:table-cell>
          <table:table-cell office:value-type="string">
            <text:p>IMAGE INTENSIFI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8-21">
            <text:p>8/21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DS-IMI-NTEN</text:p>
          </table:table-cell>
          <table:table-cell office:value-type="string">
            <text:p>IMAGE INTENSIFI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8-21">
            <text:p>8/21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</text:p>
          </table:table-cell>
          <table:table-cell office:value-type="string">
            <text:p>5855-DS-IMI-NTEN</text:p>
          </table:table-cell>
          <table:table-cell office:value-type="string">
            <text:p>IMAGE INTENSIFI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8-21">
            <text:p>8/21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4-20">
            <text:p>4/20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4-20">
            <text:p>4/20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4-20">
            <text:p>4/20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4-20">
            <text:p>4/20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4-20">
            <text:p>4/20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4-20">
            <text:p>4/20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4-20">
            <text:p>4/20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4-20">
            <text:p>4/20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4-20">
            <text:p>4/20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4-20">
            <text:p>4/20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4-20">
            <text:p>4/20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4-20">
            <text:p>4/20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4-20">
            <text:p>4/20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4-20">
            <text:p>4/20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4-20">
            <text:p>4/20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4-20">
            <text:p>4/20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4-20">
            <text:p>4/20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4-20">
            <text:p>4/20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4-20">
            <text:p>4/20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4-20">
            <text:p>4/20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3-07">
            <text:p>3/7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3-07">
            <text:p>3/7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3-07">
            <text:p>3/7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3-07">
            <text:p>3/7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240-00-00S-COPE</text:p>
          </table:table-cell>
          <table:table-cell office:value-type="string">
            <text:p>DESC=SCOPE NIGHTFORC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1-22">
            <text:p>1/22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240-01-386-2771</text:p>
          </table:table-cell>
          <table:table-cell office:value-type="string">
            <text:p>TELESCOPE,STRAIGHT</text:p>
          </table:table-cell>
          <table:table-cell office:value-type="float" office:value="5">
            <text:p>5</text:p>
          </table:table-cell>
          <table:table-cell office:value-type="string">
            <text:p>Each</text:p>
          </table:table-cell>
          <table:table-cell table:style-name="ce1" office:value-type="date" office:date-value="2011-08-27">
            <text:p>8/27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240-01-411-1265</text:p>
          </table:table-cell>
          <table:table-cell office:value-type="string">
            <text:p>SIGHT,REFLEX</text:p>
          </table:table-cell>
          <table:table-cell office:value-type="float" office:value="10">
            <text:p>10</text:p>
          </table:table-cell>
          <table:table-cell office:value-type="string">
            <text:p>Each</text:p>
          </table:table-cell>
          <table:table-cell table:style-name="ce1" office:value-type="date" office:date-value="2011-10-21">
            <text:p>10/21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240-01-411-1265</text:p>
          </table:table-cell>
          <table:table-cell office:value-type="string">
            <text:p>SIGHT,REFLEX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table:style-name="ce1" office:value-type="date" office:date-value="2011-11-03">
            <text:p>11/3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240-01-411-1265</text:p>
          </table:table-cell>
          <table:table-cell office:value-type="string">
            <text:p>SIGHT,REFLEX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3-22">
            <text:p>3/22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240-01-411-1265</text:p>
          </table:table-cell>
          <table:table-cell office:value-type="string">
            <text:p>SIGHT,REFLEX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3-22">
            <text:p>3/22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240-01-411-1265</text:p>
          </table:table-cell>
          <table:table-cell office:value-type="string">
            <text:p>SIGHT,REFLEX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3-22">
            <text:p>3/22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240-01-411-1265</text:p>
          </table:table-cell>
          <table:table-cell office:value-type="string">
            <text:p>SIGHT,REFLEX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3-22">
            <text:p>3/22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240-01-470-6548</text:p>
          </table:table-cell>
          <table:table-cell office:value-type="string">
            <text:p>SIGHT,TEPESCOPIC 10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table:style-name="ce1" office:value-type="date" office:date-value="2013-03-22">
            <text:p>3/22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240-01-492-5264</text:p>
          </table:table-cell>
          <table:table-cell office:value-type="string">
            <text:p>SIGHT,HOLOGRAPHIC</text:p>
          </table:table-cell>
          <table:table-cell office:value-type="float" office:value="15">
            <text:p>15</text:p>
          </table:table-cell>
          <table:table-cell office:value-type="string">
            <text:p>Each</text:p>
          </table:table-cell>
          <table:table-cell table:style-name="ce1" office:value-type="date" office:date-value="2012-03-03">
            <text:p>3/3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240-01-492-5264</text:p>
          </table:table-cell>
          <table:table-cell office:value-type="string">
            <text:p>SIGHT,HOLOGRAPHIC</text:p>
          </table:table-cell>
          <table:table-cell office:value-type="float" office:value="4">
            <text:p>4</text:p>
          </table:table-cell>
          <table:table-cell office:value-type="string">
            <text:p>Each</text:p>
          </table:table-cell>
          <table:table-cell table:style-name="ce1" office:value-type="date" office:date-value="2013-12-09">
            <text:p>12/9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240-01-517-1751</text:p>
          </table:table-cell>
          <table:table-cell office:value-type="string">
            <text:p>SIGHT,HOLOGRAPHIC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3-06">
            <text:p>3/6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240-01-540-3690</text:p>
          </table:table-cell>
          <table:table-cell office:value-type="string">
            <text:p>SIGHT,REFLEX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12-19">
            <text:p>12/19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240-01-540-3690</text:p>
          </table:table-cell>
          <table:table-cell office:value-type="string">
            <text:p>SIGHT,REFLEX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12-19">
            <text:p>12/19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240-01-540-3690</text:p>
          </table:table-cell>
          <table:table-cell office:value-type="string">
            <text:p>SIGHT,REFLEX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12-19">
            <text:p>12/19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240-01-540-3690</text:p>
          </table:table-cell>
          <table:table-cell office:value-type="string">
            <text:p>SIGHT,REFLEX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12-19">
            <text:p>12/19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240-01-540-3690</text:p>
          </table:table-cell>
          <table:table-cell office:value-type="string">
            <text:p>SIGHT,REFLEX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12-19">
            <text:p>12/19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240-01-540-3690</text:p>
          </table:table-cell>
          <table:table-cell office:value-type="string">
            <text:p>SIGHT,REFLEX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12-19">
            <text:p>12/19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240-01-540-3690</text:p>
          </table:table-cell>
          <table:table-cell office:value-type="string">
            <text:p>SIGHT,REFLEX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12-19">
            <text:p>12/19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240-01-540-3690</text:p>
          </table:table-cell>
          <table:table-cell office:value-type="string">
            <text:p>SIGHT,REFLEX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12-19">
            <text:p>12/19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240-01-540-3690</text:p>
          </table:table-cell>
          <table:table-cell office:value-type="string">
            <text:p>SIGHT,REFLEX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12-19">
            <text:p>12/19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265-01-558-5814</text:p>
          </table:table-cell>
          <table:table-cell office:value-type="string">
            <text:p>TRANSMITTER,LASER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table:style-name="ce1" office:value-type="date" office:date-value="2010-03-27">
            <text:p>3/27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385-01-574-4707</text:p>
          </table:table-cell>
          <table:table-cell office:value-type="string">
            <text:p>ROBOT,EXPLOSIVE ORDNANCE DISPOSAL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4-11">
            <text:p>4/11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1385-01-574-4707</text:p>
          </table:table-cell>
          <table:table-cell office:value-type="string">
            <text:p>ROBOT,EXPLOSIVE ORDNANCE DISPOSAL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4-11">
            <text:p>4/11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2320-01-107-7155</text:p>
          </table:table-cell>
          <table:table-cell office:value-type="string">
            <text:p>TRUCK,UTILITY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7-01">
            <text:p>7/1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2320-01-107-7155</text:p>
          </table:table-cell>
          <table:table-cell office:value-type="string">
            <text:p>TRUCK,UTILITY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7-01">
            <text:p>7/1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2320-01-128-9551</text:p>
          </table:table-cell>
          <table:table-cell office:value-type="string">
            <text:p>TRUCK,UTILITY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1-19">
            <text:p>1/19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2320-01-128-9552</text:p>
          </table:table-cell>
          <table:table-cell office:value-type="string">
            <text:p>TRUCK,UTILITY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4-14">
            <text:p>4/14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2320-01-380-8604</text:p>
          </table:table-cell>
          <table:table-cell office:value-type="string">
            <text:p>TRUCK,UTILITY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1-18">
            <text:p>1/18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2320-01-499-0015</text:p>
          </table:table-cell>
          <table:table-cell office:value-type="string">
            <text:p>TRUCK,UTILITY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3-15">
            <text:p>3/15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2320-01-542-8463</text:p>
          </table:table-cell>
          <table:table-cell office:value-type="string">
            <text:p>TRUCK,UTILITY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4-09">
            <text:p>4/9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2320-01-542-8463</text:p>
          </table:table-cell>
          <table:table-cell office:value-type="string">
            <text:p>TRUCK,UTILITY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3-27">
            <text:p>3/27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2320-01-542-8463</text:p>
          </table:table-cell>
          <table:table-cell office:value-type="string">
            <text:p>TRUCK,UTILITY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3-27">
            <text:p>3/27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2320-01-542-8463</text:p>
          </table:table-cell>
          <table:table-cell office:value-type="string">
            <text:p>TRUCK,UTILITY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3-27">
            <text:p>3/27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2355-DS-COM-BTV2</text:p>
          </table:table-cell>
          <table:table-cell office:value-type="string">
            <text:p>ONLY COMPLETE COMBAT/ASSAULT/TACTICAL WHEELED VEHICLES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2-28">
            <text:p>2/28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0-629-5334</text:p>
          </table:table-cell>
          <table:table-cell office:value-type="string">
            <text:p>NIGHT VISION SIGHT INDIVIDUAL SERVED WEAPONS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3-07">
            <text:p>3/7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0-629-5334</text:p>
          </table:table-cell>
          <table:table-cell office:value-type="string">
            <text:p>NIGHT VISION SIGHT INDIVIDUAL SERVED WEAPONS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3-07">
            <text:p>3/7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228-0939</text:p>
          </table:table-cell>
          <table:table-cell office:value-type="string">
            <text:p>NIGHT VISION GOGGL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10-31">
            <text:p>10/31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394-7125</text:p>
          </table:table-cell>
          <table:table-cell office:value-type="string">
            <text:p>VIEWER,NIGHT VISION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3-10">
            <text:p>3/10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396-8734</text:p>
          </table:table-cell>
          <table:table-cell office:value-type="string">
            <text:p>TRANSMITTER,INFRARED</text:p>
          </table:table-cell>
          <table:table-cell office:value-type="float" office:value="4">
            <text:p>4</text:p>
          </table:table-cell>
          <table:table-cell office:value-type="string">
            <text:p>Each</text:p>
          </table:table-cell>
          <table:table-cell table:style-name="ce1" office:value-type="date" office:date-value="2010-05-08">
            <text:p>5/8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20-0849</text:p>
          </table:table-cell>
          <table:table-cell office:value-type="string">
            <text:p>ILLUMINATOR,INFRARED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table:style-name="ce1" office:value-type="date" office:date-value="2010-09-04">
            <text:p>9/4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20-0851</text:p>
          </table:table-cell>
          <table:table-cell office:value-type="string">
            <text:p>ILLUMINATOR,INFRARED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table:style-name="ce1" office:value-type="date" office:date-value="2010-05-01">
            <text:p>5/1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38-4588</text:p>
          </table:table-cell>
          <table:table-cell office:value-type="string">
            <text:p>TRANSMITTER,INFRARED</text:p>
          </table:table-cell>
          <table:table-cell office:value-type="float" office:value="40">
            <text:p>40</text:p>
          </table:table-cell>
          <table:table-cell office:value-type="string">
            <text:p>Each</text:p>
          </table:table-cell>
          <table:table-cell table:style-name="ce1" office:value-type="date" office:date-value="2010-05-08">
            <text:p>5/8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48-5464</text:p>
          </table:table-cell>
          <table:table-cell office:value-type="string">
            <text:p>ILLUMINATOR,INFRARED</text:p>
          </table:table-cell>
          <table:table-cell office:value-type="float" office:value="20">
            <text:p>20</text:p>
          </table:table-cell>
          <table:table-cell office:value-type="string">
            <text:p>Each</text:p>
          </table:table-cell>
          <table:table-cell table:style-name="ce1" office:value-type="date" office:date-value="2010-04-10">
            <text:p>4/10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48-6658</text:p>
          </table:table-cell>
          <table:table-cell office:value-type="string">
            <text:p>ILLUMINATOR,INFRARED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table:style-name="ce1" office:value-type="date" office:date-value="2008-09-15">
            <text:p>9/15/2008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48-6667</text:p>
          </table:table-cell>
          <table:table-cell office:value-type="string">
            <text:p>ILLUMINATOR,INFRARED</text:p>
          </table:table-cell>
          <table:table-cell office:value-type="float" office:value="4">
            <text:p>4</text:p>
          </table:table-cell>
          <table:table-cell office:value-type="string">
            <text:p>Each</text:p>
          </table:table-cell>
          <table:table-cell table:style-name="ce1" office:value-type="date" office:date-value="2011-01-09">
            <text:p>1/9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65-2170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0-03-04">
            <text:p>3/4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65-2170</text:p>
          </table:table-cell>
          <table:table-cell office:value-type="string">
            <text:p>ILLUMINATOR,INFRARED</text:p>
          </table:table-cell>
          <table:table-cell office:value-type="float" office:value="11">
            <text:p>11</text:p>
          </table:table-cell>
          <table:table-cell office:value-type="string">
            <text:p>Each</text:p>
          </table:table-cell>
          <table:table-cell table:style-name="ce1" office:value-type="date" office:date-value="2010-03-04">
            <text:p>3/4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65-2170</text:p>
          </table:table-cell>
          <table:table-cell office:value-type="string">
            <text:p>ILLUMINATOR,INFRARED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table:style-name="ce1" office:value-type="date" office:date-value="2013-01-23">
            <text:p>1/23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68-4169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8-08-27">
            <text:p>8/27/2008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68-4169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8-08-27">
            <text:p>8/27/2008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68-4169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8-08-27">
            <text:p>8/27/2008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68-4169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8-08-27">
            <text:p>8/27/2008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68-4169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8-08-27">
            <text:p>8/27/2008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68-4169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8-08-27">
            <text:p>8/27/2008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68-4169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8-08-27">
            <text:p>8/27/2008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68-4169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8-08-27">
            <text:p>8/27/2008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68-4169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8-08-27">
            <text:p>8/27/2008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68-4169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8-08-27">
            <text:p>8/27/2008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68-4169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8-08-27">
            <text:p>8/27/2008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68-4169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8-08-27">
            <text:p>8/27/2008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68-4169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8-08-27">
            <text:p>8/27/2008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68-4169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8-08-27">
            <text:p>8/27/2008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68-4169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8-08-27">
            <text:p>8/27/2008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68-4169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8-08-27">
            <text:p>8/27/2008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68-4169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8-08-27">
            <text:p>8/27/2008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74-8904</text:p>
          </table:table-cell>
          <table:table-cell office:value-type="string">
            <text:p>SIGHT,NIGHT VISION SNIPERSCOP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11-15">
            <text:p>11/1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74-8904</text:p>
          </table:table-cell>
          <table:table-cell office:value-type="string">
            <text:p>SIGHT,NIGHT VISION SNIPERSCOP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11-15">
            <text:p>11/1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74-8904</text:p>
          </table:table-cell>
          <table:table-cell office:value-type="string">
            <text:p>SIGHT,NIGHT VISION SNIPERSCOP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11-15">
            <text:p>11/1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88-6563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0-05-06">
            <text:p>5/6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88-6563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2-15">
            <text:p>2/15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88-6563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2-15">
            <text:p>2/15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88-6563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2-15">
            <text:p>2/15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88-6563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2-15">
            <text:p>2/15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88-6563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2-15">
            <text:p>2/15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88-6563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2-15">
            <text:p>2/15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88-6563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2-15">
            <text:p>2/15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88-6563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2-15">
            <text:p>2/15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88-6563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0-05-06">
            <text:p>5/6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88-6563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0-05-06">
            <text:p>5/6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88-6563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0-05-06">
            <text:p>5/6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88-6563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0-05-06">
            <text:p>5/6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88-6563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0-05-06">
            <text:p>5/6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88-6563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2-15">
            <text:p>2/15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88-6563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2-15">
            <text:p>2/15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88-6563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10-23">
            <text:p>10/23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88-6563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10-23">
            <text:p>10/23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88-6563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10-23">
            <text:p>10/23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88-6563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10-23">
            <text:p>10/23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88-6563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10-23">
            <text:p>10/23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88-6563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10-23">
            <text:p>10/23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88-6563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10-23">
            <text:p>10/23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88-6563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10-23">
            <text:p>10/23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88-6563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10-23">
            <text:p>10/23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88-6563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10-23">
            <text:p>10/23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88-6563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10-23">
            <text:p>10/23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88-6563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10-23">
            <text:p>10/23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88-6563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10-23">
            <text:p>10/23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88-6563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10-23">
            <text:p>10/23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88-6563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10-23">
            <text:p>10/23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88-6563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10-23">
            <text:p>10/23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88-6563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10-23">
            <text:p>10/23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88-6563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10-23">
            <text:p>10/23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88-6563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10-23">
            <text:p>10/23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88-6563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10-23">
            <text:p>10/23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90-5375</text:p>
          </table:table-cell>
          <table:table-cell office:value-type="string">
            <text:p>TELESCOPE,NON-INVERTING INFRARED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table:style-name="ce1" office:value-type="date" office:date-value="2013-11-15">
            <text:p>11/1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90-7093</text:p>
          </table:table-cell>
          <table:table-cell office:value-type="string">
            <text:p>ILLUMINATOR,INFRARED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table:style-name="ce1" office:value-type="date" office:date-value="2010-05-15">
            <text:p>5/15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499-4139</text:p>
          </table:table-cell>
          <table:table-cell office:value-type="string">
            <text:p>VIEWER,NIGHT VISION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0-06-26">
            <text:p>6/26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502-6414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11-06">
            <text:p>11/6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509-6872</text:p>
          </table:table-cell>
          <table:table-cell office:value-type="string">
            <text:p>SIGHT,NIGHT VISION SNIPERSCOPE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table:style-name="ce1" office:value-type="date" office:date-value="2013-10-30">
            <text:p>10/30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525-1631</text:p>
          </table:table-cell>
          <table:table-cell office:value-type="string">
            <text:p>RECEIVER,INFRARED</text:p>
          </table:table-cell>
          <table:table-cell office:value-type="float" office:value="4">
            <text:p>4</text:p>
          </table:table-cell>
          <table:table-cell office:value-type="string">
            <text:p>Each</text:p>
          </table:table-cell>
          <table:table-cell table:style-name="ce1" office:value-type="date" office:date-value="2010-04-24">
            <text:p>4/24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525-1636</text:p>
          </table:table-cell>
          <table:table-cell office:value-type="string">
            <text:p>RECEIVER,INFRARED</text:p>
          </table:table-cell>
          <table:table-cell office:value-type="float" office:value="3">
            <text:p>3</text:p>
          </table:table-cell>
          <table:table-cell office:value-type="string">
            <text:p>Each</text:p>
          </table:table-cell>
          <table:table-cell table:style-name="ce1" office:value-type="date" office:date-value="2011-04-15">
            <text:p>4/15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533-0940</text:p>
          </table:table-cell>
          <table:table-cell office:value-type="string">
            <text:p>SIGHT,NIGHT VISION SNIPERSCOP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11-12">
            <text:p>11/12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534-5931</text:p>
          </table:table-cell>
          <table:table-cell office:value-type="string">
            <text:p>ILLUMINATOR,INTEGRATED,SMALL ARMS</text:p>
          </table:table-cell>
          <table:table-cell office:value-type="float" office:value="3">
            <text:p>3</text:p>
          </table:table-cell>
          <table:table-cell office:value-type="string">
            <text:p>Each</text:p>
          </table:table-cell>
          <table:table-cell table:style-name="ce1" office:value-type="date" office:date-value="2012-10-31">
            <text:p>10/31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553-1162</text:p>
          </table:table-cell>
          <table:table-cell office:value-type="string">
            <text:p>THERMAL IMAGING SYSTEM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11-06">
            <text:p>11/6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THE-RMAL</text:p>
          </table:table-cell>
          <table:table-cell office:value-type="string">
            <text:p>DESC=THERMAL EYE CAMERA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0-05-08">
            <text:p>5/8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5855-01-THE-RMAL</text:p>
          </table:table-cell>
          <table:table-cell office:value-type="string">
            <text:p>DESC=THERMAL EYE CAMERA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0-05-08">
            <text:p>5/8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6220-01-491-1898</text:p>
          </table:table-cell>
          <table:table-cell office:value-type="string">
            <text:p>LIGHT,UTILITY,NIGHT VISION</text:p>
          </table:table-cell>
          <table:table-cell office:value-type="float" office:value="10">
            <text:p>10</text:p>
          </table:table-cell>
          <table:table-cell office:value-type="string">
            <text:p>Each</text:p>
          </table:table-cell>
          <table:table-cell table:style-name="ce1" office:value-type="date" office:date-value="2010-12-25">
            <text:p>12/25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6910-00-TRA-INER</text:p>
          </table:table-cell>
          <table:table-cell office:value-type="string">
            <text:p>DESC=BARREL ASSY <text:s/>TRAINING <text:s/>BLANK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0-12-01">
            <text:p>12/1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8470-01-092-7527</text:p>
          </table:table-cell>
          <table:table-cell office:value-type="string">
            <text:p>HELMET,GROUND TROOPS'-PARACHUTISTS'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table:style-name="ce1" office:value-type="date" office:date-value="2014-04-10">
            <text:p>4/10/2014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8470-01-389-3823</text:p>
          </table:table-cell>
          <table:table-cell office:value-type="string">
            <text:p>HELMET,COMBAT VEHICLE CREWMAN'S</text:p>
          </table:table-cell>
          <table:table-cell office:value-type="float" office:value="10">
            <text:p>10</text:p>
          </table:table-cell>
          <table:table-cell office:value-type="string">
            <text:p>Each</text:p>
          </table:table-cell>
          <table:table-cell table:style-name="ce1" office:value-type="date" office:date-value="2011-09-29">
            <text:p>9/29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</text:p>
          </table:table-cell>
          <table:table-cell office:value-type="string">
            <text:p>8470-DS-HEL-MET1</text:p>
          </table:table-cell>
          <table:table-cell office:value-type="string">
            <text:p>ARMOR, HELMET</text:p>
          </table:table-cell>
          <table:table-cell office:value-type="float" office:value="6">
            <text:p>6</text:p>
          </table:table-cell>
          <table:table-cell office:value-type="string">
            <text:p>Each</text:p>
          </table:table-cell>
          <table:table-cell table:style-name="ce1" office:value-type="date" office:date-value="2012-10-02">
            <text:p>10/2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INCOL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INCOL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INCOL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INCOL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INCOL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INCOL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INCOL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INCOL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INCOL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INCOL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INCOL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INCOL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LHEUR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LHEUR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LHEUR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LHEUR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LHEUR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LHEUR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8">
            <text:p>11/8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LHEUR</text:p>
          </table:table-cell>
          <table:table-cell office:value-type="string">
            <text:p>2320-01-074-7642</text:p>
          </table:table-cell>
          <table:table-cell office:value-type="string">
            <text:p>TRUCK,ARMO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3-11">
            <text:p>3/11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LHEUR</text:p>
          </table:table-cell>
          <table:table-cell office:value-type="string">
            <text:p>2320-01-107-7155</text:p>
          </table:table-cell>
          <table:table-cell office:value-type="string">
            <text:p>TRUCK,UTILITY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9-05">
            <text:p>9/5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2355-01-590-1660</text:p>
          </table:table-cell>
          <table:table-cell office:value-type="string">
            <text:p>MINE RESISTANT VEHICL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4-05-19">
            <text:p>5/19/2014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2355-DS-COM-BTV2</text:p>
          </table:table-cell>
          <table:table-cell office:value-type="string">
            <text:p>ONLY COMPLETE COMBAT/ASSAULT/TACTICAL WHEELED VEHICLES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1998-09-10">
            <text:p>9/10/1998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2355-DS-COM-BTV2</text:p>
          </table:table-cell>
          <table:table-cell office:value-type="string">
            <text:p>ONLY COMPLETE COMBAT/ASSAULT/TACTICAL WHEELED VEHICLES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1998-09-10">
            <text:p>9/10/1998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5850-00-999-3736</text:p>
          </table:table-cell>
          <table:table-cell office:value-type="string">
            <text:p>VIEWING SET,INFRARE</text:p>
          </table:table-cell>
          <table:table-cell office:value-type="float" office:value="4">
            <text:p>4</text:p>
          </table:table-cell>
          <table:table-cell office:value-type="string">
            <text:p>Each</text:p>
          </table:table-cell>
          <table:table-cell table:style-name="ce1" office:value-type="date" office:date-value="1997-09-10">
            <text:p>9/10/1997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5850-00-999-3736</text:p>
          </table:table-cell>
          <table:table-cell office:value-type="string">
            <text:p>VIEWING SET,INFRAR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1997-01-21">
            <text:p>1/21/1997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5855-00-087-3144</text:p>
          </table:table-cell>
          <table:table-cell office:value-type="string">
            <text:p>NIGHT VISION SIGHT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1999-10-28">
            <text:p>10/28/1999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5855-00-156-4992</text:p>
          </table:table-cell>
          <table:table-cell office:value-type="string">
            <text:p>NIGHT VISION SIGHT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1998-01-15">
            <text:p>1/15/1998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5855-00-906-0994</text:p>
          </table:table-cell>
          <table:table-cell office:value-type="string">
            <text:p>NIGHT VISION SIGHT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1999-10-28">
            <text:p>10/28/1999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5855-01-228-0936</text:p>
          </table:table-cell>
          <table:table-cell office:value-type="string">
            <text:p>NIGHT VISION GOGGL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1998-05-28">
            <text:p>5/28/1998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5855-01-228-0936</text:p>
          </table:table-cell>
          <table:table-cell office:value-type="string">
            <text:p>NIGHT VISION GOGGL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1998-05-28">
            <text:p>5/28/1998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5855-01-228-0936</text:p>
          </table:table-cell>
          <table:table-cell office:value-type="string">
            <text:p>NIGHT VISION GOGGL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1998-05-28">
            <text:p>5/28/1998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5855-01-228-0938</text:p>
          </table:table-cell>
          <table:table-cell office:value-type="string">
            <text:p>NIGHT VISION GOGGL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1998-07-20">
            <text:p>7/20/1998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5855-01-228-0938</text:p>
          </table:table-cell>
          <table:table-cell office:value-type="string">
            <text:p>NIGHT VISION GOGGL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1998-07-20">
            <text:p>7/20/1998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5855-01-228-0938</text:p>
          </table:table-cell>
          <table:table-cell office:value-type="string">
            <text:p>NIGHT VISION GOGGL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1998-07-20">
            <text:p>7/20/1998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5855-01-228-0938</text:p>
          </table:table-cell>
          <table:table-cell office:value-type="string">
            <text:p>NIGHT VISION GOGGL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1998-07-20">
            <text:p>7/20/1998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5855-01-228-0938</text:p>
          </table:table-cell>
          <table:table-cell office:value-type="string">
            <text:p>NIGHT VISION GOGGL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1998-07-20">
            <text:p>7/20/1998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5855-01-228-0938</text:p>
          </table:table-cell>
          <table:table-cell office:value-type="string">
            <text:p>NIGHT VISION GOGGL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1998-07-20">
            <text:p>7/20/1998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8470-01-092-7527</text:p>
          </table:table-cell>
          <table:table-cell office:value-type="string">
            <text:p>HELMET,GROUND TROOPS'-PARACHUTISTS'</text:p>
          </table:table-cell>
          <table:table-cell office:value-type="float" office:value="4">
            <text:p>4</text:p>
          </table:table-cell>
          <table:table-cell office:value-type="string">
            <text:p>Each</text:p>
          </table:table-cell>
          <table:table-cell table:style-name="ce1" office:value-type="date" office:date-value="2013-10-24T19:55:36.000002">
            <text:p>10/24/2013 19:55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ARION</text:p>
          </table:table-cell>
          <table:table-cell office:value-type="string">
            <text:p>8470-01-092-7528</text:p>
          </table:table-cell>
          <table:table-cell office:value-type="string">
            <text:p>HELMET,GROUND TROOPS'-PARACHUTISTS'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10-24T19:55:36.000002">
            <text:p>10/24/2013 19:55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ORROW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ORROW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ORROW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ORROW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2">
            <text:p>6/12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ORROW</text:p>
          </table:table-cell>
          <table:table-cell office:value-type="string">
            <text:p>1240-01-492-5264</text:p>
          </table:table-cell>
          <table:table-cell office:value-type="string">
            <text:p>SIGHT,HOLOGRAPHIC</text:p>
          </table:table-cell>
          <table:table-cell office:value-type="float" office:value="7">
            <text:p>7</text:p>
          </table:table-cell>
          <table:table-cell office:value-type="string">
            <text:p>Each</text:p>
          </table:table-cell>
          <table:table-cell table:style-name="ce1" office:value-type="date" office:date-value="2013-09-24">
            <text:p>9/24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ORROW</text:p>
          </table:table-cell>
          <table:table-cell office:value-type="string">
            <text:p>1240-01-540-3690</text:p>
          </table:table-cell>
          <table:table-cell office:value-type="string">
            <text:p>SIGHT,REFLEX</text:p>
          </table:table-cell>
          <table:table-cell office:value-type="float" office:value="30">
            <text:p>30</text:p>
          </table:table-cell>
          <table:table-cell office:value-type="string">
            <text:p>Each</text:p>
          </table:table-cell>
          <table:table-cell table:style-name="ce1" office:value-type="date" office:date-value="2013-07-31">
            <text:p>7/31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ORROW</text:p>
          </table:table-cell>
          <table:table-cell office:value-type="string">
            <text:p>1240-01-540-3690</text:p>
          </table:table-cell>
          <table:table-cell office:value-type="string">
            <text:p>SIGHT,REFLEX</text:p>
          </table:table-cell>
          <table:table-cell office:value-type="float" office:value="15">
            <text:p>15</text:p>
          </table:table-cell>
          <table:table-cell office:value-type="string">
            <text:p>Each</text:p>
          </table:table-cell>
          <table:table-cell table:style-name="ce1" office:value-type="date" office:date-value="2012-03-21">
            <text:p>3/21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ORROW</text:p>
          </table:table-cell>
          <table:table-cell office:value-type="string">
            <text:p>2320-01-107-7155</text:p>
          </table:table-cell>
          <table:table-cell office:value-type="string">
            <text:p>TRUCK,UTILITY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2-29">
            <text:p>2/29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ORROW</text:p>
          </table:table-cell>
          <table:table-cell office:value-type="string">
            <text:p>2320-01-146-7193</text:p>
          </table:table-cell>
          <table:table-cell office:value-type="string">
            <text:p>TRUCK,UTILITY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3-02">
            <text:p>3/2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ULTNOMAH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ULTNOMAH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ULTNOMAH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ULTNOMAH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ULTNOMAH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ULTNOMAH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ULTNOMAH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ULTNOMAH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ULTNOMAH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ULTNOMAH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ULTNOMAH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ULTNOMAH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ULTNOMAH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ULTNOMAH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ULTNOMAH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ULTNOMAH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ULTNOMAH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ULTNOMAH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ULTNOMAH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ULTNOMAH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ULTNOMAH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ULTNOMAH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ULTNOMAH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ULTNOMAH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ULTNOMAH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ULTNOMAH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ULTNOMAH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ULTNOMAH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ULTNOMAH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ULTNOMAH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ULTNOMAH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ULTNOMAH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ULTNOMAH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ULTNOMAH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ULTNOMAH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ULTNOMAH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ULTNOMAH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ULTNOMAH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ULTNOMAH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ULTNOMAH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ULTNOMAH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ULTNOMAH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ULTNOMAH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ULTNOMAH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12-05">
            <text:p>12/5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12-05">
            <text:p>12/5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5-28">
            <text:p>5/28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</text:p>
          </table:table-cell>
          <table:table-cell office:value-type="string">
            <text:p>1240-01-411-1265</text:p>
          </table:table-cell>
          <table:table-cell office:value-type="string">
            <text:p>SIGHT,REFLEX</text:p>
          </table:table-cell>
          <table:table-cell office:value-type="float" office:value="10">
            <text:p>10</text:p>
          </table:table-cell>
          <table:table-cell office:value-type="string">
            <text:p>Each</text:p>
          </table:table-cell>
          <table:table-cell table:style-name="ce1" office:value-type="date" office:date-value="2013-05-02">
            <text:p>5/2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</text:p>
          </table:table-cell>
          <table:table-cell office:value-type="string">
            <text:p>1240-01-411-1265</text:p>
          </table:table-cell>
          <table:table-cell office:value-type="string">
            <text:p>SIGHT,REFLEX</text:p>
          </table:table-cell>
          <table:table-cell office:value-type="float" office:value="5">
            <text:p>5</text:p>
          </table:table-cell>
          <table:table-cell office:value-type="string">
            <text:p>Each</text:p>
          </table:table-cell>
          <table:table-cell table:style-name="ce1" office:value-type="date" office:date-value="2013-05-20">
            <text:p>5/20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</text:p>
          </table:table-cell>
          <table:table-cell office:value-type="string">
            <text:p>1240-01-411-1265</text:p>
          </table:table-cell>
          <table:table-cell office:value-type="string">
            <text:p>SIGHT,REFLEX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5-20">
            <text:p>5/20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</text:p>
          </table:table-cell>
          <table:table-cell office:value-type="string">
            <text:p>1240-01-411-1265</text:p>
          </table:table-cell>
          <table:table-cell office:value-type="string">
            <text:p>SIGHT,REFLEX</text:p>
          </table:table-cell>
          <table:table-cell office:value-type="float" office:value="5">
            <text:p>5</text:p>
          </table:table-cell>
          <table:table-cell office:value-type="string">
            <text:p>Each</text:p>
          </table:table-cell>
          <table:table-cell table:style-name="ce1" office:value-type="date" office:date-value="2012-01-05">
            <text:p>1/5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</text:p>
          </table:table-cell>
          <table:table-cell office:value-type="string">
            <text:p>1240-01-411-1265</text:p>
          </table:table-cell>
          <table:table-cell office:value-type="string">
            <text:p>SIGHT,REFLEX</text:p>
          </table:table-cell>
          <table:table-cell office:value-type="float" office:value="15">
            <text:p>15</text:p>
          </table:table-cell>
          <table:table-cell office:value-type="string">
            <text:p>Each</text:p>
          </table:table-cell>
          <table:table-cell table:style-name="ce1" office:value-type="date" office:date-value="2012-01-23">
            <text:p>1/23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</text:p>
          </table:table-cell>
          <table:table-cell office:value-type="string">
            <text:p>1240-01-492-5264</text:p>
          </table:table-cell>
          <table:table-cell office:value-type="string">
            <text:p>SIGHT,HOLOGRAPHIC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table:style-name="ce1" office:value-type="date" office:date-value="2012-01-14">
            <text:p>1/14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</text:p>
          </table:table-cell>
          <table:table-cell office:value-type="string">
            <text:p>1240-01-517-1751</text:p>
          </table:table-cell>
          <table:table-cell office:value-type="string">
            <text:p>SIGHT,HOLOGRAPHIC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11-07">
            <text:p>11/7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</text:p>
          </table:table-cell>
          <table:table-cell office:value-type="string">
            <text:p>1240-01-540-3690</text:p>
          </table:table-cell>
          <table:table-cell office:value-type="string">
            <text:p>SIGHT,REFLEX</text:p>
          </table:table-cell>
          <table:table-cell office:value-type="float" office:value="15">
            <text:p>15</text:p>
          </table:table-cell>
          <table:table-cell office:value-type="string">
            <text:p>Each</text:p>
          </table:table-cell>
          <table:table-cell table:style-name="ce1" office:value-type="date" office:date-value="2012-01-19">
            <text:p>1/19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</text:p>
          </table:table-cell>
          <table:table-cell office:value-type="string">
            <text:p>1240-01-540-3690</text:p>
          </table:table-cell>
          <table:table-cell office:value-type="string">
            <text:p>SIGHT,REFLEX</text:p>
          </table:table-cell>
          <table:table-cell office:value-type="float" office:value="12">
            <text:p>12</text:p>
          </table:table-cell>
          <table:table-cell office:value-type="string">
            <text:p>Each</text:p>
          </table:table-cell>
          <table:table-cell table:style-name="ce1" office:value-type="date" office:date-value="2011-07-05">
            <text:p>7/5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</text:p>
          </table:table-cell>
          <table:table-cell office:value-type="string">
            <text:p>1240-01-576-6134</text:p>
          </table:table-cell>
          <table:table-cell office:value-type="string">
            <text:p>SIGHT,REFLEX</text:p>
          </table:table-cell>
          <table:table-cell office:value-type="float" office:value="19">
            <text:p>19</text:p>
          </table:table-cell>
          <table:table-cell office:value-type="string">
            <text:p>Each</text:p>
          </table:table-cell>
          <table:table-cell table:style-name="ce1" office:value-type="date" office:date-value="2014-05-01">
            <text:p>5/1/2014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</text:p>
          </table:table-cell>
          <table:table-cell office:value-type="string">
            <text:p>1240-DS-OPT-SIGH</text:p>
          </table:table-cell>
          <table:table-cell office:value-type="string">
            <text:p>OPTICAL SIGHTING AND RANGING EQUIPMENT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6-15">
            <text:p>6/15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</text:p>
          </table:table-cell>
          <table:table-cell office:value-type="string">
            <text:p>1240-DS-OPT-SIGH</text:p>
          </table:table-cell>
          <table:table-cell office:value-type="string">
            <text:p>OPTICAL SIGHTING AND RANGING EQUIPMENT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6-15">
            <text:p>6/15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</text:p>
          </table:table-cell>
          <table:table-cell office:value-type="string">
            <text:p>1240-DS-OPT-SIGH</text:p>
          </table:table-cell>
          <table:table-cell office:value-type="string">
            <text:p>OPTICAL SIGHTING AND RANGING EQUIPMENT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6-15">
            <text:p>6/15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</text:p>
          </table:table-cell>
          <table:table-cell office:value-type="string">
            <text:p>1385-01-574-4707</text:p>
          </table:table-cell>
          <table:table-cell office:value-type="string">
            <text:p>ROBOT,EXPLOSIVE ORDNANCE DISPOSAL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4-04-16">
            <text:p>4/16/2014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</text:p>
          </table:table-cell>
          <table:table-cell office:value-type="string">
            <text:p>1385-01-574-4707</text:p>
          </table:table-cell>
          <table:table-cell office:value-type="string">
            <text:p>ROBOT,EXPLOSIVE ORDNANCE DISPOSAL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4-04-16">
            <text:p>4/16/2014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</text:p>
          </table:table-cell>
          <table:table-cell office:value-type="string">
            <text:p>2320-01-107-7155</text:p>
          </table:table-cell>
          <table:table-cell office:value-type="string">
            <text:p>TRUCK,UTILITY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2-15">
            <text:p>2/15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</text:p>
          </table:table-cell>
          <table:table-cell office:value-type="string">
            <text:p>2320-01-107-7155</text:p>
          </table:table-cell>
          <table:table-cell office:value-type="string">
            <text:p>TRUCK,UTILITY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6-29">
            <text:p>6/29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</text:p>
          </table:table-cell>
          <table:table-cell office:value-type="string">
            <text:p>2355-01-553-4634</text:p>
          </table:table-cell>
          <table:table-cell office:value-type="string">
            <text:p>MINE RESISTANT VEHICL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9-10">
            <text:p>9/10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</text:p>
          </table:table-cell>
          <table:table-cell office:value-type="string">
            <text:p>5855-00-087-3144</text:p>
          </table:table-cell>
          <table:table-cell office:value-type="string">
            <text:p>NIGHT VISION SIGHT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1999-10-28">
            <text:p>10/28/1999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</text:p>
          </table:table-cell>
          <table:table-cell office:value-type="string">
            <text:p>5855-00-179-3708</text:p>
          </table:table-cell>
          <table:table-cell office:value-type="string">
            <text:p>NIGHT VISION SIGHT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1999-10-28">
            <text:p>10/28/1999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</text:p>
          </table:table-cell>
          <table:table-cell office:value-type="string">
            <text:p>5855-00-760-3870</text:p>
          </table:table-cell>
          <table:table-cell office:value-type="string">
            <text:p>NIGHT VISION SIGHT,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1999-10-28">
            <text:p>10/28/1999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</text:p>
          </table:table-cell>
          <table:table-cell office:value-type="string">
            <text:p>5855-01-228-0936</text:p>
          </table:table-cell>
          <table:table-cell office:value-type="string">
            <text:p>NIGHT VISION GOGGL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1998-05-28">
            <text:p>5/28/1998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</text:p>
          </table:table-cell>
          <table:table-cell office:value-type="string">
            <text:p>5855-01-228-0936</text:p>
          </table:table-cell>
          <table:table-cell office:value-type="string">
            <text:p>NIGHT VISION GOGGL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1998-05-28">
            <text:p>5/28/1998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</text:p>
          </table:table-cell>
          <table:table-cell office:value-type="string">
            <text:p>5855-01-228-0936</text:p>
          </table:table-cell>
          <table:table-cell office:value-type="string">
            <text:p>NIGHT VISION GOGGL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1998-05-28">
            <text:p>5/28/1998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</text:p>
          </table:table-cell>
          <table:table-cell office:value-type="string">
            <text:p>5855-01-228-0938</text:p>
          </table:table-cell>
          <table:table-cell office:value-type="string">
            <text:p>NIGHT VISION GOGGL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1998-07-20">
            <text:p>7/20/1998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</text:p>
          </table:table-cell>
          <table:table-cell office:value-type="string">
            <text:p>5855-01-228-0938</text:p>
          </table:table-cell>
          <table:table-cell office:value-type="string">
            <text:p>NIGHT VISION GOGGL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1998-07-20">
            <text:p>7/20/1998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</text:p>
          </table:table-cell>
          <table:table-cell office:value-type="string">
            <text:p>5855-01-228-0938</text:p>
          </table:table-cell>
          <table:table-cell office:value-type="string">
            <text:p>NIGHT VISION GOGGL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1998-07-20">
            <text:p>7/20/1998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</text:p>
          </table:table-cell>
          <table:table-cell office:value-type="string">
            <text:p>5855-01-228-0938</text:p>
          </table:table-cell>
          <table:table-cell office:value-type="string">
            <text:p>NIGHT VISION GOGGL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1998-07-20">
            <text:p>7/20/1998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</text:p>
          </table:table-cell>
          <table:table-cell office:value-type="string">
            <text:p>5855-01-468-4169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2-22">
            <text:p>2/22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</text:p>
          </table:table-cell>
          <table:table-cell office:value-type="string">
            <text:p>5855-01-532-3606</text:p>
          </table:table-cell>
          <table:table-cell office:value-type="string">
            <text:p>TELESCOPE,NON-INVERTING INFRARED</text:p>
          </table:table-cell>
          <table:table-cell office:value-type="float" office:value="4">
            <text:p>4</text:p>
          </table:table-cell>
          <table:table-cell office:value-type="string">
            <text:p>Each</text:p>
          </table:table-cell>
          <table:table-cell table:style-name="ce1" office:value-type="date" office:date-value="2012-05-05">
            <text:p>5/5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SHERMA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SHERMA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TILLAMOOK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TILLAMOOK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TILLAMOOK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TILLAMOOK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TILLAMOOK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UMATILLA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UMATILLA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UMATILLA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UMATILLA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UMATILLA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UMATILLA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UMATILLA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UMATILLA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UMATILLA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UMATILLA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UMATILLA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UMATILLA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UMATILLA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UMATILLA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UNIO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UNIO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11-09">
            <text:p>11/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ALLOWA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07">
            <text:p>5/7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ALLOWA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07">
            <text:p>5/7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ALLOWA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07">
            <text:p>5/7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ALLOWA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07">
            <text:p>5/7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ALLOWA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07">
            <text:p>5/7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ALLOWA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07">
            <text:p>5/7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ALLOWA</text:p>
          </table:table-cell>
          <table:table-cell office:value-type="string">
            <text:p>1005-00-726-5655</text:p>
          </table:table-cell>
          <table:table-cell office:value-type="string">
            <text:p>PISTOL,CALIBER .45,AUTOMATIC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21">
            <text:p>5/21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ALLOWA</text:p>
          </table:table-cell>
          <table:table-cell office:value-type="string">
            <text:p>1005-00-726-5655</text:p>
          </table:table-cell>
          <table:table-cell office:value-type="string">
            <text:p>PISTOL,CALIBER .45,AUTOMATIC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21">
            <text:p>5/21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ALLOWA</text:p>
          </table:table-cell>
          <table:table-cell office:value-type="string">
            <text:p>1005-00-726-5655</text:p>
          </table:table-cell>
          <table:table-cell office:value-type="string">
            <text:p>PISTOL,CALIBER .45,AUTOMATIC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21">
            <text:p>5/21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ALLOWA</text:p>
          </table:table-cell>
          <table:table-cell office:value-type="string">
            <text:p>1005-00-726-5655</text:p>
          </table:table-cell>
          <table:table-cell office:value-type="string">
            <text:p>PISTOL,CALIBER .45,AUTOMATIC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5-21">
            <text:p>5/21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ALLOWA</text:p>
          </table:table-cell>
          <table:table-cell office:value-type="string">
            <text:p>2320-01-107-7155</text:p>
          </table:table-cell>
          <table:table-cell office:value-type="string">
            <text:p>TRUCK,UTILITY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4-23">
            <text:p>4/23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ALLOWA</text:p>
          </table:table-cell>
          <table:table-cell office:value-type="string">
            <text:p>5855-01-333-9606</text:p>
          </table:table-cell>
          <table:table-cell office:value-type="string">
            <text:p>LIGHT AIMING KIT,INFRARED</text:p>
          </table:table-cell>
          <table:table-cell office:value-type="float" office:value="12">
            <text:p>12</text:p>
          </table:table-cell>
          <table:table-cell office:value-type="string">
            <text:p>Each</text:p>
          </table:table-cell>
          <table:table-cell table:style-name="ce1" office:value-type="date" office:date-value="2006-08-16">
            <text:p>8/1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ALLOWA</text:p>
          </table:table-cell>
          <table:table-cell office:value-type="string">
            <text:p>5855-01-448-5464</text:p>
          </table:table-cell>
          <table:table-cell office:value-type="string">
            <text:p>ILLUMINATOR,INFRARED</text:p>
          </table:table-cell>
          <table:table-cell office:value-type="float" office:value="15">
            <text:p>15</text:p>
          </table:table-cell>
          <table:table-cell office:value-type="string">
            <text:p>Each</text:p>
          </table:table-cell>
          <table:table-cell table:style-name="ce1" office:value-type="date" office:date-value="2007-11-24">
            <text:p>11/24/2007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ALLOWA</text:p>
          </table:table-cell>
          <table:table-cell office:value-type="string">
            <text:p>5855-01-465-2170</text:p>
          </table:table-cell>
          <table:table-cell office:value-type="string">
            <text:p>ILLUMINATOR,INFRARED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1-29">
            <text:p>1/29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ALLOWA</text:p>
          </table:table-cell>
          <table:table-cell office:value-type="string">
            <text:p>5855-01-501-9529</text:p>
          </table:table-cell>
          <table:table-cell office:value-type="string">
            <text:p>VIEWER,NIGHT VISION</text:p>
          </table:table-cell>
          <table:table-cell office:value-type="float" office:value="7">
            <text:p>7</text:p>
          </table:table-cell>
          <table:table-cell office:value-type="string">
            <text:p>Each</text:p>
          </table:table-cell>
          <table:table-cell table:style-name="ce1" office:value-type="date" office:date-value="2007-02-28">
            <text:p>2/28/2007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ASHINGTO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ASHINGTO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ASHINGTO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ASHINGTON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ASHINGTO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ASHINGTO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ASHINGTO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ASHINGTO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ASHINGTO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ASHINGTO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ASHINGTO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ASHINGTO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ASHINGTO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ASHINGTO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ASHINGTO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ASHINGTO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ASHINGTO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ASHINGTO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ASHINGTO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ASHINGTO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ASHINGTO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ASHINGTO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ASHINGTO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ASHINGTO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ASHINGTO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ASHINGTO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ASHINGTON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8-04-03">
            <text:p>4/3/2008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HEELER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HEELER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HEELER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HEELER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HEELER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HEELER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HEELER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HEELER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HEELER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HEELER</text:p>
          </table:table-cell>
          <table:table-cell office:value-type="string">
            <text:p>1005-00-073-9421</text:p>
          </table:table-cell>
          <table:table-cell office:value-type="string">
            <text:p>RIFLE,5.56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26">
            <text:p>6/26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HEELER</text:p>
          </table:table-cell>
          <table:table-cell office:value-type="string">
            <text:p>1005-00-589-1271</text:p>
          </table:table-cell>
          <table:table-cell office:value-type="string">
            <text:p>RIFLE,7.62 MILLIME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06-06-15">
            <text:p>6/15/2006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YAMHILL</text:p>
          </table:table-cell>
          <table:table-cell office:value-type="string">
            <text:p>2320-01-107-7155</text:p>
          </table:table-cell>
          <table:table-cell office:value-type="string">
            <text:p>TRUCK,UTILITY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6-07">
            <text:p>6/7/2011 0:00</text:p>
          </table:table-cell>
          <table:table-cell table:number-columns-repeated="1017"/>
        </table:table-row>
        <table:table-row table:style-name="ro1" table:number-rows-repeated="10477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 General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9" table:number-columns-repeated="1017" table:default-cell-style-name="Excel_20_Built-in_20_Normal"/>
        <table:table-row table:style-name="ro1">
          <table:table-cell office:value-type="string">
            <text:p>State</text:p>
          </table:table-cell>
          <table:table-cell office:value-type="string">
            <text:p>Agency Name</text:p>
          </table:table-cell>
          <table:table-cell office:value-type="string">
            <text:p>NSN</text:p>
          </table:table-cell>
          <table:table-cell office:value-type="string">
            <text:p>Item Name</text:p>
          </table:table-cell>
          <table:table-cell office:value-type="string">
            <text:p>Quantity</text:p>
          </table:table-cell>
          <table:table-cell office:value-type="string">
            <text:p>UI</text:p>
          </table:table-cell>
          <table:table-cell office:value-type="string">
            <text:p>Ship Date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BAKER CTY SHERIFF DEPT</text:p>
          </table:table-cell>
          <table:table-cell office:value-type="string">
            <text:p>1240-00-930-3833</text:p>
          </table:table-cell>
          <table:table-cell office:value-type="string">
            <text:p>BINOCULAR</text:p>
          </table:table-cell>
          <table:table-cell office:value-type="float" office:value="6">
            <text:p>6</text:p>
          </table:table-cell>
          <table:table-cell office:value-type="string">
            <text:p>Each</text:p>
          </table:table-cell>
          <table:table-cell table:style-name="ce1" office:value-type="date" office:date-value="2013-12-17">
            <text:p>12/17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BAKER CTY SHERIFF DEPT</text:p>
          </table:table-cell>
          <table:table-cell office:value-type="string">
            <text:p>1240-00-930-3833</text:p>
          </table:table-cell>
          <table:table-cell office:value-type="string">
            <text:p>BINOCULAR</text:p>
          </table:table-cell>
          <table:table-cell office:value-type="float" office:value="4">
            <text:p>4</text:p>
          </table:table-cell>
          <table:table-cell office:value-type="string">
            <text:p>Each</text:p>
          </table:table-cell>
          <table:table-cell table:style-name="ce1" office:value-type="date" office:date-value="2013-12-17">
            <text:p>12/17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BAKER CTY SHERIFF DEPT</text:p>
          </table:table-cell>
          <table:table-cell office:value-type="string">
            <text:p>2510-01-555-4876</text:p>
          </table:table-cell>
          <table:table-cell office:value-type="string">
            <text:p>WINDOW,VEHICULA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11-26">
            <text:p>11/26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BAKER CTY SHERIFF DEPT</text:p>
          </table:table-cell>
          <table:table-cell office:value-type="string">
            <text:p>8340-01-026-6096</text:p>
          </table:table-cell>
          <table:table-cell office:value-type="string">
            <text:p>SHELTER HALF,TENT</text:p>
          </table:table-cell>
          <table:table-cell office:value-type="float" office:value="5">
            <text:p>5</text:p>
          </table:table-cell>
          <table:table-cell office:value-type="string">
            <text:p>Each</text:p>
          </table:table-cell>
          <table:table-cell table:style-name="ce1" office:value-type="date" office:date-value="2014-03-25">
            <text:p>3/25/2014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BAKER CTY SHERIFF DEPT</text:p>
          </table:table-cell>
          <table:table-cell office:value-type="string">
            <text:p>8415-01-461-8337</text:p>
          </table:table-cell>
          <table:table-cell office:value-type="string">
            <text:p>SHIRT,COLD WEATHER</text:p>
          </table:table-cell>
          <table:table-cell office:value-type="float" office:value="5">
            <text:p>5</text:p>
          </table:table-cell>
          <table:table-cell office:value-type="string">
            <text:p>Each</text:p>
          </table:table-cell>
          <table:table-cell table:style-name="ce1" office:value-type="date" office:date-value="2014-03-25">
            <text:p>3/25/2014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BAKER CTY SHERIFF DEPT</text:p>
          </table:table-cell>
          <table:table-cell office:value-type="string">
            <text:p>8415-01-461-8341</text:p>
          </table:table-cell>
          <table:table-cell office:value-type="string">
            <text:p>SHIRT,COLD WEATHER</text:p>
          </table:table-cell>
          <table:table-cell office:value-type="float" office:value="15">
            <text:p>15</text:p>
          </table:table-cell>
          <table:table-cell office:value-type="string">
            <text:p>Each</text:p>
          </table:table-cell>
          <table:table-cell table:style-name="ce1" office:value-type="date" office:date-value="2014-03-25">
            <text:p>3/25/2014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BAKER CTY SHERIFF DEPT</text:p>
          </table:table-cell>
          <table:table-cell office:value-type="string">
            <text:p>8415-01-461-8356</text:p>
          </table:table-cell>
          <table:table-cell office:value-type="string">
            <text:p>SHIRT,COLD WEATHER</text:p>
          </table:table-cell>
          <table:table-cell office:value-type="float" office:value="10">
            <text:p>10</text:p>
          </table:table-cell>
          <table:table-cell office:value-type="string">
            <text:p>Each</text:p>
          </table:table-cell>
          <table:table-cell table:style-name="ce1" office:value-type="date" office:date-value="2014-03-25">
            <text:p>3/25/2014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BAKER CTY SHERIFF DEPT</text:p>
          </table:table-cell>
          <table:table-cell office:value-type="string">
            <text:p>8415-01-472-6912</text:p>
          </table:table-cell>
          <table:table-cell office:value-type="string">
            <text:p>OVERALLS,COLD WEATHER</text:p>
          </table:table-cell>
          <table:table-cell office:value-type="float" office:value="10">
            <text:p>10</text:p>
          </table:table-cell>
          <table:table-cell office:value-type="string">
            <text:p>Each</text:p>
          </table:table-cell>
          <table:table-cell table:style-name="ce1" office:value-type="date" office:date-value="2013-12-17">
            <text:p>12/17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BAKER CTY SHERIFF DEPT</text:p>
          </table:table-cell>
          <table:table-cell office:value-type="string">
            <text:p>8415-01-472-6914</text:p>
          </table:table-cell>
          <table:table-cell office:value-type="string">
            <text:p>OVERALLS,COLD WEATHER</text:p>
          </table:table-cell>
          <table:table-cell office:value-type="float" office:value="8">
            <text:p>8</text:p>
          </table:table-cell>
          <table:table-cell office:value-type="string">
            <text:p>Each</text:p>
          </table:table-cell>
          <table:table-cell table:style-name="ce1" office:value-type="date" office:date-value="2013-12-17">
            <text:p>12/17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BAKER CTY SHERIFF DEPT</text:p>
          </table:table-cell>
          <table:table-cell office:value-type="string">
            <text:p>8415-01-472-6916</text:p>
          </table:table-cell>
          <table:table-cell office:value-type="string">
            <text:p>OVERALLS,COLD WEATHER</text:p>
          </table:table-cell>
          <table:table-cell office:value-type="float" office:value="15">
            <text:p>15</text:p>
          </table:table-cell>
          <table:table-cell office:value-type="string">
            <text:p>Each</text:p>
          </table:table-cell>
          <table:table-cell table:style-name="ce1" office:value-type="date" office:date-value="2013-12-17">
            <text:p>12/17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BAKER CTY SHERIFF DEPT</text:p>
          </table:table-cell>
          <table:table-cell office:value-type="string">
            <text:p>8415-01-472-6918</text:p>
          </table:table-cell>
          <table:table-cell office:value-type="string">
            <text:p>OVERALLS,COLD WEATHER</text:p>
          </table:table-cell>
          <table:table-cell office:value-type="float" office:value="5">
            <text:p>5</text:p>
          </table:table-cell>
          <table:table-cell office:value-type="string">
            <text:p>Each</text:p>
          </table:table-cell>
          <table:table-cell table:style-name="ce1" office:value-type="date" office:date-value="2013-12-17">
            <text:p>12/17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BAKER CTY SHERIFF DEPT</text:p>
          </table:table-cell>
          <table:table-cell office:value-type="string">
            <text:p>8465-01-322-1966</text:p>
          </table:table-cell>
          <table:table-cell office:value-type="string">
            <text:p>BELT,INDIVIDUAL EQUIPMENT</text:p>
          </table:table-cell>
          <table:table-cell office:value-type="float" office:value="3">
            <text:p>3</text:p>
          </table:table-cell>
          <table:table-cell office:value-type="string">
            <text:p>Each</text:p>
          </table:table-cell>
          <table:table-cell table:style-name="ce1" office:value-type="date" office:date-value="2014-03-25">
            <text:p>3/25/2014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BAKER CTY SHERIFF DEPT</text:p>
          </table:table-cell>
          <table:table-cell office:value-type="string">
            <text:p>8465-01-445-6274</text:p>
          </table:table-cell>
          <table:table-cell office:value-type="string">
            <text:p>MODULAR SLEEP SYSTEM</text:p>
          </table:table-cell>
          <table:table-cell office:value-type="float" office:value="10">
            <text:p>10</text:p>
          </table:table-cell>
          <table:table-cell office:value-type="string">
            <text:p>Each</text:p>
          </table:table-cell>
          <table:table-cell table:style-name="ce1" office:value-type="date" office:date-value="2014-03-25">
            <text:p>3/25/2014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BOARDMAN POLICE DEPT</text:p>
          </table:table-cell>
          <table:table-cell office:value-type="string">
            <text:p>1005-01-484-8000</text:p>
          </table:table-cell>
          <table:table-cell office:value-type="string">
            <text:p>SIGHT,REAR</text:p>
          </table:table-cell>
          <table:table-cell office:value-type="float" office:value="20">
            <text:p>20</text:p>
          </table:table-cell>
          <table:table-cell office:value-type="string">
            <text:p>Each</text:p>
          </table:table-cell>
          <table:table-cell table:style-name="ce1" office:value-type="date" office:date-value="2013-07-31">
            <text:p>7/31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BOARDMAN POLICE DEPT</text:p>
          </table:table-cell>
          <table:table-cell office:value-type="string">
            <text:p>1095-01-421-9418</text:p>
          </table:table-cell>
          <table:table-cell office:value-type="string">
            <text:p>HOLSTER,PISTOL</text:p>
          </table:table-cell>
          <table:table-cell office:value-type="float" office:value="6">
            <text:p>6</text:p>
          </table:table-cell>
          <table:table-cell office:value-type="string">
            <text:p>Each</text:p>
          </table:table-cell>
          <table:table-cell table:style-name="ce1" office:value-type="date" office:date-value="2013-09-17">
            <text:p>9/17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BOARDMAN POLICE DEPT</text:p>
          </table:table-cell>
          <table:table-cell office:value-type="string">
            <text:p>2340-DS-ATV-4WHE</text:p>
          </table:table-cell>
          <table:table-cell office:value-type="string">
            <text:p>ALL TERRAIN VEHICLE, 4 WHEEL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9-17">
            <text:p>9/17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BOARDMAN POLICE DEPT</text:p>
          </table:table-cell>
          <table:table-cell office:value-type="string">
            <text:p>4240-01-292-2818</text:p>
          </table:table-cell>
          <table:table-cell office:value-type="string">
            <text:p>GOGGLES,INDUSTRIAL</text:p>
          </table:table-cell>
          <table:table-cell office:value-type="float" office:value="18">
            <text:p>18</text:p>
          </table:table-cell>
          <table:table-cell office:value-type="string">
            <text:p>Pair</text:p>
          </table:table-cell>
          <table:table-cell table:style-name="ce1" office:value-type="date" office:date-value="2013-09-17">
            <text:p>9/17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BOARDMAN POLICE DEPT</text:p>
          </table:table-cell>
          <table:table-cell office:value-type="string">
            <text:p>6545-01-539-6450</text:p>
          </table:table-cell>
          <table:table-cell office:value-type="string">
            <text:p>BAG,MEDICAL AID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table:style-name="ce1" office:value-type="date" office:date-value="2013-09-17">
            <text:p>9/17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BOARDMAN POLICE DEPT</text:p>
          </table:table-cell>
          <table:table-cell office:value-type="string">
            <text:p>8465-01-525-0577</text:p>
          </table:table-cell>
          <table:table-cell office:value-type="string">
            <text:p>FIGHTING LOAD CARRIER</text:p>
          </table:table-cell>
          <table:table-cell office:value-type="float" office:value="15">
            <text:p>15</text:p>
          </table:table-cell>
          <table:table-cell office:value-type="string">
            <text:p>Each</text:p>
          </table:table-cell>
          <table:table-cell table:style-name="ce1" office:value-type="date" office:date-value="2013-08-13">
            <text:p>8/13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BOARDMAN POLICE DEPT</text:p>
          </table:table-cell>
          <table:table-cell office:value-type="string">
            <text:p>8465-01-525-0598</text:p>
          </table:table-cell>
          <table:table-cell office:value-type="string">
            <text:p>POUCH,M4 THREE MAG</text:p>
          </table:table-cell>
          <table:table-cell office:value-type="float" office:value="15">
            <text:p>15</text:p>
          </table:table-cell>
          <table:table-cell office:value-type="string">
            <text:p>Each</text:p>
          </table:table-cell>
          <table:table-cell table:style-name="ce1" office:value-type="date" office:date-value="2013-08-13">
            <text:p>8/13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 COUNTY SHERIFF'S OFFICE</text:p>
          </table:table-cell>
          <table:table-cell office:value-type="string">
            <text:p>1680-01-218-6521</text:p>
          </table:table-cell>
          <table:table-cell office:value-type="string">
            <text:p>ACTUATOR,ELECTRO-MECHANICAL,LINEA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0-12-13">
            <text:p>12/13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 COUNTY SHERIFF'S OFFICE</text:p>
          </table:table-cell>
          <table:table-cell office:value-type="string">
            <text:p>2805-01-267-5047</text:p>
          </table:table-cell>
          <table:table-cell office:value-type="string">
            <text:p>OUTBOARD MOTOR,GASOLINE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table:style-name="ce1" office:value-type="date" office:date-value="2014-01-14">
            <text:p>1/14/2014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 COUNTY SHERIFF'S OFFICE</text:p>
          </table:table-cell>
          <table:table-cell office:value-type="string">
            <text:p>3431-01-388-7700</text:p>
          </table:table-cell>
          <table:table-cell office:value-type="string">
            <text:p>WELDING MACHINE,INVER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4-01-08">
            <text:p>1/8/2014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 COUNTY SHERIFF'S OFFICE</text:p>
          </table:table-cell>
          <table:table-cell office:value-type="string">
            <text:p>6510-01-540-6484</text:p>
          </table:table-cell>
          <table:table-cell office:value-type="string">
            <text:p>DRESSING,COMPRESSION</text:p>
          </table:table-cell>
          <table:table-cell office:value-type="float" office:value="400">
            <text:p>400</text:p>
          </table:table-cell>
          <table:table-cell office:value-type="string">
            <text:p>Each</text:p>
          </table:table-cell>
          <table:table-cell table:style-name="ce1" office:value-type="date" office:date-value="2013-12-30">
            <text:p>12/30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 COUNTY SHERIFF'S OFFICE</text:p>
          </table:table-cell>
          <table:table-cell office:value-type="string">
            <text:p>6545-01-534-6145</text:p>
          </table:table-cell>
          <table:table-cell office:value-type="string">
            <text:p>MEDICAL EQUIPMENT SET,SURGICAL INSTRUMENT &amp; SUPPLY SET</text:p>
          </table:table-cell>
          <table:table-cell office:value-type="float" office:value="3">
            <text:p>3</text:p>
          </table:table-cell>
          <table:table-cell office:value-type="string">
            <text:p>Set</text:p>
          </table:table-cell>
          <table:table-cell table:style-name="ce1" office:value-type="date" office:date-value="2014-04-22">
            <text:p>4/22/2014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 COUNTY SHERIFF'S OFFICE</text:p>
          </table:table-cell>
          <table:table-cell office:value-type="string">
            <text:p>8415-00-144-4981</text:p>
          </table:table-cell>
          <table:table-cell office:value-type="string">
            <text:p>HELMET,FLYER'S</text:p>
          </table:table-cell>
          <table:table-cell office:value-type="float" office:value="3">
            <text:p>3</text:p>
          </table:table-cell>
          <table:table-cell office:value-type="string">
            <text:p>Each</text:p>
          </table:table-cell>
          <table:table-cell table:style-name="ce1" office:value-type="date" office:date-value="2011-11-14">
            <text:p>11/14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 COUNTY SHERIFF'S OFFICE</text:p>
          </table:table-cell>
          <table:table-cell office:value-type="string">
            <text:p>8415-01-395-2193</text:p>
          </table:table-cell>
          <table:table-cell office:value-type="string">
            <text:p>DUAL VISOR ASSEMBLY</text:p>
          </table:table-cell>
          <table:table-cell office:value-type="float" office:value="4">
            <text:p>4</text:p>
          </table:table-cell>
          <table:table-cell office:value-type="string">
            <text:p>Each</text:p>
          </table:table-cell>
          <table:table-cell table:style-name="ce1" office:value-type="date" office:date-value="2010-11-02">
            <text:p>11/2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 COUNTY SHERIFF'S OFFICE</text:p>
          </table:table-cell>
          <table:table-cell office:value-type="string">
            <text:p>8415-01-395-2196</text:p>
          </table:table-cell>
          <table:table-cell office:value-type="string">
            <text:p>DUAL VISOR ASSEMBLY</text:p>
          </table:table-cell>
          <table:table-cell office:value-type="float" office:value="4">
            <text:p>4</text:p>
          </table:table-cell>
          <table:table-cell office:value-type="string">
            <text:p>Each</text:p>
          </table:table-cell>
          <table:table-cell table:style-name="ce1" office:value-type="date" office:date-value="2010-11-02">
            <text:p>11/2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 COUNTY SHERIFF'S OFFICE</text:p>
          </table:table-cell>
          <table:table-cell office:value-type="string">
            <text:p>8475-01-359-0892</text:p>
          </table:table-cell>
          <table:table-cell office:value-type="string">
            <text:p>HELMET,FLYER'S</text:p>
          </table:table-cell>
          <table:table-cell office:value-type="float" office:value="6">
            <text:p>6</text:p>
          </table:table-cell>
          <table:table-cell office:value-type="string">
            <text:p>Each</text:p>
          </table:table-cell>
          <table:table-cell table:style-name="ce1" office:value-type="date" office:date-value="2011-07-27">
            <text:p>7/27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LACKAMAS COUNTY SHERIFF'S OFFICE</text:p>
          </table:table-cell>
          <table:table-cell office:value-type="string">
            <text:p>8475-01-360-9314</text:p>
          </table:table-cell>
          <table:table-cell office:value-type="string">
            <text:p>HELMET,FLYER'S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table:style-name="ce1" office:value-type="date" office:date-value="2011-04-28">
            <text:p>4/28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TTAGE GROVE POLICE</text:p>
          </table:table-cell>
          <table:table-cell office:value-type="string">
            <text:p>1005-01-471-5456</text:p>
          </table:table-cell>
          <table:table-cell office:value-type="string">
            <text:p>BARREL,CARBIN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7-17">
            <text:p>7/17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TTAGE GROVE POLICE</text:p>
          </table:table-cell>
          <table:table-cell office:value-type="string">
            <text:p>1005-01-471-5456</text:p>
          </table:table-cell>
          <table:table-cell office:value-type="string">
            <text:p>BARREL,CARBIN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7-17">
            <text:p>7/17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TTAGE GROVE POLICE</text:p>
          </table:table-cell>
          <table:table-cell office:value-type="string">
            <text:p>1005-01-471-5456</text:p>
          </table:table-cell>
          <table:table-cell office:value-type="string">
            <text:p>BARREL,CARBIN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7-17">
            <text:p>7/17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TTAGE GROVE POLICE</text:p>
          </table:table-cell>
          <table:table-cell office:value-type="string">
            <text:p>1005-01-471-5456</text:p>
          </table:table-cell>
          <table:table-cell office:value-type="string">
            <text:p>BARREL,CARBIN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7-17">
            <text:p>7/17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TTAGE GROVE POLICE</text:p>
          </table:table-cell>
          <table:table-cell office:value-type="string">
            <text:p>1005-01-471-5456</text:p>
          </table:table-cell>
          <table:table-cell office:value-type="string">
            <text:p>BARREL,CARBIN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7-17">
            <text:p>7/17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TTAGE GROVE POLICE</text:p>
          </table:table-cell>
          <table:table-cell office:value-type="string">
            <text:p>1005-01-471-5456</text:p>
          </table:table-cell>
          <table:table-cell office:value-type="string">
            <text:p>BARREL,CARBIN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7-17">
            <text:p>7/17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TTAGE GROVE POLICE</text:p>
          </table:table-cell>
          <table:table-cell office:value-type="string">
            <text:p>1005-01-484-8000</text:p>
          </table:table-cell>
          <table:table-cell office:value-type="string">
            <text:p>SIGHT,REAR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table:style-name="ce1" office:value-type="date" office:date-value="2011-10-25">
            <text:p>10/25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TTAGE GROVE POLICE</text:p>
          </table:table-cell>
          <table:table-cell office:value-type="string">
            <text:p>1005-01-484-8000</text:p>
          </table:table-cell>
          <table:table-cell office:value-type="string">
            <text:p>SIGHT,REA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10-25">
            <text:p>10/25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TTAGE GROVE POLICE</text:p>
          </table:table-cell>
          <table:table-cell office:value-type="string">
            <text:p>1005-01-484-8000</text:p>
          </table:table-cell>
          <table:table-cell office:value-type="string">
            <text:p>SIGHT,REA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10-25">
            <text:p>10/25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TTAGE GROVE POLICE</text:p>
          </table:table-cell>
          <table:table-cell office:value-type="string">
            <text:p>1005-01-484-8000</text:p>
          </table:table-cell>
          <table:table-cell office:value-type="string">
            <text:p>SIGHT,REA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10-25">
            <text:p>10/25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TTAGE GROVE POLICE</text:p>
          </table:table-cell>
          <table:table-cell office:value-type="string">
            <text:p>1005-01-484-8000</text:p>
          </table:table-cell>
          <table:table-cell office:value-type="string">
            <text:p>SIGHT,REA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10-25">
            <text:p>10/25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TTAGE GROVE POLICE</text:p>
          </table:table-cell>
          <table:table-cell office:value-type="string">
            <text:p>2510-01-545-5887</text:p>
          </table:table-cell>
          <table:table-cell office:value-type="string">
            <text:p>DOOR,VEHICULA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7-06">
            <text:p>7/6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TTAGE GROVE POLICE</text:p>
          </table:table-cell>
          <table:table-cell office:value-type="string">
            <text:p>2510-01-545-5887</text:p>
          </table:table-cell>
          <table:table-cell office:value-type="string">
            <text:p>DOOR,VEHICULA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6-29">
            <text:p>6/29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TTAGE GROVE POLICE</text:p>
          </table:table-cell>
          <table:table-cell office:value-type="string">
            <text:p>2510-01-545-5890</text:p>
          </table:table-cell>
          <table:table-cell office:value-type="string">
            <text:p>DOOR,VEHICULAR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table:style-name="ce1" office:value-type="date" office:date-value="2011-07-05">
            <text:p>7/5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TTAGE GROVE POLICE</text:p>
          </table:table-cell>
          <table:table-cell office:value-type="string">
            <text:p>2510-01-545-5891</text:p>
          </table:table-cell>
          <table:table-cell office:value-type="string">
            <text:p>DOOR,VEHICULAR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table:style-name="ce1" office:value-type="date" office:date-value="2011-06-29">
            <text:p>6/29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TTAGE GROVE POLICE</text:p>
          </table:table-cell>
          <table:table-cell office:value-type="string">
            <text:p>2510-01-545-5893</text:p>
          </table:table-cell>
          <table:table-cell office:value-type="string">
            <text:p>DOOR,VEHICULA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6-29">
            <text:p>6/29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TTAGE GROVE POLICE</text:p>
          </table:table-cell>
          <table:table-cell office:value-type="string">
            <text:p>2510-01-545-5893</text:p>
          </table:table-cell>
          <table:table-cell office:value-type="string">
            <text:p>DOOR,VEHICULA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7-06">
            <text:p>7/6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TTAGE GROVE POLICE</text:p>
          </table:table-cell>
          <table:table-cell office:value-type="string">
            <text:p>5895-01-540-4543</text:p>
          </table:table-cell>
          <table:table-cell office:value-type="string">
            <text:p>COMPUTER,LAPTOP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10-08">
            <text:p>10/8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COTTAGE GROVE POLICE</text:p>
          </table:table-cell>
          <table:table-cell office:value-type="string">
            <text:p>6230-01-588-8427</text:p>
          </table:table-cell>
          <table:table-cell office:value-type="string">
            <text:p>LIGHT KIT,WEAPONS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3-05">
            <text:p>3/5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ALLAS POLICE DEPT</text:p>
          </table:table-cell>
          <table:table-cell office:value-type="string">
            <text:p>6510-00-201-7430</text:p>
          </table:table-cell>
          <table:table-cell office:value-type="string">
            <text:p>DRESSING,FIRST AID,FIELD</text:p>
          </table:table-cell>
          <table:table-cell office:value-type="float" office:value="100">
            <text:p>100</text:p>
          </table:table-cell>
          <table:table-cell office:value-type="string">
            <text:p>Each</text:p>
          </table:table-cell>
          <table:table-cell table:style-name="ce1" office:value-type="date" office:date-value="2013-07-23">
            <text:p>7/23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ALLAS POLICE DEPT</text:p>
          </table:table-cell>
          <table:table-cell office:value-type="string">
            <text:p>6510-01-503-2117</text:p>
          </table:table-cell>
          <table:table-cell office:value-type="string">
            <text:p>BANDAGE,GAUZE</text:p>
          </table:table-cell>
          <table:table-cell office:value-type="float" office:value="100">
            <text:p>100</text:p>
          </table:table-cell>
          <table:table-cell office:value-type="string">
            <text:p>Roll</text:p>
          </table:table-cell>
          <table:table-cell table:style-name="ce1" office:value-type="date" office:date-value="2013-07-17">
            <text:p>7/17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ALLAS POLICE DEPT</text:p>
          </table:table-cell>
          <table:table-cell office:value-type="string">
            <text:p>6510-01-540-6484</text:p>
          </table:table-cell>
          <table:table-cell office:value-type="string">
            <text:p>DRESSING,COMPRESSION</text:p>
          </table:table-cell>
          <table:table-cell office:value-type="float" office:value="100">
            <text:p>100</text:p>
          </table:table-cell>
          <table:table-cell office:value-type="string">
            <text:p>Each</text:p>
          </table:table-cell>
          <table:table-cell table:style-name="ce1" office:value-type="date" office:date-value="2013-07-23">
            <text:p>7/23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ESCHUTES CTY SHERIFF</text:p>
          </table:table-cell>
          <table:table-cell office:value-type="string">
            <text:p>1005-00-921-5004</text:p>
          </table:table-cell>
          <table:table-cell office:value-type="string">
            <text:p>MAGAZINE,CARTRIDGE</text:p>
          </table:table-cell>
          <table:table-cell office:value-type="float" office:value="404">
            <text:p>404</text:p>
          </table:table-cell>
          <table:table-cell office:value-type="string">
            <text:p>Each</text:p>
          </table:table-cell>
          <table:table-cell table:style-name="ce1" office:value-type="date" office:date-value="2012-08-13">
            <text:p>8/13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ESCHUTES CTY SHERIFF</text:p>
          </table:table-cell>
          <table:table-cell office:value-type="string">
            <text:p>5855-01-457-2953</text:p>
          </table:table-cell>
          <table:table-cell office:value-type="string">
            <text:p>MOUNT,VIEWER</text:p>
          </table:table-cell>
          <table:table-cell office:value-type="float" office:value="30">
            <text:p>30</text:p>
          </table:table-cell>
          <table:table-cell office:value-type="string">
            <text:p>Each</text:p>
          </table:table-cell>
          <table:table-cell table:style-name="ce1" office:value-type="date" office:date-value="2012-05-12">
            <text:p>5/12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DESCHUTES CTY SHERIFF</text:p>
          </table:table-cell>
          <table:table-cell office:value-type="string">
            <text:p>6650-01-336-8197</text:p>
          </table:table-cell>
          <table:table-cell office:value-type="string">
            <text:p>FIBERSCOPE</text:p>
          </table:table-cell>
          <table:table-cell office:value-type="float" office:value="2">
            <text:p>2</text:p>
          </table:table-cell>
          <table:table-cell office:value-type="string">
            <text:p>Kit</text:p>
          </table:table-cell>
          <table:table-cell table:style-name="ce1" office:value-type="date" office:date-value="2012-06-16">
            <text:p>6/16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EUGENE POLICE DEPT</text:p>
          </table:table-cell>
          <table:table-cell office:value-type="string">
            <text:p>5340-01-509-1467</text:p>
          </table:table-cell>
          <table:table-cell office:value-type="string">
            <text:p>BRACKET,LEVER</text:p>
          </table:table-cell>
          <table:table-cell office:value-type="float" office:value="26">
            <text:p>26</text:p>
          </table:table-cell>
          <table:table-cell office:value-type="string">
            <text:p>Each</text:p>
          </table:table-cell>
          <table:table-cell table:style-name="ce1" office:value-type="date" office:date-value="2012-03-10">
            <text:p>3/10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EUGENE POLICE DEPT</text:p>
          </table:table-cell>
          <table:table-cell office:value-type="string">
            <text:p>5860-01-394-7781</text:p>
          </table:table-cell>
          <table:table-cell office:value-type="string">
            <text:p>BORELIGHT SYSTEM,LAS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3-15">
            <text:p>3/15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INDEPENDENCE POLICE DEPT</text:p>
          </table:table-cell>
          <table:table-cell office:value-type="string">
            <text:p>1005-00-056-2237</text:p>
          </table:table-cell>
          <table:table-cell office:value-type="string">
            <text:p>MAGAZINE,CARTRIDGE</text:p>
          </table:table-cell>
          <table:table-cell office:value-type="float" office:value="20">
            <text:p>20</text:p>
          </table:table-cell>
          <table:table-cell office:value-type="string">
            <text:p>Each</text:p>
          </table:table-cell>
          <table:table-cell table:style-name="ce1" office:value-type="date" office:date-value="2012-02-18">
            <text:p>2/18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INDEPENDENCE POLICE DEPT</text:p>
          </table:table-cell>
          <table:table-cell office:value-type="string">
            <text:p>1005-00-056-2237</text:p>
          </table:table-cell>
          <table:table-cell office:value-type="string">
            <text:p>MAGAZINE,CARTRIDGE</text:p>
          </table:table-cell>
          <table:table-cell office:value-type="float" office:value="20">
            <text:p>20</text:p>
          </table:table-cell>
          <table:table-cell office:value-type="string">
            <text:p>Each</text:p>
          </table:table-cell>
          <table:table-cell table:style-name="ce1" office:value-type="date" office:date-value="2012-03-31">
            <text:p>3/31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INDEPENDENCE POLICE DEPT</text:p>
          </table:table-cell>
          <table:table-cell office:value-type="string">
            <text:p>1005-00-921-5004</text:p>
          </table:table-cell>
          <table:table-cell office:value-type="string">
            <text:p>MAGAZINE,CARTRIDGE</text:p>
          </table:table-cell>
          <table:table-cell office:value-type="float" office:value="7">
            <text:p>7</text:p>
          </table:table-cell>
          <table:table-cell office:value-type="string">
            <text:p>Each</text:p>
          </table:table-cell>
          <table:table-cell table:style-name="ce1" office:value-type="date" office:date-value="2012-04-28">
            <text:p>4/28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INDEPENDENCE POLICE DEPT</text:p>
          </table:table-cell>
          <table:table-cell office:value-type="string">
            <text:p>1005-01-562-9455</text:p>
          </table:table-cell>
          <table:table-cell office:value-type="string">
            <text:p>HOLDER,MULTIPLE MAGAZINE</text:p>
          </table:table-cell>
          <table:table-cell office:value-type="float" office:value="9">
            <text:p>9</text:p>
          </table:table-cell>
          <table:table-cell office:value-type="string">
            <text:p>Each</text:p>
          </table:table-cell>
          <table:table-cell table:style-name="ce1" office:value-type="date" office:date-value="2012-02-11">
            <text:p>2/11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INDEPENDENCE POLICE DEPT</text:p>
          </table:table-cell>
          <table:table-cell office:value-type="string">
            <text:p>1240-01-00L-T110</text:p>
          </table:table-cell>
          <table:table-cell office:value-type="string">
            <text:p>DESC=LARUE TACTICAL MOUNT</text:p>
          </table:table-cell>
          <table:table-cell office:value-type="float" office:value="15">
            <text:p>15</text:p>
          </table:table-cell>
          <table:table-cell office:value-type="string">
            <text:p>Each</text:p>
          </table:table-cell>
          <table:table-cell table:style-name="ce1" office:value-type="date" office:date-value="2012-01-14">
            <text:p>1/14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INDEPENDENCE POLICE DEPT</text:p>
          </table:table-cell>
          <table:table-cell office:value-type="string">
            <text:p>1240-01-589-3524</text:p>
          </table:table-cell>
          <table:table-cell office:value-type="string">
            <text:p>MOMS RAIL AD</text:p>
          </table:table-cell>
          <table:table-cell office:value-type="float" office:value="6">
            <text:p>6</text:p>
          </table:table-cell>
          <table:table-cell office:value-type="string">
            <text:p>Each</text:p>
          </table:table-cell>
          <table:table-cell table:style-name="ce1" office:value-type="date" office:date-value="2012-05-05">
            <text:p>5/5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INDEPENDENCE POLICE DEPT</text:p>
          </table:table-cell>
          <table:table-cell office:value-type="string">
            <text:p>3431-01-442-6373</text:p>
          </table:table-cell>
          <table:table-cell office:value-type="string">
            <text:p>WELDING MACHINE,ARC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10-01">
            <text:p>10/1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INDEPENDENCE POLICE DEPT</text:p>
          </table:table-cell>
          <table:table-cell office:value-type="string">
            <text:p>4120-01-449-0459</text:p>
          </table:table-cell>
          <table:table-cell office:value-type="string">
            <text:p>AIR CONDITION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4-05-27">
            <text:p>5/27/2014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INDEPENDENCE POLICE DEPT</text:p>
          </table:table-cell>
          <table:table-cell office:value-type="string">
            <text:p>5820-01-518-4487</text:p>
          </table:table-cell>
          <table:table-cell office:value-type="string">
            <text:p>RECEIVER-TRANSMITTER,RADIO</text:p>
          </table:table-cell>
          <table:table-cell office:value-type="float" office:value="10">
            <text:p>10</text:p>
          </table:table-cell>
          <table:table-cell office:value-type="string">
            <text:p>Each</text:p>
          </table:table-cell>
          <table:table-cell table:style-name="ce1" office:value-type="date" office:date-value="2012-02-25">
            <text:p>2/25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INDEPENDENCE POLICE DEPT</text:p>
          </table:table-cell>
          <table:table-cell office:value-type="string">
            <text:p>5820-01-551-6851</text:p>
          </table:table-cell>
          <table:table-cell office:value-type="string">
            <text:p>RADIO,GPS,HANDHELD</text:p>
          </table:table-cell>
          <table:table-cell office:value-type="float" office:value="17">
            <text:p>17</text:p>
          </table:table-cell>
          <table:table-cell office:value-type="string">
            <text:p>Each</text:p>
          </table:table-cell>
          <table:table-cell table:style-name="ce1" office:value-type="date" office:date-value="2012-12-13">
            <text:p>12/13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INDEPENDENCE POLICE DEPT</text:p>
          </table:table-cell>
          <table:table-cell office:value-type="string">
            <text:p>6230-01-096-3508</text:p>
          </table:table-cell>
          <table:table-cell office:value-type="string">
            <text:p>FLOODLIGHT SET,ELECTRIC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10-16">
            <text:p>10/16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INDEPENDENCE POLICE DEPT</text:p>
          </table:table-cell>
          <table:table-cell office:value-type="string">
            <text:p>6230-01-563-5725</text:p>
          </table:table-cell>
          <table:table-cell office:value-type="string">
            <text:p>LIGHT UNIT,PORTABL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12-05">
            <text:p>12/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INDEPENDENCE POLICE DEPT</text:p>
          </table:table-cell>
          <table:table-cell office:value-type="string">
            <text:p>6240-01-532-4184</text:p>
          </table:table-cell>
          <table:table-cell office:value-type="string">
            <text:p>LAMP,INCANDESCENT</text:p>
          </table:table-cell>
          <table:table-cell office:value-type="float" office:value="3">
            <text:p>3</text:p>
          </table:table-cell>
          <table:table-cell office:value-type="string">
            <text:p>Each</text:p>
          </table:table-cell>
          <table:table-cell table:style-name="ce1" office:value-type="date" office:date-value="2013-11-12">
            <text:p>11/12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INDEPENDENCE POLICE DEPT</text:p>
          </table:table-cell>
          <table:table-cell office:value-type="string">
            <text:p>6510-01-562-3325</text:p>
          </table:table-cell>
          <table:table-cell office:value-type="string">
            <text:p>BANDAGE,GAUZE,IMPREGNATED</text:p>
          </table:table-cell>
          <table:table-cell office:value-type="float" office:value="200">
            <text:p>200</text:p>
          </table:table-cell>
          <table:table-cell office:value-type="string">
            <text:p>Each</text:p>
          </table:table-cell>
          <table:table-cell table:style-name="ce1" office:value-type="date" office:date-value="2013-09-18">
            <text:p>9/18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INDEPENDENCE POLICE DEPT</text:p>
          </table:table-cell>
          <table:table-cell office:value-type="string">
            <text:p>6545-01-525-9847</text:p>
          </table:table-cell>
          <table:table-cell office:value-type="string">
            <text:p>MODULE,TRAUMA</text:p>
          </table:table-cell>
          <table:table-cell office:value-type="float" office:value="18">
            <text:p>18</text:p>
          </table:table-cell>
          <table:table-cell office:value-type="string">
            <text:p>Each</text:p>
          </table:table-cell>
          <table:table-cell table:style-name="ce1" office:value-type="date" office:date-value="2013-08-13">
            <text:p>8/13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INDEPENDENCE POLICE DEPT</text:p>
          </table:table-cell>
          <table:table-cell office:value-type="string">
            <text:p>6545-01-532-3674</text:p>
          </table:table-cell>
          <table:table-cell office:value-type="string">
            <text:p>MES COMBAT LIFESAVER VERSION 2005</text:p>
          </table:table-cell>
          <table:table-cell office:value-type="float" office:value="15">
            <text:p>15</text:p>
          </table:table-cell>
          <table:table-cell office:value-type="string">
            <text:p>Set</text:p>
          </table:table-cell>
          <table:table-cell table:style-name="ce1" office:value-type="date" office:date-value="2013-12-05">
            <text:p>12/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INDEPENDENCE POLICE DEPT</text:p>
          </table:table-cell>
          <table:table-cell office:value-type="string">
            <text:p>6545-01-539-6450</text:p>
          </table:table-cell>
          <table:table-cell office:value-type="string">
            <text:p>BAG,MEDICAL AID</text:p>
          </table:table-cell>
          <table:table-cell office:value-type="float" office:value="13">
            <text:p>13</text:p>
          </table:table-cell>
          <table:table-cell office:value-type="string">
            <text:p>Each</text:p>
          </table:table-cell>
          <table:table-cell table:style-name="ce1" office:value-type="date" office:date-value="2013-10-01">
            <text:p>10/1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INDEPENDENCE POLICE DEPT</text:p>
          </table:table-cell>
          <table:table-cell office:value-type="string">
            <text:p>6665-01-591-2113</text:p>
          </table:table-cell>
          <table:table-cell office:value-type="string">
            <text:p>ALARM,GAS,AUTOMATIC</text:p>
          </table:table-cell>
          <table:table-cell office:value-type="float" office:value="1">
            <text:p>1</text:p>
          </table:table-cell>
          <table:table-cell office:value-type="string">
            <text:p>Unknown</text:p>
          </table:table-cell>
          <table:table-cell table:style-name="ce1" office:value-type="date" office:date-value="2014-05-20">
            <text:p>5/20/2014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INDEPENDENCE POLICE DEPT</text:p>
          </table:table-cell>
          <table:table-cell office:value-type="string">
            <text:p>7021-01-573-3320</text:p>
          </table:table-cell>
          <table:table-cell office:value-type="string">
            <text:p>COMPUTER,DIGITAL,MISSION PLANNER</text:p>
          </table:table-cell>
          <table:table-cell office:value-type="float" office:value="6">
            <text:p>6</text:p>
          </table:table-cell>
          <table:table-cell office:value-type="string">
            <text:p>Each</text:p>
          </table:table-cell>
          <table:table-cell table:style-name="ce1" office:value-type="date" office:date-value="2012-12-13">
            <text:p>12/13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INDEPENDENCE POLICE DEPT</text:p>
          </table:table-cell>
          <table:table-cell office:value-type="string">
            <text:p>7025-01-179-2669</text:p>
          </table:table-cell>
          <table:table-cell office:value-type="string">
            <text:p>CONTAINER,REUSABL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8-06">
            <text:p>8/6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INDEPENDENCE POLICE DEPT</text:p>
          </table:table-cell>
          <table:table-cell office:value-type="string">
            <text:p>7105-DS-COT-0000</text:p>
          </table:table-cell>
          <table:table-cell office:value-type="string">
            <text:p>COT</text:p>
          </table:table-cell>
          <table:table-cell office:value-type="float" office:value="10">
            <text:p>10</text:p>
          </table:table-cell>
          <table:table-cell office:value-type="string">
            <text:p>Each</text:p>
          </table:table-cell>
          <table:table-cell table:style-name="ce1" office:value-type="date" office:date-value="2014-05-28">
            <text:p>5/28/2014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INDEPENDENCE POLICE DEPT</text:p>
          </table:table-cell>
          <table:table-cell office:value-type="string">
            <text:p>8415-01-535-0075</text:p>
          </table:table-cell>
          <table:table-cell office:value-type="string">
            <text:p>COVERALLS,COMBAT VEHICLE CREWMEN'S</text:p>
          </table:table-cell>
          <table:table-cell office:value-type="float" office:value="10">
            <text:p>10</text:p>
          </table:table-cell>
          <table:table-cell office:value-type="string">
            <text:p>Each</text:p>
          </table:table-cell>
          <table:table-cell table:style-name="ce1" office:value-type="date" office:date-value="2012-01-21">
            <text:p>1/21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INDEPENDENCE POLICE DEPT</text:p>
          </table:table-cell>
          <table:table-cell office:value-type="string">
            <text:p>8415-01-535-0081</text:p>
          </table:table-cell>
          <table:table-cell office:value-type="string">
            <text:p>COVERALLS,COMBAT VEHICLE CREWMEN'S</text:p>
          </table:table-cell>
          <table:table-cell office:value-type="float" office:value="10">
            <text:p>10</text:p>
          </table:table-cell>
          <table:table-cell office:value-type="string">
            <text:p>Each</text:p>
          </table:table-cell>
          <table:table-cell table:style-name="ce1" office:value-type="date" office:date-value="2012-01-21">
            <text:p>1/21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INDEPENDENCE POLICE DEPT</text:p>
          </table:table-cell>
          <table:table-cell office:value-type="string">
            <text:p>8465-01-569-8802</text:p>
          </table:table-cell>
          <table:table-cell office:value-type="string">
            <text:p>KIT,MODERN ARMY COMBATIVES</text:p>
          </table:table-cell>
          <table:table-cell office:value-type="float" office:value="1">
            <text:p>1</text:p>
          </table:table-cell>
          <table:table-cell office:value-type="string">
            <text:p>Kit</text:p>
          </table:table-cell>
          <table:table-cell table:style-name="ce1" office:value-type="date" office:date-value="2014-03-26">
            <text:p>3/26/2014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JUNCTION CITY POLICE DEPT</text:p>
          </table:table-cell>
          <table:table-cell office:value-type="string">
            <text:p>1240-01-499-3547</text:p>
          </table:table-cell>
          <table:table-cell office:value-type="string">
            <text:p>BINOCULAR</text:p>
          </table:table-cell>
          <table:table-cell office:value-type="float" office:value="13">
            <text:p>13</text:p>
          </table:table-cell>
          <table:table-cell office:value-type="string">
            <text:p>Each</text:p>
          </table:table-cell>
          <table:table-cell table:style-name="ce1" office:value-type="date" office:date-value="2011-09-17">
            <text:p>9/17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 COUNTY SHERIFF'S OFFICE</text:p>
          </table:table-cell>
          <table:table-cell office:value-type="string">
            <text:p>1005-00-921-5004</text:p>
          </table:table-cell>
          <table:table-cell office:value-type="string">
            <text:p>MAGAZINE,CARTRIDGE</text:p>
          </table:table-cell>
          <table:table-cell office:value-type="float" office:value="100">
            <text:p>100</text:p>
          </table:table-cell>
          <table:table-cell office:value-type="string">
            <text:p>Each</text:p>
          </table:table-cell>
          <table:table-cell table:style-name="ce1" office:value-type="date" office:date-value="2013-07-03">
            <text:p>7/3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 COUNTY SHERIFF'S OFFICE</text:p>
          </table:table-cell>
          <table:table-cell office:value-type="string">
            <text:p>1740-01-461-4279</text:p>
          </table:table-cell>
          <table:table-cell office:value-type="string">
            <text:p>TRACTOR,WHEELED,AIRCRAFT TOWING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11-23T00:29:40.999998">
            <text:p>11/23/2013 0:29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 COUNTY SHERIFF'S OFFICE</text:p>
          </table:table-cell>
          <table:table-cell office:value-type="string">
            <text:p>2330-01-387-5443</text:p>
          </table:table-cell>
          <table:table-cell office:value-type="string">
            <text:p>TRAILER,CARGO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11-23T00:24:19.000002">
            <text:p>11/23/2013 0:24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 COUNTY SHERIFF'S OFFICE</text:p>
          </table:table-cell>
          <table:table-cell office:value-type="string">
            <text:p>2355-01-583-0897</text:p>
          </table:table-cell>
          <table:table-cell office:value-type="string">
            <text:p>INTERIOR BUNDLE LRIP 9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4-04-10">
            <text:p>4/10/2014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 COUNTY SHERIFF'S OFFICE</text:p>
          </table:table-cell>
          <table:table-cell office:value-type="string">
            <text:p>2355-01-583-0909</text:p>
          </table:table-cell>
          <table:table-cell office:value-type="string">
            <text:p>INTERIOR BUNDLE LRIP 10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4-04-22">
            <text:p>4/22/2014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 COUNTY SHERIFF'S OFFICE</text:p>
          </table:table-cell>
          <table:table-cell office:value-type="string">
            <text:p>2355-01-583-0929</text:p>
          </table:table-cell>
          <table:table-cell office:value-type="string">
            <text:p>EXTERIOR BUNDLE LRIP 11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4-04-22">
            <text:p>4/22/2014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 COUNTY SHERIFF'S OFFICE</text:p>
          </table:table-cell>
          <table:table-cell office:value-type="string">
            <text:p>4240-01-505-6644</text:p>
          </table:table-cell>
          <table:table-cell office:value-type="string">
            <text:p>COMMUNICATION SYSTEM,RESPIRATOR</text:p>
          </table:table-cell>
          <table:table-cell office:value-type="float" office:value="4">
            <text:p>4</text:p>
          </table:table-cell>
          <table:table-cell office:value-type="string">
            <text:p>Each</text:p>
          </table:table-cell>
          <table:table-cell table:style-name="ce1" office:value-type="date" office:date-value="2013-07-16">
            <text:p>7/16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 COUNTY SHERIFF'S OFFICE</text:p>
          </table:table-cell>
          <table:table-cell office:value-type="string">
            <text:p>5855-01-451-9877</text:p>
          </table:table-cell>
          <table:table-cell office:value-type="string">
            <text:p>TRANSMITTER,INFRARED</text:p>
          </table:table-cell>
          <table:table-cell office:value-type="float" office:value="3">
            <text:p>3</text:p>
          </table:table-cell>
          <table:table-cell office:value-type="string">
            <text:p>Each</text:p>
          </table:table-cell>
          <table:table-cell table:style-name="ce1" office:value-type="date" office:date-value="2013-06-27">
            <text:p>6/27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 COUNTY SHERIFF'S OFFICE</text:p>
          </table:table-cell>
          <table:table-cell office:value-type="string">
            <text:p>5855-01-457-2953</text:p>
          </table:table-cell>
          <table:table-cell office:value-type="string">
            <text:p>MOUNT,VIEWER</text:p>
          </table:table-cell>
          <table:table-cell office:value-type="float" office:value="30">
            <text:p>30</text:p>
          </table:table-cell>
          <table:table-cell office:value-type="string">
            <text:p>Each</text:p>
          </table:table-cell>
          <table:table-cell table:style-name="ce1" office:value-type="date" office:date-value="2013-11-23T21:52:03.999999">
            <text:p>11/23/2013 21:52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 COUNTY SHERIFF'S OFFICE</text:p>
          </table:table-cell>
          <table:table-cell office:value-type="string">
            <text:p>6130-01-495-2839</text:p>
          </table:table-cell>
          <table:table-cell office:value-type="string">
            <text:p>CHARGER,BATTERY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4-03-24">
            <text:p>3/24/2014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 COUNTY SHERIFF'S OFFICE</text:p>
          </table:table-cell>
          <table:table-cell office:value-type="string">
            <text:p>6530-01-531-6902</text:p>
          </table:table-cell>
          <table:table-cell office:value-type="string">
            <text:p>CARRIER LITTER,NO.2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table:style-name="ce1" office:value-type="date" office:date-value="2013-11-22T03:50:33.000003">
            <text:p>11/22/2013 3:5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 COUNTY SHERIFF'S OFFICE</text:p>
          </table:table-cell>
          <table:table-cell office:value-type="string">
            <text:p>6545-01-530-0929</text:p>
          </table:table-cell>
          <table:table-cell office:value-type="string">
            <text:p>FIRST AID KIT,UNIVERSAL</text:p>
          </table:table-cell>
          <table:table-cell office:value-type="float" office:value="10">
            <text:p>10</text:p>
          </table:table-cell>
          <table:table-cell office:value-type="string">
            <text:p>Kit</text:p>
          </table:table-cell>
          <table:table-cell table:style-name="ce1" office:value-type="date" office:date-value="2013-11-22T03:47:01.000003">
            <text:p>11/22/2013 3:47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 COUNTY SHERIFF'S OFFICE</text:p>
          </table:table-cell>
          <table:table-cell office:value-type="string">
            <text:p>8415-00-144-4981</text:p>
          </table:table-cell>
          <table:table-cell office:value-type="string">
            <text:p>HELMET,FLYER'S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table:style-name="ce1" office:value-type="date" office:date-value="2011-11-30">
            <text:p>11/30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 COUNTY SHERIFF'S OFFICE</text:p>
          </table:table-cell>
          <table:table-cell office:value-type="string">
            <text:p>8415-01-308-5359</text:p>
          </table:table-cell>
          <table:table-cell office:value-type="string">
            <text:p>HELMET,FLYER'S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1-18">
            <text:p>1/18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 COUNTY SHERIFF'S OFFICE</text:p>
          </table:table-cell>
          <table:table-cell office:value-type="string">
            <text:p>8415-01-394-8035</text:p>
          </table:table-cell>
          <table:table-cell office:value-type="string">
            <text:p>HELMET,FLYER'S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6-14">
            <text:p>6/14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 COUNTY SHERIFF'S OFFICE</text:p>
          </table:table-cell>
          <table:table-cell office:value-type="string">
            <text:p>8415-01-442-1991</text:p>
          </table:table-cell>
          <table:table-cell office:value-type="string">
            <text:p>VEST,SURVIVAL</text:p>
          </table:table-cell>
          <table:table-cell office:value-type="float" office:value="3">
            <text:p>3</text:p>
          </table:table-cell>
          <table:table-cell office:value-type="string">
            <text:p>Each</text:p>
          </table:table-cell>
          <table:table-cell table:style-name="ce1" office:value-type="date" office:date-value="2012-01-17">
            <text:p>1/17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 COUNTY SHERIFF'S OFFICE</text:p>
          </table:table-cell>
          <table:table-cell office:value-type="string">
            <text:p>8415-01-442-1991</text:p>
          </table:table-cell>
          <table:table-cell office:value-type="string">
            <text:p>VEST,SURVIVAL</text:p>
          </table:table-cell>
          <table:table-cell office:value-type="float" office:value="3">
            <text:p>3</text:p>
          </table:table-cell>
          <table:table-cell office:value-type="string">
            <text:p>Each</text:p>
          </table:table-cell>
          <table:table-cell table:style-name="ce1" office:value-type="date" office:date-value="2013-11-22T03:53:15.000003">
            <text:p>11/22/2013 3:53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 COUNTY SHERIFF'S OFFICE</text:p>
          </table:table-cell>
          <table:table-cell office:value-type="string">
            <text:p>8415-01-514-8856</text:p>
          </table:table-cell>
          <table:table-cell office:value-type="string">
            <text:p>FACESHIELD,RIOT CONTROL</text:p>
          </table:table-cell>
          <table:table-cell office:value-type="float" office:value="40">
            <text:p>40</text:p>
          </table:table-cell>
          <table:table-cell office:value-type="string">
            <text:p>Each</text:p>
          </table:table-cell>
          <table:table-cell table:style-name="ce1" office:value-type="date" office:date-value="2013-07-15">
            <text:p>7/1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 COUNTY SHERIFF'S OFFICE</text:p>
          </table:table-cell>
          <table:table-cell office:value-type="string">
            <text:p>8415-01-BAC-ACLA</text:p>
          </table:table-cell>
          <table:table-cell office:value-type="string">
            <text:p>CPCV BALACAUA-TAN</text:p>
          </table:table-cell>
          <table:table-cell office:value-type="float" office:value="12">
            <text:p>12</text:p>
          </table:table-cell>
          <table:table-cell office:value-type="string">
            <text:p>Each</text:p>
          </table:table-cell>
          <table:table-cell table:style-name="ce1" office:value-type="date" office:date-value="2013-11-22T04:04:41.000001">
            <text:p>11/22/2013 4:04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 COUNTY SHERIFF'S OFFICE</text:p>
          </table:table-cell>
          <table:table-cell office:value-type="string">
            <text:p>8465-01-520-4857</text:p>
          </table:table-cell>
          <table:table-cell office:value-type="string">
            <text:p>RUCKSACK,FIELD PACK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table:style-name="ce1" office:value-type="date" office:date-value="2013-11-22T03:42:00.999997">
            <text:p>11/22/2013 3:42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 COUNTY SHERIFF'S OFFICE</text:p>
          </table:table-cell>
          <table:table-cell office:value-type="string">
            <text:p>8465-01-524-7624</text:p>
          </table:table-cell>
          <table:table-cell office:value-type="string">
            <text:p>GRENADIER SET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11-22T04:08:13.000001">
            <text:p>11/22/2013 4:08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 COUNTY SHERIFF'S OFFICE</text:p>
          </table:table-cell>
          <table:table-cell office:value-type="string">
            <text:p>8465-01-524-7624</text:p>
          </table:table-cell>
          <table:table-cell office:value-type="string">
            <text:p>GRENADIER SET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11-22T04:13:15.999997">
            <text:p>11/22/2013 4:13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 COUNTY SHERIFF'S OFFICE</text:p>
          </table:table-cell>
          <table:table-cell office:value-type="string">
            <text:p>8465-DS-HOL-STER</text:p>
          </table:table-cell>
          <table:table-cell office:value-type="string">
            <text:p>INDIVIDUAL HOLSTER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table:style-name="ce1" office:value-type="date" office:date-value="2013-11-22T03:37:25.000001">
            <text:p>11/22/2013 3:37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 FALLS POLICE DEPT</text:p>
          </table:table-cell>
          <table:table-cell office:value-type="string">
            <text:p>1005-01-471-5456</text:p>
          </table:table-cell>
          <table:table-cell office:value-type="string">
            <text:p>BARREL,CARBINE</text:p>
          </table:table-cell>
          <table:table-cell office:value-type="float" office:value="15">
            <text:p>15</text:p>
          </table:table-cell>
          <table:table-cell office:value-type="string">
            <text:p>Each</text:p>
          </table:table-cell>
          <table:table-cell table:style-name="ce1" office:value-type="date" office:date-value="2014-08-12">
            <text:p>8/12/2014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KLAMATH FALLS POLICE DEPT</text:p>
          </table:table-cell>
          <table:table-cell office:value-type="string">
            <text:p>6545-01-536-9467</text:p>
          </table:table-cell>
          <table:table-cell office:value-type="string">
            <text:p>KIT,FIRST AID,INDIVIDUAL-SOF,COMPLETE</text:p>
          </table:table-cell>
          <table:table-cell office:value-type="float" office:value="20">
            <text:p>20</text:p>
          </table:table-cell>
          <table:table-cell office:value-type="string">
            <text:p>Each</text:p>
          </table:table-cell>
          <table:table-cell table:style-name="ce1" office:value-type="date" office:date-value="2014-05-21">
            <text:p>5/21/2014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1005-00-921-5004</text:p>
          </table:table-cell>
          <table:table-cell office:value-type="string">
            <text:p>MAGAZINE,CARTRIDGE</text:p>
          </table:table-cell>
          <table:table-cell office:value-type="float" office:value="50">
            <text:p>50</text:p>
          </table:table-cell>
          <table:table-cell office:value-type="string">
            <text:p>Each</text:p>
          </table:table-cell>
          <table:table-cell table:style-name="ce1" office:value-type="date" office:date-value="2011-09-10">
            <text:p>9/10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1005-00-921-5004</text:p>
          </table:table-cell>
          <table:table-cell office:value-type="string">
            <text:p>MAGAZINE,CARTRIDGE</text:p>
          </table:table-cell>
          <table:table-cell office:value-type="float" office:value="14">
            <text:p>14</text:p>
          </table:table-cell>
          <table:table-cell office:value-type="string">
            <text:p>Each</text:p>
          </table:table-cell>
          <table:table-cell table:style-name="ce1" office:value-type="date" office:date-value="2011-08-27">
            <text:p>8/27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1005-00-921-5004</text:p>
          </table:table-cell>
          <table:table-cell office:value-type="string">
            <text:p>MAGAZINE,CARTRIDGE</text:p>
          </table:table-cell>
          <table:table-cell office:value-type="float" office:value="14">
            <text:p>14</text:p>
          </table:table-cell>
          <table:table-cell office:value-type="string">
            <text:p>Each</text:p>
          </table:table-cell>
          <table:table-cell table:style-name="ce1" office:value-type="date" office:date-value="2011-04-30">
            <text:p>4/30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1005-01-146-7684</text:p>
          </table:table-cell>
          <table:table-cell office:value-type="string">
            <text:p>BARREL ASSEMBLY</text:p>
          </table:table-cell>
          <table:table-cell office:value-type="float" office:value="4">
            <text:p>4</text:p>
          </table:table-cell>
          <table:table-cell office:value-type="string">
            <text:p>Assembly</text:p>
          </table:table-cell>
          <table:table-cell table:style-name="ce1" office:value-type="date" office:date-value="2010-08-10">
            <text:p>8/10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1005-01-233-8529</text:p>
          </table:table-cell>
          <table:table-cell office:value-type="string">
            <text:p>BARREL AND FRONT SIGHT ASSEMBLY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0-12-02">
            <text:p>12/2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1005-01-233-8529</text:p>
          </table:table-cell>
          <table:table-cell office:value-type="string">
            <text:p>BARREL AND FRONT SIGHT ASSEMBLY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0-12-02">
            <text:p>12/2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1005-01-233-8529</text:p>
          </table:table-cell>
          <table:table-cell office:value-type="string">
            <text:p>BARREL AND FRONT SIGHT ASSEMBLY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0-12-02">
            <text:p>12/2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1005-01-233-8529</text:p>
          </table:table-cell>
          <table:table-cell office:value-type="string">
            <text:p>BARREL AND FRONT SIGHT ASSEMBLY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0-12-02">
            <text:p>12/2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1005-01-452-6771</text:p>
          </table:table-cell>
          <table:table-cell office:value-type="string">
            <text:p>ADAPTER RAIL,WEAPON MOUNTED,M5</text:p>
          </table:table-cell>
          <table:table-cell office:value-type="float" office:value="50">
            <text:p>50</text:p>
          </table:table-cell>
          <table:table-cell office:value-type="string">
            <text:p>Each</text:p>
          </table:table-cell>
          <table:table-cell table:style-name="ce1" office:value-type="date" office:date-value="2012-02-19">
            <text:p>2/19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1095-00-LAS-ERPO</text:p>
          </table:table-cell>
          <table:table-cell office:value-type="string">
            <text:p>DESC=LASER POINTER</text:p>
          </table:table-cell>
          <table:table-cell office:value-type="float" office:value="30">
            <text:p>30</text:p>
          </table:table-cell>
          <table:table-cell office:value-type="string">
            <text:p>Each</text:p>
          </table:table-cell>
          <table:table-cell table:style-name="ce1" office:value-type="date" office:date-value="2011-08-27">
            <text:p>8/27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1240-00-BEA-MHIT</text:p>
          </table:table-cell>
          <table:table-cell office:value-type="string">
            <text:p>DESC=BEAMHIT <text:s/>ALIGNMENT DEVICE</text:p>
          </table:table-cell>
          <table:table-cell office:value-type="float" office:value="3">
            <text:p>3</text:p>
          </table:table-cell>
          <table:table-cell office:value-type="string">
            <text:p>Each</text:p>
          </table:table-cell>
          <table:table-cell table:style-name="ce1" office:value-type="date" office:date-value="2010-12-18">
            <text:p>12/18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1240-01-439-2730</text:p>
          </table:table-cell>
          <table:table-cell office:value-type="string">
            <text:p>BINOCULAR</text:p>
          </table:table-cell>
          <table:table-cell office:value-type="float" office:value="3">
            <text:p>3</text:p>
          </table:table-cell>
          <table:table-cell office:value-type="string">
            <text:p>Each</text:p>
          </table:table-cell>
          <table:table-cell table:style-name="ce1" office:value-type="date" office:date-value="2010-08-21">
            <text:p>8/21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1240-01-499-3547</text:p>
          </table:table-cell>
          <table:table-cell office:value-type="string">
            <text:p>BINOCULA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0-07-31">
            <text:p>7/31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1240-01-499-3547</text:p>
          </table:table-cell>
          <table:table-cell office:value-type="string">
            <text:p>BINOCULAR</text:p>
          </table:table-cell>
          <table:table-cell office:value-type="float" office:value="20">
            <text:p>20</text:p>
          </table:table-cell>
          <table:table-cell office:value-type="string">
            <text:p>Each</text:p>
          </table:table-cell>
          <table:table-cell table:style-name="ce1" office:value-type="date" office:date-value="2010-03-20">
            <text:p>3/20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1670-00-090-3562</text:p>
          </table:table-cell>
          <table:table-cell office:value-type="string">
            <text:p>STRAP,PILOT,PARACHUTE</text:p>
          </table:table-cell>
          <table:table-cell office:value-type="float" office:value="6">
            <text:p>6</text:p>
          </table:table-cell>
          <table:table-cell office:value-type="string">
            <text:p>Each</text:p>
          </table:table-cell>
          <table:table-cell table:style-name="ce1" office:value-type="date" office:date-value="2010-04-26">
            <text:p>4/26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2510-01-186-3107</text:p>
          </table:table-cell>
          <table:table-cell office:value-type="string">
            <text:p>COWL PANEL,VEHICULA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4-28">
            <text:p>4/28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2510-01-254-1500</text:p>
          </table:table-cell>
          <table:table-cell office:value-type="string">
            <text:p>DOOR,VEHICULA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4-23">
            <text:p>4/23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2510-01-347-5772</text:p>
          </table:table-cell>
          <table:table-cell office:value-type="string">
            <text:p>DOOR,VEHICULA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3-02">
            <text:p>3/2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2510-01-501-2691</text:p>
          </table:table-cell>
          <table:table-cell office:value-type="string">
            <text:p>KIT,TURRET,STOP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4-27">
            <text:p>4/27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2510-01-519-6849</text:p>
          </table:table-cell>
          <table:table-cell office:value-type="string">
            <text:p>PANEL,BODY,VEHICULAR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table:style-name="ce1" office:value-type="date" office:date-value="2011-07-12">
            <text:p>7/12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2510-01-519-8219</text:p>
          </table:table-cell>
          <table:table-cell office:value-type="string">
            <text:p>DOOR,VEHICULA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3-02">
            <text:p>3/2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2510-01-525-0286</text:p>
          </table:table-cell>
          <table:table-cell office:value-type="string">
            <text:p>DOOR,VEHICULA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9-15">
            <text:p>9/15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2510-01-525-0293</text:p>
          </table:table-cell>
          <table:table-cell office:value-type="string">
            <text:p>DOOR,VEHICULA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1-28">
            <text:p>1/28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2510-01-525-1227</text:p>
          </table:table-cell>
          <table:table-cell office:value-type="string">
            <text:p>DOOR,VEHICULA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2-09">
            <text:p>2/9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2510-01-525-1646</text:p>
          </table:table-cell>
          <table:table-cell office:value-type="string">
            <text:p>DOOR,VEHICULA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1-27">
            <text:p>1/27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2510-01-529-9042</text:p>
          </table:table-cell>
          <table:table-cell office:value-type="string">
            <text:p>KIT,SMALL BALLISTIC GLASS WITH GASKET,MAK HMMWV</text:p>
          </table:table-cell>
          <table:table-cell office:value-type="float" office:value="1">
            <text:p>1</text:p>
          </table:table-cell>
          <table:table-cell office:value-type="string">
            <text:p>Kit</text:p>
          </table:table-cell>
          <table:table-cell table:style-name="ce1" office:value-type="date" office:date-value="2011-03-04">
            <text:p>3/4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2510-01-535-6000</text:p>
          </table:table-cell>
          <table:table-cell office:value-type="string">
            <text:p>WINDOW,VEHICULA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9-11">
            <text:p>9/11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2510-01-535-6000</text:p>
          </table:table-cell>
          <table:table-cell office:value-type="string">
            <text:p>WINDOW,VEHICULAR</text:p>
          </table:table-cell>
          <table:table-cell office:value-type="float" office:value="3">
            <text:p>3</text:p>
          </table:table-cell>
          <table:table-cell office:value-type="string">
            <text:p>Each</text:p>
          </table:table-cell>
          <table:table-cell table:style-name="ce1" office:value-type="date" office:date-value="2011-09-10">
            <text:p>9/10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2510-01-535-6001</text:p>
          </table:table-cell>
          <table:table-cell office:value-type="string">
            <text:p>WINDOW,VEHICULA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9-11">
            <text:p>9/11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2510-01-535-6001</text:p>
          </table:table-cell>
          <table:table-cell office:value-type="string">
            <text:p>WINDOW,VEHICULAR</text:p>
          </table:table-cell>
          <table:table-cell office:value-type="float" office:value="3">
            <text:p>3</text:p>
          </table:table-cell>
          <table:table-cell office:value-type="string">
            <text:p>Each</text:p>
          </table:table-cell>
          <table:table-cell table:style-name="ce1" office:value-type="date" office:date-value="2011-09-10">
            <text:p>9/10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2510-01-545-5890</text:p>
          </table:table-cell>
          <table:table-cell office:value-type="string">
            <text:p>DOOR,VEHICULA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7-14">
            <text:p>7/14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2510-01-545-5891</text:p>
          </table:table-cell>
          <table:table-cell office:value-type="string">
            <text:p>DOOR,VEHICULA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7-14">
            <text:p>7/14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2510-01-545-5893</text:p>
          </table:table-cell>
          <table:table-cell office:value-type="string">
            <text:p>DOOR,VEHICULA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9-04">
            <text:p>9/4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2510-01-559-1422</text:p>
          </table:table-cell>
          <table:table-cell office:value-type="string">
            <text:p>PANEL,BODY,VEHICULAR</text:p>
          </table:table-cell>
          <table:table-cell office:value-type="float" office:value="6">
            <text:p>6</text:p>
          </table:table-cell>
          <table:table-cell office:value-type="string">
            <text:p>Each</text:p>
          </table:table-cell>
          <table:table-cell table:style-name="ce1" office:value-type="date" office:date-value="2011-11-16">
            <text:p>11/16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2540-00-944-1259</text:p>
          </table:table-cell>
          <table:table-cell office:value-type="string">
            <text:p>WATERPROOFING KIT,VEHICLE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table:style-name="ce1" office:value-type="date" office:date-value="2011-01-27">
            <text:p>1/27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2590-01-234-2809</text:p>
          </table:table-cell>
          <table:table-cell office:value-type="string">
            <text:p>BRACKET,RIFLE SUPPORT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table:style-name="ce1" office:value-type="date" office:date-value="2011-02-12">
            <text:p>2/12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2590-01-234-2809</text:p>
          </table:table-cell>
          <table:table-cell office:value-type="string">
            <text:p>BRACKET,RIFLE SUPPORT</text:p>
          </table:table-cell>
          <table:table-cell office:value-type="float" office:value="3">
            <text:p>3</text:p>
          </table:table-cell>
          <table:table-cell office:value-type="string">
            <text:p>Each</text:p>
          </table:table-cell>
          <table:table-cell table:style-name="ce1" office:value-type="date" office:date-value="2011-02-12">
            <text:p>2/12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5820-99-721-8335</text:p>
          </table:table-cell>
          <table:table-cell office:value-type="string">
            <text:p>RECEIVER-TRANSMITTER,RADIO</text:p>
          </table:table-cell>
          <table:table-cell office:value-type="float" office:value="25">
            <text:p>25</text:p>
          </table:table-cell>
          <table:table-cell office:value-type="string">
            <text:p>Each</text:p>
          </table:table-cell>
          <table:table-cell table:style-name="ce1" office:value-type="date" office:date-value="2010-05-19">
            <text:p>5/19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5855-01-031-4729</text:p>
          </table:table-cell>
          <table:table-cell office:value-type="string">
            <text:p>LIGHT,INFRARED TRANSMITTER</text:p>
          </table:table-cell>
          <table:table-cell office:value-type="float" office:value="3">
            <text:p>3</text:p>
          </table:table-cell>
          <table:table-cell office:value-type="string">
            <text:p>Unknown</text:p>
          </table:table-cell>
          <table:table-cell table:style-name="ce1" office:value-type="date" office:date-value="2010-05-15">
            <text:p>5/15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5855-01-119-5869</text:p>
          </table:table-cell>
          <table:table-cell office:value-type="string">
            <text:p>LED ARRAY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08-01">
            <text:p>8/1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5855-01-511-2645</text:p>
          </table:table-cell>
          <table:table-cell office:value-type="string">
            <text:p>MOUNT,VIEWER</text:p>
          </table:table-cell>
          <table:table-cell office:value-type="float" office:value="5">
            <text:p>5</text:p>
          </table:table-cell>
          <table:table-cell office:value-type="string">
            <text:p>Each</text:p>
          </table:table-cell>
          <table:table-cell table:style-name="ce1" office:value-type="date" office:date-value="2010-08-18">
            <text:p>8/18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5855-01-511-2645</text:p>
          </table:table-cell>
          <table:table-cell office:value-type="string">
            <text:p>MOUNT,VIEWER</text:p>
          </table:table-cell>
          <table:table-cell office:value-type="float" office:value="5">
            <text:p>5</text:p>
          </table:table-cell>
          <table:table-cell office:value-type="string">
            <text:p>Each</text:p>
          </table:table-cell>
          <table:table-cell table:style-name="ce1" office:value-type="date" office:date-value="2012-03-24">
            <text:p>3/24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5855-01-511-2652</text:p>
          </table:table-cell>
          <table:table-cell office:value-type="string">
            <text:p>PAN AND TILT ASSEMBLY,THERMAL VIEWER</text:p>
          </table:table-cell>
          <table:table-cell office:value-type="float" office:value="5">
            <text:p>5</text:p>
          </table:table-cell>
          <table:table-cell office:value-type="string">
            <text:p>Each</text:p>
          </table:table-cell>
          <table:table-cell table:style-name="ce1" office:value-type="date" office:date-value="2012-03-24">
            <text:p>3/24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5855-01-538-7023</text:p>
          </table:table-cell>
          <table:table-cell office:value-type="string">
            <text:p>PAN AND TILT ASSEMBLY,THERMAL VIEW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6-26">
            <text:p>6/26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5965-01-453-2684</text:p>
          </table:table-cell>
          <table:table-cell office:value-type="string">
            <text:p>HEADSET-MICROPHONE</text:p>
          </table:table-cell>
          <table:table-cell office:value-type="float" office:value="5">
            <text:p>5</text:p>
          </table:table-cell>
          <table:table-cell office:value-type="string">
            <text:p>Each</text:p>
          </table:table-cell>
          <table:table-cell table:style-name="ce1" office:value-type="date" office:date-value="2010-04-04">
            <text:p>4/4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5965-01-529-9837</text:p>
          </table:table-cell>
          <table:table-cell office:value-type="string">
            <text:p>HEADSET,ELECTRICAL</text:p>
          </table:table-cell>
          <table:table-cell office:value-type="float" office:value="12">
            <text:p>12</text:p>
          </table:table-cell>
          <table:table-cell office:value-type="string">
            <text:p>Each</text:p>
          </table:table-cell>
          <table:table-cell table:style-name="ce1" office:value-type="date" office:date-value="2010-04-05">
            <text:p>4/5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5980-01-525-1688</text:p>
          </table:table-cell>
          <table:table-cell office:value-type="string">
            <text:p>CONTROL-DISPLAY,OPTOELECTRONIC</text:p>
          </table:table-cell>
          <table:table-cell office:value-type="float" office:value="6">
            <text:p>6</text:p>
          </table:table-cell>
          <table:table-cell office:value-type="string">
            <text:p>Each</text:p>
          </table:table-cell>
          <table:table-cell table:style-name="ce1" office:value-type="date" office:date-value="2010-09-24">
            <text:p>9/24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6230-01-507-1222</text:p>
          </table:table-cell>
          <table:table-cell office:value-type="string">
            <text:p>SPOTLIGHT</text:p>
          </table:table-cell>
          <table:table-cell office:value-type="float" office:value="6">
            <text:p>6</text:p>
          </table:table-cell>
          <table:table-cell office:value-type="string">
            <text:p>Each</text:p>
          </table:table-cell>
          <table:table-cell table:style-name="ce1" office:value-type="date" office:date-value="2013-10-01">
            <text:p>10/1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6230-01-507-1222</text:p>
          </table:table-cell>
          <table:table-cell office:value-type="string">
            <text:p>SPOTLIGHT</text:p>
          </table:table-cell>
          <table:table-cell office:value-type="float" office:value="6">
            <text:p>6</text:p>
          </table:table-cell>
          <table:table-cell office:value-type="string">
            <text:p>Each</text:p>
          </table:table-cell>
          <table:table-cell table:style-name="ce1" office:value-type="date" office:date-value="2013-10-01">
            <text:p>10/1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6230-01-588-8427</text:p>
          </table:table-cell>
          <table:table-cell office:value-type="string">
            <text:p>LIGHT KIT,WEAPONS</text:p>
          </table:table-cell>
          <table:table-cell office:value-type="float" office:value="41">
            <text:p>41</text:p>
          </table:table-cell>
          <table:table-cell office:value-type="string">
            <text:p>Each</text:p>
          </table:table-cell>
          <table:table-cell table:style-name="ce1" office:value-type="date" office:date-value="2011-03-05">
            <text:p>3/5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6650-01-312-9027</text:p>
          </table:table-cell>
          <table:table-cell office:value-type="string">
            <text:p>FIBERSCOPE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table:style-name="ce1" office:value-type="date" office:date-value="2010-10-23">
            <text:p>10/23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6650-01-528-4759</text:p>
          </table:table-cell>
          <table:table-cell office:value-type="string">
            <text:p>ANTI-REFLECTIVE DEVICE</text:p>
          </table:table-cell>
          <table:table-cell office:value-type="float" office:value="3">
            <text:p>3</text:p>
          </table:table-cell>
          <table:table-cell office:value-type="string">
            <text:p>Each</text:p>
          </table:table-cell>
          <table:table-cell table:style-name="ce1" office:value-type="date" office:date-value="2010-07-12">
            <text:p>7/12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6650-01-528-4759</text:p>
          </table:table-cell>
          <table:table-cell office:value-type="string">
            <text:p>ANTI-REFLECTIVE DEVICE</text:p>
          </table:table-cell>
          <table:table-cell office:value-type="float" office:value="4">
            <text:p>4</text:p>
          </table:table-cell>
          <table:table-cell office:value-type="string">
            <text:p>Each</text:p>
          </table:table-cell>
          <table:table-cell table:style-name="ce1" office:value-type="date" office:date-value="2010-11-06">
            <text:p>11/6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7010-01-532-1325</text:p>
          </table:table-cell>
          <table:table-cell office:value-type="string">
            <text:p>COMPUTER SYSTEM,DIGITAL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0-03-24">
            <text:p>3/24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7010-01-532-1325</text:p>
          </table:table-cell>
          <table:table-cell office:value-type="string">
            <text:p>COMPUTER SYSTEM,DIGITAL</text:p>
          </table:table-cell>
          <table:table-cell office:value-type="float" office:value="8">
            <text:p>8</text:p>
          </table:table-cell>
          <table:table-cell office:value-type="string">
            <text:p>Each</text:p>
          </table:table-cell>
          <table:table-cell table:style-name="ce1" office:value-type="date" office:date-value="2010-04-06">
            <text:p>4/6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8405-00-001-8026</text:p>
          </table:table-cell>
          <table:table-cell office:value-type="string">
            <text:p>TROUSERS,WET WEATHER</text:p>
          </table:table-cell>
          <table:table-cell office:value-type="float" office:value="6">
            <text:p>6</text:p>
          </table:table-cell>
          <table:table-cell office:value-type="string">
            <text:p>Pair</text:p>
          </table:table-cell>
          <table:table-cell table:style-name="ce1" office:value-type="date" office:date-value="2010-04-08">
            <text:p>4/8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8405-00-001-8029</text:p>
          </table:table-cell>
          <table:table-cell office:value-type="string">
            <text:p>TROUSERS,WET WEATHER</text:p>
          </table:table-cell>
          <table:table-cell office:value-type="float" office:value="1">
            <text:p>1</text:p>
          </table:table-cell>
          <table:table-cell office:value-type="string">
            <text:p>Pair</text:p>
          </table:table-cell>
          <table:table-cell table:style-name="ce1" office:value-type="date" office:date-value="2010-04-09">
            <text:p>4/9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8405-00-001-8029</text:p>
          </table:table-cell>
          <table:table-cell office:value-type="string">
            <text:p>TROUSERS,WET WEATHER</text:p>
          </table:table-cell>
          <table:table-cell office:value-type="float" office:value="3">
            <text:p>3</text:p>
          </table:table-cell>
          <table:table-cell office:value-type="string">
            <text:p>Pair</text:p>
          </table:table-cell>
          <table:table-cell table:style-name="ce1" office:value-type="date" office:date-value="2010-04-09">
            <text:p>4/9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8415-01-487-1612</text:p>
          </table:table-cell>
          <table:table-cell office:value-type="string">
            <text:p>COVER,HELMET,REVERSIBLE</text:p>
          </table:table-cell>
          <table:table-cell office:value-type="float" office:value="6">
            <text:p>6</text:p>
          </table:table-cell>
          <table:table-cell office:value-type="string">
            <text:p>Each</text:p>
          </table:table-cell>
          <table:table-cell table:style-name="ce1" office:value-type="date" office:date-value="2010-03-11">
            <text:p>3/11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8415-01-515-4662</text:p>
          </table:table-cell>
          <table:table-cell office:value-type="string">
            <text:p>COVER,HELMET,REVERSIBLE</text:p>
          </table:table-cell>
          <table:table-cell office:value-type="float" office:value="7">
            <text:p>7</text:p>
          </table:table-cell>
          <table:table-cell office:value-type="string">
            <text:p>Each</text:p>
          </table:table-cell>
          <table:table-cell table:style-name="ce1" office:value-type="date" office:date-value="2010-03-11">
            <text:p>3/11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8415-01-515-4663</text:p>
          </table:table-cell>
          <table:table-cell office:value-type="string">
            <text:p>COVER,HELMET,REVERSIBLE</text:p>
          </table:table-cell>
          <table:table-cell office:value-type="float" office:value="10">
            <text:p>10</text:p>
          </table:table-cell>
          <table:table-cell office:value-type="string">
            <text:p>Each</text:p>
          </table:table-cell>
          <table:table-cell table:style-name="ce1" office:value-type="date" office:date-value="2010-03-11">
            <text:p>3/11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8415-01-526-9655</text:p>
          </table:table-cell>
          <table:table-cell office:value-type="string">
            <text:p>COAT,COMBAT</text:p>
          </table:table-cell>
          <table:table-cell office:value-type="float" office:value="4">
            <text:p>4</text:p>
          </table:table-cell>
          <table:table-cell office:value-type="string">
            <text:p>Each</text:p>
          </table:table-cell>
          <table:table-cell table:style-name="ce1" office:value-type="date" office:date-value="2011-04-02">
            <text:p>4/2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8415-01-F00-7204</text:p>
          </table:table-cell>
          <table:table-cell office:value-type="string">
            <text:p>DESC=JACKET PT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0-06-03">
            <text:p>6/3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8465-01-491-6605</text:p>
          </table:table-cell>
          <table:table-cell office:value-type="string">
            <text:p>LOAD-CARRYING EQUIPMENT SET,MOLLE,RIFLEMAN</text:p>
          </table:table-cell>
          <table:table-cell office:value-type="float" office:value="27">
            <text:p>27</text:p>
          </table:table-cell>
          <table:table-cell office:value-type="string">
            <text:p>Set</text:p>
          </table:table-cell>
          <table:table-cell table:style-name="ce1" office:value-type="date" office:date-value="2010-03-05">
            <text:p>3/5/2010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8465-01-534-3594</text:p>
          </table:table-cell>
          <table:table-cell office:value-type="string">
            <text:p>FIELD PACK</text:p>
          </table:table-cell>
          <table:table-cell office:value-type="float" office:value="40">
            <text:p>40</text:p>
          </table:table-cell>
          <table:table-cell office:value-type="string">
            <text:p>Each</text:p>
          </table:table-cell>
          <table:table-cell table:style-name="ce1" office:value-type="date" office:date-value="2013-12-19">
            <text:p>12/19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8470-01-364-7074</text:p>
          </table:table-cell>
          <table:table-cell office:value-type="string">
            <text:p>PAD,GROUND TROOPS'-PARACHUTISTS' HELMET</text:p>
          </table:table-cell>
          <table:table-cell office:value-type="float" office:value="15">
            <text:p>15</text:p>
          </table:table-cell>
          <table:table-cell office:value-type="string">
            <text:p>Each</text:p>
          </table:table-cell>
          <table:table-cell table:style-name="ce1" office:value-type="date" office:date-value="2014-08-11">
            <text:p>8/11/2014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LANE CTY SHERIFF DEPT</text:p>
          </table:table-cell>
          <table:table-cell office:value-type="string">
            <text:p>8470-01-560-3549</text:p>
          </table:table-cell>
          <table:table-cell office:value-type="string">
            <text:p>CHINSTRAP,LIGHTWEIGT</text:p>
          </table:table-cell>
          <table:table-cell office:value-type="float" office:value="25">
            <text:p>25</text:p>
          </table:table-cell>
          <table:table-cell office:value-type="string">
            <text:p>Each</text:p>
          </table:table-cell>
          <table:table-cell table:style-name="ce1" office:value-type="date" office:date-value="2014-08-11">
            <text:p>8/11/2014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ONMOUTH POLICE DEPT</text:p>
          </table:table-cell>
          <table:table-cell office:value-type="string">
            <text:p>5820-01-518-4487</text:p>
          </table:table-cell>
          <table:table-cell office:value-type="string">
            <text:p>RECEIVER-TRANSMITTER,RADIO</text:p>
          </table:table-cell>
          <table:table-cell office:value-type="float" office:value="6">
            <text:p>6</text:p>
          </table:table-cell>
          <table:table-cell office:value-type="string">
            <text:p>Each</text:p>
          </table:table-cell>
          <table:table-cell table:style-name="ce1" office:value-type="date" office:date-value="2012-02-25">
            <text:p>2/25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ORROW CTY <text:s/>SHERIFF DEPT</text:p>
          </table:table-cell>
          <table:table-cell office:value-type="string">
            <text:p>1005-00-921-5004</text:p>
          </table:table-cell>
          <table:table-cell office:value-type="string">
            <text:p>MAGAZINE,CARTRIDGE</text:p>
          </table:table-cell>
          <table:table-cell office:value-type="float" office:value="50">
            <text:p>50</text:p>
          </table:table-cell>
          <table:table-cell office:value-type="string">
            <text:p>Each</text:p>
          </table:table-cell>
          <table:table-cell table:style-name="ce1" office:value-type="date" office:date-value="2011-12-31">
            <text:p>12/31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ORROW CTY <text:s/>SHERIFF DEPT</text:p>
          </table:table-cell>
          <table:table-cell office:value-type="string">
            <text:p>5180-01-195-0855</text:p>
          </table:table-cell>
          <table:table-cell office:value-type="string">
            <text:p>TOOL KIT,ELECTRONIC SYSTEM</text:p>
          </table:table-cell>
          <table:table-cell office:value-type="float" office:value="2">
            <text:p>2</text:p>
          </table:table-cell>
          <table:table-cell office:value-type="string">
            <text:p>Kit</text:p>
          </table:table-cell>
          <table:table-cell table:style-name="ce1" office:value-type="date" office:date-value="2013-09-17">
            <text:p>9/17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MORROW CTY <text:s/>SHERIFF DEPT</text:p>
          </table:table-cell>
          <table:table-cell office:value-type="string">
            <text:p>6530-00-660-0034</text:p>
          </table:table-cell>
          <table:table-cell office:value-type="string">
            <text:p>SUPPORT,LITTER</text:p>
          </table:table-cell>
          <table:table-cell office:value-type="float" office:value="15">
            <text:p>15</text:p>
          </table:table-cell>
          <table:table-cell office:value-type="string">
            <text:p>Pair</text:p>
          </table:table-cell>
          <table:table-cell table:style-name="ce1" office:value-type="date" office:date-value="2013-09-24">
            <text:p>9/24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OR STATE POLICE SALEM</text:p>
          </table:table-cell>
          <table:table-cell office:value-type="string">
            <text:p>1240-00-930-3833</text:p>
          </table:table-cell>
          <table:table-cell office:value-type="string">
            <text:p>BINOCULAR</text:p>
          </table:table-cell>
          <table:table-cell office:value-type="float" office:value="3">
            <text:p>3</text:p>
          </table:table-cell>
          <table:table-cell office:value-type="string">
            <text:p>Each</text:p>
          </table:table-cell>
          <table:table-cell table:style-name="ce1" office:value-type="date" office:date-value="2013-10-24T19:20:18.000001">
            <text:p>10/24/2013 19:2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OR STATE POLICE SALEM</text:p>
          </table:table-cell>
          <table:table-cell office:value-type="string">
            <text:p>5826-00-GPS-RCVR</text:p>
          </table:table-cell>
          <table:table-cell office:value-type="string">
            <text:p>GPS RECEIVER M-XII</text:p>
          </table:table-cell>
          <table:table-cell office:value-type="float" office:value="1">
            <text:p>1</text:p>
          </table:table-cell>
          <table:table-cell office:value-type="string">
            <text:p>Kit</text:p>
          </table:table-cell>
          <table:table-cell table:style-name="ce1" office:value-type="date" office:date-value="2013-10-24T19:50:08.000001">
            <text:p>10/24/2013 19:5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OR STATE POLICE SALEM</text:p>
          </table:table-cell>
          <table:table-cell office:value-type="string">
            <text:p>6650-00-266-6603</text:p>
          </table:table-cell>
          <table:table-cell office:value-type="string">
            <text:p>TELESCOPE,STRAIGHT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10-24T19:43:53">
            <text:p>10/24/2013 19:43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OR STATE POLICE SALEM</text:p>
          </table:table-cell>
          <table:table-cell office:value-type="string">
            <text:p>6650-00-863-5657</text:p>
          </table:table-cell>
          <table:table-cell office:value-type="string">
            <text:p>BINOCULAR</text:p>
          </table:table-cell>
          <table:table-cell office:value-type="float" office:value="6">
            <text:p>6</text:p>
          </table:table-cell>
          <table:table-cell office:value-type="string">
            <text:p>Each</text:p>
          </table:table-cell>
          <table:table-cell table:style-name="ce1" office:value-type="date" office:date-value="2013-10-24T19:22:33.000001">
            <text:p>10/24/2013 19:22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 COUNTY SHERIFF'S OFFICE</text:p>
          </table:table-cell>
          <table:table-cell office:value-type="string">
            <text:p>2420-01-160-2754</text:p>
          </table:table-cell>
          <table:table-cell office:value-type="string">
            <text:p>TRACTOR,WHEELED,INDUSTRIAL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7-25">
            <text:p>7/2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 COUNTY SHERIFF'S OFFICE</text:p>
          </table:table-cell>
          <table:table-cell office:value-type="string">
            <text:p>2530-01-555-5456</text:p>
          </table:table-cell>
          <table:table-cell office:value-type="string">
            <text:p>WHEEL,PNEUMATIC TIRE</text:p>
          </table:table-cell>
          <table:table-cell office:value-type="float" office:value="1">
            <text:p>1</text:p>
          </table:table-cell>
          <table:table-cell office:value-type="string">
            <text:p>Assembly</text:p>
          </table:table-cell>
          <table:table-cell table:style-name="ce1" office:value-type="date" office:date-value="2014-01-22">
            <text:p>1/22/2014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 COUNTY SHERIFF'S OFFICE</text:p>
          </table:table-cell>
          <table:table-cell office:value-type="string">
            <text:p>4210-01-569-2073</text:p>
          </table:table-cell>
          <table:table-cell office:value-type="string">
            <text:p>TYCHEM F COVERALL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11-21">
            <text:p>11/21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 COUNTY SHERIFF'S OFFICE</text:p>
          </table:table-cell>
          <table:table-cell office:value-type="string">
            <text:p>4210-01-569-2073</text:p>
          </table:table-cell>
          <table:table-cell office:value-type="string">
            <text:p>TYCHEM F COVERALL</text:p>
          </table:table-cell>
          <table:table-cell office:value-type="float" office:value="19">
            <text:p>19</text:p>
          </table:table-cell>
          <table:table-cell office:value-type="string">
            <text:p>Each</text:p>
          </table:table-cell>
          <table:table-cell table:style-name="ce1" office:value-type="date" office:date-value="2012-11-21">
            <text:p>11/21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 COUNTY SHERIFF'S OFFICE</text:p>
          </table:table-cell>
          <table:table-cell office:value-type="string">
            <text:p>4240-01-086-7670</text:p>
          </table:table-cell>
          <table:table-cell office:value-type="string">
            <text:p>RESPIRATOR,AIR FILTERING</text:p>
          </table:table-cell>
          <table:table-cell office:value-type="float" office:value="10">
            <text:p>10</text:p>
          </table:table-cell>
          <table:table-cell office:value-type="string">
            <text:p>Each</text:p>
          </table:table-cell>
          <table:table-cell table:style-name="ce1" office:value-type="date" office:date-value="2013-11-26">
            <text:p>11/26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 COUNTY SHERIFF'S OFFICE</text:p>
          </table:table-cell>
          <table:table-cell office:value-type="string">
            <text:p>6510-01-562-3325</text:p>
          </table:table-cell>
          <table:table-cell office:value-type="string">
            <text:p>BANDAGE,GAUZE,IMPREGNATED</text:p>
          </table:table-cell>
          <table:table-cell office:value-type="float" office:value="190">
            <text:p>190</text:p>
          </table:table-cell>
          <table:table-cell office:value-type="string">
            <text:p>Each</text:p>
          </table:table-cell>
          <table:table-cell table:style-name="ce1" office:value-type="date" office:date-value="2013-09-19">
            <text:p>9/19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 COUNTY SHERIFF'S OFFICE</text:p>
          </table:table-cell>
          <table:table-cell office:value-type="string">
            <text:p>6665-01-600-2935</text:p>
          </table:table-cell>
          <table:table-cell office:value-type="string">
            <text:p>DETECTOR,GAS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12-23">
            <text:p>12/23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 COUNTY SHERIFF'S OFFICE</text:p>
          </table:table-cell>
          <table:table-cell office:value-type="string">
            <text:p>7010-01-545-4294</text:p>
          </table:table-cell>
          <table:table-cell office:value-type="string">
            <text:p>COMPUTER SYSTEM,DIGITAL</text:p>
          </table:table-cell>
          <table:table-cell office:value-type="float" office:value="4">
            <text:p>4</text:p>
          </table:table-cell>
          <table:table-cell office:value-type="string">
            <text:p>Each</text:p>
          </table:table-cell>
          <table:table-cell table:style-name="ce1" office:value-type="date" office:date-value="2013-05-23">
            <text:p>5/23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 COUNTY SHERIFF'S OFFICE</text:p>
          </table:table-cell>
          <table:table-cell office:value-type="string">
            <text:p>7025-DS-MON-IT08</text:p>
          </table:table-cell>
          <table:table-cell office:value-type="string">
            <text:p>MONITOR, COMPU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4-01-28">
            <text:p>1/28/2014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 COUNTY SHERIFF'S OFFICE</text:p>
          </table:table-cell>
          <table:table-cell office:value-type="string">
            <text:p>7025-DS-MON-IT08</text:p>
          </table:table-cell>
          <table:table-cell office:value-type="string">
            <text:p>MONITOR, COMPUT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4-01-28">
            <text:p>1/28/2014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 COUNTY SHERIFF'S OFFICE</text:p>
          </table:table-cell>
          <table:table-cell office:value-type="string">
            <text:p>7490-DS-LAM-INAT</text:p>
          </table:table-cell>
          <table:table-cell office:value-type="string">
            <text:p>LAMINATO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7-24">
            <text:p>7/24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 COUNTY SHERIFF'S OFFICE</text:p>
          </table:table-cell>
          <table:table-cell office:value-type="string">
            <text:p>7730-DS-TEL-EVI3</text:p>
          </table:table-cell>
          <table:table-cell office:value-type="string">
            <text:p>TELEVISION, PERSONAL/HOME US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4-01-28">
            <text:p>1/28/2014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 COUNTY SHERIFF'S OFFICE</text:p>
          </table:table-cell>
          <table:table-cell office:value-type="string">
            <text:p>7830-DS-BIC-YCEE</text:p>
          </table:table-cell>
          <table:table-cell office:value-type="string">
            <text:p>BICYCLE, EXERCIS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9-03">
            <text:p>9/3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 COUNTY SHERIFF'S OFFICE</text:p>
          </table:table-cell>
          <table:table-cell office:value-type="string">
            <text:p>7830-DS-BIC-YCEE</text:p>
          </table:table-cell>
          <table:table-cell office:value-type="string">
            <text:p>BICYCLE, EXERCIS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9-17">
            <text:p>9/17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 COUNTY SHERIFF'S OFFICE</text:p>
          </table:table-cell>
          <table:table-cell office:value-type="string">
            <text:p>7830-DS-CLI-MBER</text:p>
          </table:table-cell>
          <table:table-cell office:value-type="string">
            <text:p>CLIMB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9-10">
            <text:p>9/10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 COUNTY SHERIFF'S OFFICE</text:p>
          </table:table-cell>
          <table:table-cell office:value-type="string">
            <text:p>7830-DS-CRO-SSTR</text:p>
          </table:table-cell>
          <table:table-cell office:value-type="string">
            <text:p>CROSS TRAIN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9-17">
            <text:p>9/17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 COUNTY SHERIFF'S OFFICE</text:p>
          </table:table-cell>
          <table:table-cell office:value-type="string">
            <text:p>7830-DS-ELL-IPTI</text:p>
          </table:table-cell>
          <table:table-cell office:value-type="string">
            <text:p>ELLIPTICAL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8-06">
            <text:p>8/6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 COUNTY SHERIFF'S OFFICE</text:p>
          </table:table-cell>
          <table:table-cell office:value-type="string">
            <text:p>7830-DS-STE-PPER</text:p>
          </table:table-cell>
          <table:table-cell office:value-type="string">
            <text:p>STEPP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12-23">
            <text:p>12/23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 COUNTY SHERIFF'S OFFICE</text:p>
          </table:table-cell>
          <table:table-cell office:value-type="string">
            <text:p>7830-DS-TRE-ADM1</text:p>
          </table:table-cell>
          <table:table-cell office:value-type="string">
            <text:p>TREADMILL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8-06">
            <text:p>8/6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 COUNTY SHERIFF'S OFFICE</text:p>
          </table:table-cell>
          <table:table-cell office:value-type="string">
            <text:p>7910-DS-SHO-PVAC</text:p>
          </table:table-cell>
          <table:table-cell office:value-type="string">
            <text:p>SHOP VACUUM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9-03">
            <text:p>9/3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 COUNTY SHERIFF'S OFFICE</text:p>
          </table:table-cell>
          <table:table-cell office:value-type="string">
            <text:p>8415-00-782-2989</text:p>
          </table:table-cell>
          <table:table-cell office:value-type="string">
            <text:p>BAG,FLYER'S HELMET</text:p>
          </table:table-cell>
          <table:table-cell office:value-type="float" office:value="50">
            <text:p>50</text:p>
          </table:table-cell>
          <table:table-cell office:value-type="string">
            <text:p>Each</text:p>
          </table:table-cell>
          <table:table-cell table:style-name="ce1" office:value-type="date" office:date-value="2013-10-16">
            <text:p>10/16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 COUNTY SHERIFF'S OFFICE</text:p>
          </table:table-cell>
          <table:table-cell office:value-type="string">
            <text:p>8415-01-548-5968</text:p>
          </table:table-cell>
          <table:table-cell office:value-type="string">
            <text:p>COVERALLS,FUEL HANDLER</text:p>
          </table:table-cell>
          <table:table-cell office:value-type="float" office:value="5">
            <text:p>5</text:p>
          </table:table-cell>
          <table:table-cell office:value-type="string">
            <text:p>Each</text:p>
          </table:table-cell>
          <table:table-cell table:style-name="ce1" office:value-type="date" office:date-value="2013-10-16">
            <text:p>10/16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 COUNTY SHERIFF'S OFFICE</text:p>
          </table:table-cell>
          <table:table-cell office:value-type="string">
            <text:p>8415-01-548-5969</text:p>
          </table:table-cell>
          <table:table-cell office:value-type="string">
            <text:p>COVERALLS,FUEL HANDLER</text:p>
          </table:table-cell>
          <table:table-cell office:value-type="float" office:value="5">
            <text:p>5</text:p>
          </table:table-cell>
          <table:table-cell office:value-type="string">
            <text:p>Each</text:p>
          </table:table-cell>
          <table:table-cell table:style-name="ce1" office:value-type="date" office:date-value="2013-10-16">
            <text:p>10/16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 COUNTY SHERIFF'S OFFICE</text:p>
          </table:table-cell>
          <table:table-cell office:value-type="string">
            <text:p>8415-01-548-5971</text:p>
          </table:table-cell>
          <table:table-cell office:value-type="string">
            <text:p>COVERALLS,FUEL HANDLER</text:p>
          </table:table-cell>
          <table:table-cell office:value-type="float" office:value="15">
            <text:p>15</text:p>
          </table:table-cell>
          <table:table-cell office:value-type="string">
            <text:p>Each</text:p>
          </table:table-cell>
          <table:table-cell table:style-name="ce1" office:value-type="date" office:date-value="2013-11-13">
            <text:p>11/13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POLK COUNTY SHERIFF'S OFFICE</text:p>
          </table:table-cell>
          <table:table-cell office:value-type="string">
            <text:p>8465-01-416-3207</text:p>
          </table:table-cell>
          <table:table-cell office:value-type="string">
            <text:p>SPECTACLES SET,BALLISTIC AND LASER PROTECTIVE</text:p>
          </table:table-cell>
          <table:table-cell office:value-type="float" office:value="30">
            <text:p>30</text:p>
          </table:table-cell>
          <table:table-cell office:value-type="string">
            <text:p>Each</text:p>
          </table:table-cell>
          <table:table-cell table:style-name="ce1" office:value-type="date" office:date-value="2013-11-26">
            <text:p>11/26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SPRINGFIELD POLICE DEPT</text:p>
          </table:table-cell>
          <table:table-cell office:value-type="string">
            <text:p>1005-00-921-5004</text:p>
          </table:table-cell>
          <table:table-cell office:value-type="string">
            <text:p>MAGAZINE,CARTRIDGE</text:p>
          </table:table-cell>
          <table:table-cell office:value-type="float" office:value="50">
            <text:p>50</text:p>
          </table:table-cell>
          <table:table-cell office:value-type="string">
            <text:p>Each</text:p>
          </table:table-cell>
          <table:table-cell table:style-name="ce1" office:value-type="date" office:date-value="2013-06-19">
            <text:p>6/19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SPRINGFIELD POLICE DEPT</text:p>
          </table:table-cell>
          <table:table-cell office:value-type="string">
            <text:p>1005-00-921-5004</text:p>
          </table:table-cell>
          <table:table-cell office:value-type="string">
            <text:p>MAGAZINE,CARTRIDGE</text:p>
          </table:table-cell>
          <table:table-cell office:value-type="float" office:value="30">
            <text:p>30</text:p>
          </table:table-cell>
          <table:table-cell office:value-type="string">
            <text:p>Each</text:p>
          </table:table-cell>
          <table:table-cell table:style-name="ce1" office:value-type="date" office:date-value="2013-03-07">
            <text:p>3/7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SPRINGFIELD POLICE DEPT</text:p>
          </table:table-cell>
          <table:table-cell office:value-type="string">
            <text:p>1005-01-134-3701</text:p>
          </table:table-cell>
          <table:table-cell office:value-type="string">
            <text:p>RECEIVER,UPPER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table:style-name="ce1" office:value-type="date" office:date-value="2012-12-12">
            <text:p>12/12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SPRINGFIELD POLICE DEPT</text:p>
          </table:table-cell>
          <table:table-cell office:value-type="string">
            <text:p>1005-01-260-2665</text:p>
          </table:table-cell>
          <table:table-cell office:value-type="string">
            <text:p>BIPOD(HARRIS)</text:p>
          </table:table-cell>
          <table:table-cell office:value-type="float" office:value="4">
            <text:p>4</text:p>
          </table:table-cell>
          <table:table-cell office:value-type="string">
            <text:p>Each</text:p>
          </table:table-cell>
          <table:table-cell table:style-name="ce1" office:value-type="date" office:date-value="2013-06-17">
            <text:p>6/17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SPRINGFIELD POLICE DEPT</text:p>
          </table:table-cell>
          <table:table-cell office:value-type="string">
            <text:p>1005-01-437-0324</text:p>
          </table:table-cell>
          <table:table-cell office:value-type="string">
            <text:p>SUPPRESSOR,SMALL ARMS WEAPON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table:style-name="ce1" office:value-type="date" office:date-value="2013-10-30">
            <text:p>10/30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SPRINGFIELD POLICE DEPT</text:p>
          </table:table-cell>
          <table:table-cell office:value-type="string">
            <text:p>1005-01-452-3527</text:p>
          </table:table-cell>
          <table:table-cell office:value-type="string">
            <text:p>ADAPTER RAIL,WEAPON MOUNTED,M4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12-21">
            <text:p>12/21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SPRINGFIELD POLICE DEPT</text:p>
          </table:table-cell>
          <table:table-cell office:value-type="string">
            <text:p>1005-01-454-9880</text:p>
          </table:table-cell>
          <table:table-cell office:value-type="string">
            <text:p>RECEIVER,UPPER</text:p>
          </table:table-cell>
          <table:table-cell office:value-type="float" office:value="3">
            <text:p>3</text:p>
          </table:table-cell>
          <table:table-cell office:value-type="string">
            <text:p>Each</text:p>
          </table:table-cell>
          <table:table-cell table:style-name="ce1" office:value-type="date" office:date-value="2013-11-12">
            <text:p>11/12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SPRINGFIELD POLICE DEPT</text:p>
          </table:table-cell>
          <table:table-cell office:value-type="string">
            <text:p>1005-01-484-8000</text:p>
          </table:table-cell>
          <table:table-cell office:value-type="string">
            <text:p>SIGHT,REAR</text:p>
          </table:table-cell>
          <table:table-cell office:value-type="float" office:value="4">
            <text:p>4</text:p>
          </table:table-cell>
          <table:table-cell office:value-type="string">
            <text:p>Each</text:p>
          </table:table-cell>
          <table:table-cell table:style-name="ce1" office:value-type="date" office:date-value="2013-11-12">
            <text:p>11/12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SPRINGFIELD POLICE DEPT</text:p>
          </table:table-cell>
          <table:table-cell office:value-type="string">
            <text:p>1005-01-506-5750</text:p>
          </table:table-cell>
          <table:table-cell office:value-type="string">
            <text:p>MOUNT,SIGHT,SMALL ARMS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table:style-name="ce1" office:value-type="date" office:date-value="2013-03-28">
            <text:p>3/28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SPRINGFIELD POLICE DEPT</text:p>
          </table:table-cell>
          <table:table-cell office:value-type="string">
            <text:p>1005-01-511-8443</text:p>
          </table:table-cell>
          <table:table-cell office:value-type="string">
            <text:p>PLATFORM,OPTIC,SNIPER RIFLE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4-11">
            <text:p>4/11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SPRINGFIELD POLICE DEPT</text:p>
          </table:table-cell>
          <table:table-cell office:value-type="string">
            <text:p>1005-01-511-8443</text:p>
          </table:table-cell>
          <table:table-cell office:value-type="string">
            <text:p>PLATFORM,OPTIC,SNIPER RIFLE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table:style-name="ce1" office:value-type="date" office:date-value="2013-08-23">
            <text:p>8/23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SPRINGFIELD POLICE DEPT</text:p>
          </table:table-cell>
          <table:table-cell office:value-type="string">
            <text:p>1005-01-535-4430</text:p>
          </table:table-cell>
          <table:table-cell office:value-type="string">
            <text:p>MOUNT,SIGHT,SMALL ARMS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table:style-name="ce1" office:value-type="date" office:date-value="2012-11-14">
            <text:p>11/14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SPRINGFIELD POLICE DEPT</text:p>
          </table:table-cell>
          <table:table-cell office:value-type="string">
            <text:p>1005-01-547-2624</text:p>
          </table:table-cell>
          <table:table-cell office:value-type="string">
            <text:p>ADAPTER RAIL,WEAPON MOUNTED</text:p>
          </table:table-cell>
          <table:table-cell office:value-type="float" office:value="10">
            <text:p>10</text:p>
          </table:table-cell>
          <table:table-cell office:value-type="string">
            <text:p>Each</text:p>
          </table:table-cell>
          <table:table-cell table:style-name="ce1" office:value-type="date" office:date-value="2013-04-11">
            <text:p>4/11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SPRINGFIELD POLICE DEPT</text:p>
          </table:table-cell>
          <table:table-cell office:value-type="string">
            <text:p>1005-01-561-6069</text:p>
          </table:table-cell>
          <table:table-cell office:value-type="string">
            <text:p>ADAPTER RAIL,WEAPON MOUNTED</text:p>
          </table:table-cell>
          <table:table-cell office:value-type="float" office:value="3">
            <text:p>3</text:p>
          </table:table-cell>
          <table:table-cell office:value-type="string">
            <text:p>Each</text:p>
          </table:table-cell>
          <table:table-cell table:style-name="ce1" office:value-type="date" office:date-value="2013-02-23">
            <text:p>2/23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SPRINGFIELD POLICE DEPT</text:p>
          </table:table-cell>
          <table:table-cell office:value-type="string">
            <text:p>1005-01-561-6069</text:p>
          </table:table-cell>
          <table:table-cell office:value-type="string">
            <text:p>ADAPTER RAIL,WEAPON MOUNTED</text:p>
          </table:table-cell>
          <table:table-cell office:value-type="float" office:value="3">
            <text:p>3</text:p>
          </table:table-cell>
          <table:table-cell office:value-type="string">
            <text:p>Each</text:p>
          </table:table-cell>
          <table:table-cell table:style-name="ce1" office:value-type="date" office:date-value="2014-03-14">
            <text:p>3/14/2014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SPRINGFIELD POLICE DEPT</text:p>
          </table:table-cell>
          <table:table-cell office:value-type="string">
            <text:p>1005-01-562-0913</text:p>
          </table:table-cell>
          <table:table-cell office:value-type="string">
            <text:p>HANDGUARD FREEFLOAT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07-31">
            <text:p>7/31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SPRINGFIELD POLICE DEPT</text:p>
          </table:table-cell>
          <table:table-cell office:value-type="string">
            <text:p>1005-01-567-9250</text:p>
          </table:table-cell>
          <table:table-cell office:value-type="string">
            <text:p>ADAPTER RAIL,WEAPON MOUNTED</text:p>
          </table:table-cell>
          <table:table-cell office:value-type="float" office:value="3">
            <text:p>3</text:p>
          </table:table-cell>
          <table:table-cell office:value-type="string">
            <text:p>Each</text:p>
          </table:table-cell>
          <table:table-cell table:style-name="ce1" office:value-type="date" office:date-value="2013-08-21">
            <text:p>8/21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SPRINGFIELD POLICE DEPT</text:p>
          </table:table-cell>
          <table:table-cell office:value-type="string">
            <text:p>1240-01-123-4729</text:p>
          </table:table-cell>
          <table:table-cell office:value-type="string">
            <text:p>RING,TELESCOPE,UPPER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table:style-name="ce1" office:value-type="date" office:date-value="2013-02-28">
            <text:p>2/28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SPRINGFIELD POLICE DEPT</text:p>
          </table:table-cell>
          <table:table-cell office:value-type="string">
            <text:p>4240-01-554-5699</text:p>
          </table:table-cell>
          <table:table-cell office:value-type="string">
            <text:p>GOGGLES,BALLISTIC</text:p>
          </table:table-cell>
          <table:table-cell office:value-type="float" office:value="15">
            <text:p>15</text:p>
          </table:table-cell>
          <table:table-cell office:value-type="string">
            <text:p>Kit</text:p>
          </table:table-cell>
          <table:table-cell table:style-name="ce1" office:value-type="date" office:date-value="2013-07-09">
            <text:p>7/9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SPRINGFIELD POLICE DEPT</text:p>
          </table:table-cell>
          <table:table-cell office:value-type="string">
            <text:p>5825-01-374-6643</text:p>
          </table:table-cell>
          <table:table-cell office:value-type="string">
            <text:p>NAVIGATION SET,SATELLITE SIGNALS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table:style-name="ce1" office:value-type="date" office:date-value="2012-11-29">
            <text:p>11/29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SPRINGFIELD POLICE DEPT</text:p>
          </table:table-cell>
          <table:table-cell office:value-type="string">
            <text:p>5825-01-475-2378</text:p>
          </table:table-cell>
          <table:table-cell office:value-type="string">
            <text:p>NAVIGATION SET,SATELLITE SIGNALS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3-10-10">
            <text:p>10/10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SPRINGFIELD POLICE DEPT</text:p>
          </table:table-cell>
          <table:table-cell office:value-type="string">
            <text:p>5825-01-500-6082</text:p>
          </table:table-cell>
          <table:table-cell office:value-type="string">
            <text:p>GLOBAL POSITIONING SYSTEM RECEIVE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2-11-02">
            <text:p>11/2/2012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SPRINGFIELD POLICE DEPT</text:p>
          </table:table-cell>
          <table:table-cell office:value-type="string">
            <text:p>5855-01-380-9950</text:p>
          </table:table-cell>
          <table:table-cell office:value-type="string">
            <text:p>MOUNT,VIEWER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table:style-name="ce1" office:value-type="date" office:date-value="2013-07-25">
            <text:p>7/25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SPRINGFIELD POLICE DEPT</text:p>
          </table:table-cell>
          <table:table-cell office:value-type="string">
            <text:p>5855-01-523-8363</text:p>
          </table:table-cell>
          <table:table-cell office:value-type="string">
            <text:p>MOUNT,NVG,1 HOLE</text:p>
          </table:table-cell>
          <table:table-cell office:value-type="float" office:value="16">
            <text:p>16</text:p>
          </table:table-cell>
          <table:table-cell office:value-type="string">
            <text:p>Each</text:p>
          </table:table-cell>
          <table:table-cell table:style-name="ce1" office:value-type="date" office:date-value="2013-09-24">
            <text:p>9/24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SPRINGFIELD POLICE DEPT</text:p>
          </table:table-cell>
          <table:table-cell office:value-type="string">
            <text:p>5855-01-526-4180</text:p>
          </table:table-cell>
          <table:table-cell office:value-type="string">
            <text:p>ADAPTER,GOGGLES,NIGHT VISION</text:p>
          </table:table-cell>
          <table:table-cell office:value-type="float" office:value="2">
            <text:p>2</text:p>
          </table:table-cell>
          <table:table-cell office:value-type="string">
            <text:p>Each</text:p>
          </table:table-cell>
          <table:table-cell table:style-name="ce1" office:value-type="date" office:date-value="2014-03-13">
            <text:p>3/13/2014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SPRINGFIELD POLICE DEPT</text:p>
          </table:table-cell>
          <table:table-cell office:value-type="string">
            <text:p>6230-01-411-8535</text:p>
          </table:table-cell>
          <table:table-cell office:value-type="string">
            <text:p>LIGHT,MARKER,DISTRESS</text:p>
          </table:table-cell>
          <table:table-cell office:value-type="float" office:value="10">
            <text:p>10</text:p>
          </table:table-cell>
          <table:table-cell office:value-type="string">
            <text:p>Each</text:p>
          </table:table-cell>
          <table:table-cell table:style-name="ce1" office:value-type="date" office:date-value="2013-10-29">
            <text:p>10/29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SPRINGFIELD POLICE DEPT</text:p>
          </table:table-cell>
          <table:table-cell office:value-type="string">
            <text:p>6230-01-411-8535</text:p>
          </table:table-cell>
          <table:table-cell office:value-type="string">
            <text:p>LIGHT,MARKER,DISTRESS</text:p>
          </table:table-cell>
          <table:table-cell office:value-type="float" office:value="5">
            <text:p>5</text:p>
          </table:table-cell>
          <table:table-cell office:value-type="string">
            <text:p>Each</text:p>
          </table:table-cell>
          <table:table-cell table:style-name="ce1" office:value-type="date" office:date-value="2013-10-29">
            <text:p>10/29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SPRINGFIELD POLICE DEPT</text:p>
          </table:table-cell>
          <table:table-cell office:value-type="string">
            <text:p>6230-01-522-6602</text:p>
          </table:table-cell>
          <table:table-cell office:value-type="string">
            <text:p>FLASHLIGHT</text:p>
          </table:table-cell>
          <table:table-cell office:value-type="float" office:value="5">
            <text:p>5</text:p>
          </table:table-cell>
          <table:table-cell office:value-type="string">
            <text:p>Each</text:p>
          </table:table-cell>
          <table:table-cell table:style-name="ce1" office:value-type="date" office:date-value="2013-10-29">
            <text:p>10/29/2013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WHEELER CTY SHERIFF DEPT</text:p>
          </table:table-cell>
          <table:table-cell office:value-type="string">
            <text:p>8465-01-398-0685</text:p>
          </table:table-cell>
          <table:table-cell office:value-type="string">
            <text:p>SLEEPING BAG</text:p>
          </table:table-cell>
          <table:table-cell office:value-type="float" office:value="7">
            <text:p>7</text:p>
          </table:table-cell>
          <table:table-cell office:value-type="string">
            <text:p>Each</text:p>
          </table:table-cell>
          <table:table-cell table:style-name="ce1" office:value-type="date" office:date-value="2014-07-14">
            <text:p>7/14/2014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YAMHILL CTY SHERIFF DEPT</text:p>
          </table:table-cell>
          <table:table-cell office:value-type="string">
            <text:p>2510-01-254-1500</text:p>
          </table:table-cell>
          <table:table-cell office:value-type="string">
            <text:p>DOOR,VEHICULAR</text:p>
          </table:table-cell>
          <table:table-cell office:value-type="float" office:value="1">
            <text:p>1</text:p>
          </table:table-cell>
          <table:table-cell office:value-type="string">
            <text:p>Each</text:p>
          </table:table-cell>
          <table:table-cell table:style-name="ce1" office:value-type="date" office:date-value="2011-09-20">
            <text:p>9/20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YAMHILL CTY SHERIFF DEPT</text:p>
          </table:table-cell>
          <table:table-cell office:value-type="string">
            <text:p>2510-01-257-3903</text:p>
          </table:table-cell>
          <table:table-cell office:value-type="string">
            <text:p>DOOR,VEHICULAR</text:p>
          </table:table-cell>
          <table:table-cell office:value-type="float" office:value="1">
            <text:p>1</text:p>
          </table:table-cell>
          <table:table-cell office:value-type="string">
            <text:p>Assembly</text:p>
          </table:table-cell>
          <table:table-cell table:style-name="ce1" office:value-type="date" office:date-value="2011-09-20">
            <text:p>9/20/2011 0:00</text:p>
          </table:table-cell>
          <table:table-cell table:number-columns-repeated="1017"/>
        </table:table-row>
        <table:table-row table:style-name="ro1">
          <table:table-cell office:value-type="string">
            <text:p>OR</text:p>
          </table:table-cell>
          <table:table-cell office:value-type="string">
            <text:p>YAMHILL CTY SHERIFF DEPT</text:p>
          </table:table-cell>
          <table:table-cell office:value-type="string">
            <text:p>2510-01-257-3904</text:p>
          </table:table-cell>
          <table:table-cell office:value-type="string">
            <text:p>DOOR,VEHICULAR</text:p>
          </table:table-cell>
          <table:table-cell office:value-type="float" office:value="1">
            <text:p>1</text:p>
          </table:table-cell>
          <table:table-cell office:value-type="string">
            <text:p>Assembly</text:p>
          </table:table-cell>
          <table:table-cell table:style-name="ce1" office:value-type="date" office:date-value="2011-09-20">
            <text:p>9/20/2011 0:00</text:p>
          </table:table-cell>
          <table:table-cell table:number-columns-repeated="1017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4/07/2015</text:date>, <text:time>15:0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. Heasly</meta:initial-creator>
    <meta:creation-date>2015-04-07T15:06:06</meta:creation-date>
    <dc:date>2015-04-07T15:07:26</dc:date>
    <dc:creator>J. Heasly</dc:creator>
    <meta:editing-duration>PT1M22S</meta:editing-duration>
    <meta:editing-cycles>2</meta:editing-cycles>
    <meta:generator>OpenOffice/4.1.1$Unix OpenOffice.org_project/411m6$Build-9775</meta:generator>
    <meta:document-statistic meta:table-count="2" meta:cell-count="7378" meta:object-count="0"/>
  </office:meta>
</office:document-meta>
</file>